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808000" style:font-size-asian="10pt" style:font-size-complex="10pt"/>
    </style:style>
    <style:style style:name="P3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cc9900"/>
    </style:style>
    <style:style style:name="P4" style:family="paragraph" style:parent-style-name="Standard">
      <style:paragraph-properties fo:margin-left="0cm" fo:margin-right="0cm" fo:margin-top="0cm" fo:margin-bottom="0cm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.318cm" fo:margin-bottom="0.318cm" style:line-height-at-least="0.635cm" fo:text-align="justify" style:justify-single-word="false" fo:text-indent="0cm" style:auto-text-indent="false"/>
    </style:style>
    <style:style style:name="P6" style:family="paragraph" style:parent-style-name="Text_20_body">
      <style:paragraph-properties fo:margin-top="0cm" fo:margin-bottom="0cm"/>
    </style:style>
    <style:style style:name="P7" style:family="paragraph" style:parent-style-name="Text_20_body">
      <style:paragraph-properties fo:margin-left="0.794cm" fo:margin-right="0.794cm" fo:margin-top="0cm" fo:margin-bottom="0.423cm" fo:text-indent="0cm" style:auto-text-indent="false"/>
      <style:text-properties style:font-name="Georgia" fo:font-size="24pt" fo:font-weight="bold"/>
    </style:style>
    <style:style style:name="P8" style:family="paragraph" style:parent-style-name="Text_20_body">
      <style:paragraph-properties fo:margin-left="0.794cm" fo:margin-right="0.794cm" fo:margin-top="0cm" fo:margin-bottom="0.423cm" fo:text-indent="0cm" style:auto-text-indent="false" fo:background-color="#ffffff">
        <style:background-image/>
      </style:paragraph-properties>
      <style:text-properties style:font-name="Georgia" fo:font-size="24pt" fo:font-weight="bold"/>
    </style:style>
    <style:style style:name="P9" style:family="paragraph" style:parent-style-name="Heading_20_1">
      <style:paragraph-properties fo:margin-left="0.794cm" fo:margin-right="0.794cm" fo:margin-top="0cm" fo:margin-bottom="0.423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0" style:family="paragraph" style:parent-style-name="Text_20_body">
      <style:paragraph-properties fo:margin-left="0.794cm" fo:margin-right="0.794cm" fo:margin-top="0.37cm" fo:margin-bottom="0.37cm" fo:text-indent="0cm" style:auto-text-indent="false"/>
      <style:text-properties style:font-name="Georgia" fo:font-size="18pt" fo:font-weight="bold"/>
    </style:style>
    <style:style style:name="P11" style:family="paragraph" style:parent-style-name="Text_20_body">
      <style:paragraph-properties fo:margin-left="0.794cm" fo:margin-right="0.794cm" fo:margin-top="0.37cm" fo:margin-bottom="0.37cm" fo:text-indent="0cm" style:auto-text-indent="false" fo:background-color="#ffffff">
        <style:background-image/>
      </style:paragraph-properties>
      <style:text-properties style:font-name="Georgia" fo:font-size="18pt" fo:font-weight="bold"/>
    </style:style>
    <style:style style:name="P12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3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 fo:background-color="#66ff00"/>
    </style:style>
    <style:style style:name="P14" style:family="paragraph" style:parent-style-name="Text_20_body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5" style:family="paragraph" style:parent-style-name="Text_20_body">
      <style:paragraph-properties fo:margin-left="0.794cm" fo:margin-right="0cm" fo:margin-top="0cm" fo:margin-bottom="0cm" fo:text-indent="0cm" style:auto-text-indent="false" fo:padding="0cm" fo:border="none"/>
    </style:style>
    <style:style style:name="P16" style:family="paragraph" style:parent-style-name="Text_20_body">
      <style:paragraph-properties fo:margin-left="1.482cm" fo:margin-right="0cm" fo:text-indent="-0.635cm" style:auto-text-indent="false"/>
    </style:style>
    <style:style style:name="P17" style:family="paragraph" style:parent-style-name="Text_20_body">
      <style:paragraph-properties fo:margin-left="1.482cm" fo:margin-right="0cm" fo:text-indent="-0.635cm" style:auto-text-indent="false"/>
      <style:text-properties fo:background-color="#00cc00"/>
    </style:style>
    <style:style style:name="P18" style:family="paragraph" style:parent-style-name="Text_20_body">
      <style:paragraph-properties fo:margin-left="1.482cm" fo:margin-right="0cm" fo:text-indent="-0.635cm" style:auto-text-indent="false" fo:background-color="#ffffff">
        <style:background-image/>
      </style:paragraph-properties>
    </style:style>
    <style:style style:name="P19" style:family="paragraph" style:parent-style-name="Text_20_body">
      <style:paragraph-properties fo:margin-left="3.228cm" fo:margin-right="0cm" fo:margin-top="0cm" fo:margin-bottom="0cm" fo:text-indent="0cm" style:auto-text-indent="false" fo:padding="0cm" fo:border="none"/>
    </style:style>
    <style:style style:name="P20" style:family="paragraph" style:parent-style-name="Text_20_body">
      <style:paragraph-properties fo:margin-left="0.794cm" fo:margin-right="8.678cm" fo:margin-top="0cm" fo:margin-bottom="0.423cm" fo:text-indent="0cm" style:auto-text-indent="false"/>
      <style:text-properties style:font-name="inherit" fo:font-size="24pt" fo:font-weight="bold"/>
    </style:style>
    <style:style style:name="P21" style:family="paragraph" style:parent-style-name="Text_20_body">
      <style:paragraph-properties fo:margin-left="0.794cm" fo:margin-right="8.678cm" fo:margin-top="0.37cm" fo:margin-bottom="0.37cm" fo:text-indent="0cm" style:auto-text-indent="false"/>
      <style:text-properties fo:color="#000000" style:font-name="inherit" fo:font-size="18pt" fo:font-weight="bold"/>
    </style:style>
    <style:style style:name="P22" style:family="paragraph" style:parent-style-name="Text_20_body">
      <style:paragraph-properties fo:background-color="#ffffff">
        <style:background-image/>
      </style:paragraph-properties>
    </style:style>
    <style:style style:name="P23" style:family="paragraph" style:parent-style-name="Horizontal_20_Line">
      <style:paragraph-properties fo:margin-left="0cm" fo:margin-right="13.601cm" fo:margin-top="0.37cm" fo:margin-bottom="0.37cm" fo:text-indent="0cm" style:auto-text-indent="false" fo:padding="0cm" fo:border-left="none" fo:border-right="none" fo:border-top="none" fo:border-bottom="0.035cm solid #808080"/>
    </style:style>
    <style:style style:name="P24" style:family="paragraph" style:parent-style-name="Heading_20_1">
      <style:text-properties fo:font-variant="normal" fo:text-transform="none" style:font-name="Inconsolata" fo:font-style="normal" fo:font-weight="bold"/>
    </style:style>
    <style:style style:name="P25" style:family="paragraph" style:parent-style-name="Text_20_body">
      <style:paragraph-properties fo:margin-left="2.963cm" fo:margin-right="0cm" fo:margin-top="0cm" fo:margin-bottom="0cm" fo:text-indent="0cm" style:auto-text-indent="false" fo:padding="0cm" fo:border="none"/>
    </style:style>
    <style:style style:name="P26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7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8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29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cc9900"/>
    </style:style>
    <style:style style:name="P30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1" style:family="paragraph" style:parent-style-name="Heading_20_3" style:list-style-name="L5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2" style:family="paragraph" style:parent-style-name="Heading_20_3" style:list-style-name="L6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3" style:family="paragraph" style:parent-style-name="Heading_20_3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34" style:family="paragraph" style:parent-style-name="Heading_20_4">
      <style:text-properties fo:font-variant="normal" fo:text-transform="none" style:font-name="inherit1" fo:font-size="12pt" fo:font-style="normal" fo:font-weight="bold" fo:background-color="#66ff00"/>
    </style:style>
    <style:style style:name="P35" style:family="paragraph" style:parent-style-name="Preformatted_20_Text" style:list-style-name="L4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36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</style:style>
    <style:style style:name="P37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transparent"/>
    </style:style>
    <style:style style:name="P38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669900"/>
    </style:style>
    <style:style style:name="P39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ffffff"/>
    </style:style>
    <style:style style:name="P40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cc9900"/>
    </style:style>
    <style:style style:name="P41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P42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/>
    </style:style>
    <style:style style:name="P43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fo:color="#000000" style:font-name="inherit1" fo:font-size="12pt" fo:language="ru" fo:country="RU" fo:font-style="normal" fo:font-weight="normal"/>
    </style:style>
    <style:style style:name="P44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consolata" fo:font-size="12pt" fo:font-style="normal" fo:font-weight="normal"/>
    </style:style>
    <style:style style:name="P45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</style:style>
    <style:style style:name="P46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7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8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49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50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>
        <style:tab-stops>
          <style:tab-stop style:position="9.313cm"/>
        </style:tab-stops>
      </style:paragraph-properties>
      <style:text-properties fo:color="#000000" fo:background-color="#ffffff"/>
    </style:style>
    <style:style style:name="P51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52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</style:style>
    <style:style style:name="P53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54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</style:style>
    <style:style style:name="P55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>
        <style:tab-stops>
          <style:tab-stop style:position="9.313cm"/>
        </style:tab-stops>
      </style:paragraph-properties>
      <style:text-properties fo:color="#333333" fo:background-color="#ffffff"/>
    </style:style>
    <style:style style:name="P56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color="#333333"/>
    </style:style>
    <style:style style:name="P57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cc00" fo:padding="0cm" fo:border="none">
        <style:background-image/>
      </style:paragraph-properties>
    </style:style>
    <style:style style:name="P58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ff00" fo:padding="0cm" fo:border="none">
        <style:background-image/>
      </style:paragraph-properties>
    </style:style>
    <style:style style:name="P59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ffff00" fo:padding="0cm" fo:border="none">
        <style:background-image/>
      </style:paragraph-properties>
    </style:style>
    <style:style style:name="P60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cc9900" fo:padding="0cm" fo:border="none">
        <style:background-image/>
      </style:paragraph-properties>
    </style:style>
    <style:style style:name="P61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</style:style>
    <style:style style:name="P62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  <style:text-properties fo:language="ru" fo:country="RU"/>
    </style:style>
    <style:style style:name="P63" style:family="paragraph" style:parent-style-name="Text_20_body" style:list-style-name="L5">
      <style:paragraph-properties fo:margin-left="2.963cm" fo:margin-right="0cm" fo:margin-top="0cm" fo:margin-bottom="0cm" fo:text-indent="0cm" style:auto-text-indent="false" fo:background-color="#ffffff" fo:padding="0cm" fo:border="none">
        <style:background-image/>
      </style:paragraph-properties>
    </style:style>
    <style:style style:name="P64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</style:style>
    <style:style style:name="P65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/>
    </style:style>
    <style:style style:name="P66" style:family="paragraph" style:parent-style-name="Text_20_body" style:list-style-name="L3">
      <style:paragraph-properties fo:margin-left="0cm" fo:margin-right="0cm" fo:margin-top="0.159cm" fo:margin-bottom="0cm" fo:text-indent="0cm" style:auto-text-indent="false" fo:padding="0cm" fo:border="none"/>
    </style:style>
    <style:style style:name="P67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transparent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transparent"/>
    </style:style>
    <style:style style:name="P68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#ffffff"/>
    </style:style>
    <style:style style:name="P69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language="ru" fo:country="RU" fo:font-style="normal" fo:font-weight="bold" fo:background-color="#ffffff" style:font-weight-asian="bold" style:font-weight-complex="bold"/>
    </style:style>
    <style:style style:name="P70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background-color="#ffffff"/>
    </style:style>
    <style:style style:name="P71" style:family="paragraph" style:parent-style-name="Text_20_body" style:list-style-name="L7">
      <style:paragraph-properties fo:margin-left="0cm" fo:margin-right="0cm" fo:margin-top="0.212cm" fo:margin-bottom="0.212cm" fo:text-indent="0cm" style:auto-text-indent="false" fo:padding="0cm" fo:border="none"/>
      <style:text-properties fo:font-variant="normal" fo:text-transform="none" style:font-name="Inconsolata" fo:font-size="12pt" fo:font-style="normal" fo:font-weight="normal"/>
    </style:style>
    <style:style style:name="P72" style:family="paragraph" style:parent-style-name="Text_20_body" style:list-style-name="L6">
      <style:paragraph-properties fo:margin-left="0cm" fo:margin-right="0cm" fo:margin-top="0.212cm" fo:margin-bottom="0.212cm" fo:text-indent="0cm" style:auto-text-indent="false" fo:padding="0cm" fo:border="none"/>
      <style:text-properties fo:font-variant="normal" fo:text-transform="none" fo:color="#333333" style:font-name="Inconsolata" fo:font-size="12pt" fo:font-style="normal" fo:font-weight="normal"/>
    </style:style>
    <style:style style:name="P73" style:family="paragraph" style:parent-style-name="Text_20_body" style:list-style-name="L5">
      <style:paragraph-properties fo:margin-left="3.201cm" fo:margin-right="0cm" fo:margin-top="0cm" fo:margin-bottom="0cm" fo:text-indent="0cm" style:auto-text-indent="false" fo:padding="0cm" fo:border="none"/>
    </style:style>
    <style:style style:name="T1" style:family="text">
      <style:text-properties fo:font-variant="normal" fo:text-transform="none" style:font-name="Symbol" fo:font-size="10pt"/>
    </style:style>
    <style:style style:name="T2" style:family="text">
      <style:text-properties fo:font-variant="normal" fo:text-transform="none" style:font-name="Symbol" fo:font-size="10pt" fo:background-color="#d3d3d3"/>
    </style:style>
    <style:style style:name="T3" style:family="text">
      <style:text-properties fo:font-variant="normal" fo:text-transform="none" style:font-name="Symbol" fo:font-size="10pt" fo:background-color="#0000ff"/>
    </style:style>
    <style:style style:name="T4" style:family="text">
      <style:text-properties fo:font-variant="normal" fo:text-transform="none" style:font-name="Symbol" fo:font-size="10pt" fo:background-color="#ff00ff"/>
    </style:style>
    <style:style style:name="T5" style:family="text">
      <style:text-properties fo:font-variant="normal" fo:text-transform="none" style:font-name="Symbol" fo:font-size="10pt" fo:background-color="#00ff00"/>
    </style:style>
    <style:style style:name="T6" style:family="text">
      <style:text-properties fo:font-variant="normal" fo:text-transform="none" style:font-name="Symbol" fo:font-size="10pt" fo:background-color="#808000"/>
    </style:style>
    <style:style style:name="T7" style:family="text">
      <style:text-properties fo:font-variant="normal" fo:text-transform="none" style:font-name="Symbol" fo:font-size="10pt" fo:language="ru" fo:country="RU"/>
    </style:style>
    <style:style style:name="T8" style:family="text">
      <style:text-properties fo:font-variant="normal" fo:text-transform="none" style:font-name="Courier New1" fo:font-size="10pt" fo:background-color="#00ff00"/>
    </style:style>
    <style:style style:name="T9" style:family="text">
      <style:text-properties fo:font-variant="normal" fo:text-transform="none" style:font-name="Courier New1" fo:font-size="10pt" fo:background-color="#ffff00"/>
    </style:style>
    <style:style style:name="T10" style:family="text">
      <style:text-properties fo:font-variant="normal" fo:text-transform="none" style:font-name="Courier New1" fo:font-size="10pt" fo:background-color="#0000ff"/>
    </style:style>
    <style:style style:name="T11" style:family="text">
      <style:text-properties fo:font-variant="normal" fo:text-transform="none" style:font-name="Courier New1" fo:font-size="10pt" fo:background-color="#d3d3d3"/>
    </style:style>
    <style:style style:name="T12" style:family="text">
      <style:text-properties fo:font-variant="normal" fo:text-transform="none" style:font-name="Courier New1" fo:font-size="10pt" fo:background-color="#808000"/>
    </style:style>
    <style:style style:name="T13" style:family="text">
      <style:text-properties fo:font-variant="normal" fo:text-transform="none" style:font-name="Courier New1" fo:font-size="10pt" fo:background-color="#ff00ff"/>
    </style:style>
    <style:style style:name="T14" style:family="text">
      <style:text-properties fo:font-variant="normal" fo:text-transform="none" style:font-name="Courier New1" fo:font-size="10pt" fo:language="en" fo:country="US" fo:background-color="#ff00ff"/>
    </style:style>
    <style:style style:name="T15" style:family="text">
      <style:text-properties fo:font-variant="normal" fo:text-transform="none" style:font-name="Courier New1" fo:font-size="10pt" fo:background-color="#00cc00"/>
    </style:style>
    <style:style style:name="T16" style:family="text">
      <style:text-properties fo:font-variant="normal" fo:text-transform="none" style:font-name="Courier New1" fo:font-size="10pt" fo:background-color="#ffd320"/>
    </style:style>
    <style:style style:name="T17" style:family="text">
      <style:text-properties fo:font-variant="normal" fo:text-transform="none" style:font-name="Courier New1" fo:font-size="10pt" fo:background-color="#00cc33"/>
    </style:style>
    <style:style style:name="T18" style:family="text">
      <style:text-properties fo:font-variant="normal" fo:text-transform="none" style:font-name="Courier New1" fo:font-size="10pt" fo:background-color="#66ff00"/>
    </style:style>
    <style:style style:name="T19" style:family="text">
      <style:text-properties fo:font-variant="normal" fo:text-transform="none" style:text-line-through-style="none" style:font-name="inherit" fo:font-size="10pt" fo:language="ru" fo:country="RU" style:text-underline-style="none" style:text-blinking="false"/>
    </style:style>
    <style:style style:name="T20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dddddd" style:font-size-asian="10pt" style:font-size-complex="10pt"/>
    </style:style>
    <style:style style:name="T21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ffff00" style:font-size-asian="10pt" style:font-size-complex="10pt"/>
    </style:style>
    <style:style style:name="T22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66ff00" style:font-size-asian="10pt" style:font-size-complex="10pt"/>
    </style:style>
    <style:style style:name="T23" style:family="text">
      <style:text-properties fo:font-variant="normal" fo:text-transform="none" style:text-line-through-style="none" style:font-name="inherit" fo:font-size="10pt" style:text-underline-style="none" style:text-blinking="false" fo:background-color="#66ff00" style:font-size-asian="10pt" style:font-size-complex="10pt"/>
    </style:style>
    <style:style style:name="T24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dddddd" style:font-size-asian="10pt" style:font-size-complex="10pt"/>
    </style:style>
    <style:style style:name="T25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ffff00" style:font-size-asian="10pt" style:font-size-complex="10pt"/>
    </style:style>
    <style:style style:name="T26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/>
    </style:style>
    <style:style style:name="T27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 style:font-size-asian="10pt" style:font-size-complex="10pt"/>
    </style:style>
    <style:style style:name="T28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dddddd" style:font-size-asian="10pt" style:font-size-complex="10pt"/>
    </style:style>
    <style:style style:name="T29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ffff00" style:font-size-asian="10pt" style:font-size-complex="10pt"/>
    </style:style>
    <style:style style:name="T30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66ff00" style:font-size-asian="10pt" style:font-size-complex="10pt"/>
    </style:style>
    <style:style style:name="T31" style:family="text">
      <style:text-properties fo:font-variant="normal" fo:text-transform="none" style:text-line-through-style="none" style:font-name="Inconsolata" fo:font-size="10pt" fo:font-style="italic" style:text-underline-style="none" fo:font-weight="normal" style:text-blinking="false" fo:background-color="#66ff00" style:font-size-asian="10pt" style:font-size-complex="10pt"/>
    </style:style>
    <style:style style:name="T32" style:family="text">
      <style:text-properties fo:font-variant="normal" fo:text-transform="none" fo:color="#f9d275" style:text-line-through-style="none" style:font-name="Inconsolata" fo:font-size="10pt" fo:letter-spacing="normal" fo:language="ru" fo:country="RU" fo:font-style="italic" style:text-underline-style="none" fo:font-weight="bold" style:text-blinking="false" fo:background-color="#66ff00" style:font-size-asian="10pt" style:font-size-complex="10pt"/>
    </style:style>
    <style:style style:name="T33" style:family="text">
      <style:text-properties fo:font-variant="normal" fo:text-transform="none" style:font-name="inherit1" fo:font-size="12pt" fo:font-style="normal" fo:font-weight="normal"/>
    </style:style>
    <style:style style:name="T34" style:family="text">
      <style:text-properties fo:font-variant="normal" fo:text-transform="none" style:font-name="inherit1" fo:font-size="12pt" fo:font-style="normal" fo:font-weight="normal" fo:background-color="#66ff00"/>
    </style:style>
    <style:style style:name="T35" style:family="text">
      <style:text-properties fo:font-variant="normal" fo:text-transform="none" style:font-name="inherit1" fo:font-size="12pt" fo:font-style="normal" fo:font-weight="normal" fo:background-color="#ff00cc"/>
    </style:style>
    <style:style style:name="T36" style:family="text">
      <style:text-properties fo:font-variant="normal" fo:text-transform="none" style:font-name="inherit1" fo:font-size="12pt" fo:font-style="normal" fo:font-weight="normal" fo:background-color="transparent"/>
    </style:style>
    <style:style style:name="T37" style:family="text">
      <style:text-properties fo:font-variant="normal" fo:text-transform="none" style:font-name="inherit1" fo:font-size="12pt" fo:font-style="normal" fo:font-weight="normal" fo:background-color="#66ff66"/>
    </style:style>
    <style:style style:name="T38" style:family="text">
      <style:text-properties fo:font-variant="normal" fo:text-transform="none" style:font-name="inherit1" fo:font-size="12pt" fo:font-style="normal" fo:font-weight="normal" fo:background-color="#ff33ff"/>
    </style:style>
    <style:style style:name="T39" style:family="text">
      <style:text-properties fo:font-variant="normal" fo:text-transform="none" style:font-name="inherit1" fo:font-size="12pt" fo:font-style="normal" fo:font-weight="normal" fo:background-color="#669900"/>
    </style:style>
    <style:style style:name="T40" style:family="text">
      <style:text-properties fo:font-variant="normal" fo:text-transform="none" style:font-name="inherit1" fo:font-size="12pt" fo:font-style="normal" fo:font-weight="normal" fo:background-color="#cc9900"/>
    </style:style>
    <style:style style:name="T41" style:family="text">
      <style:text-properties fo:font-variant="normal" fo:text-transform="none" style:font-name="inherit1" fo:font-size="12pt" fo:font-style="normal" fo:font-weight="normal" fo:background-color="#00cc00"/>
    </style:style>
    <style:style style:name="T42" style:family="text">
      <style:text-properties fo:font-variant="normal" fo:text-transform="none" style:font-name="inherit1" fo:font-size="12pt" fo:font-style="normal" fo:font-weight="normal" fo:background-color="#00cc33"/>
    </style:style>
    <style:style style:name="T43" style:family="text">
      <style:text-properties fo:font-variant="normal" fo:text-transform="none" style:font-name="inherit1" fo:font-size="12pt" fo:language="en" fo:country="US" fo:font-style="normal" fo:font-weight="normal"/>
    </style:style>
    <style:style style:name="T44" style:family="text">
      <style:text-properties fo:font-variant="normal" fo:text-transform="none" style:font-name="inherit1" fo:font-size="12pt" fo:language="en" fo:country="US" fo:font-style="normal" fo:font-weight="normal" fo:background-color="transparent"/>
    </style:style>
    <style:style style:name="T45" style:family="text">
      <style:text-properties fo:font-variant="normal" fo:text-transform="none" style:font-name="inherit1" fo:font-size="12pt" fo:language="en" fo:country="US" fo:font-style="normal" fo:font-weight="normal" fo:background-color="#669900"/>
    </style:style>
    <style:style style:name="T46" style:family="text">
      <style:text-properties fo:font-variant="normal" fo:text-transform="none" style:font-name="inherit1" fo:font-size="12pt" fo:language="ru" fo:country="RU" fo:font-style="normal" fo:font-weight="normal"/>
    </style:style>
    <style:style style:name="T47" style:family="text">
      <style:text-properties fo:font-variant="normal" fo:text-transform="none" style:font-name="inherit1" fo:font-size="12pt" fo:language="ru" fo:country="RU" fo:font-style="normal" fo:font-weight="normal" fo:background-color="transparent"/>
    </style:style>
    <style:style style:name="T48" style:family="text">
      <style:text-properties fo:font-variant="normal" fo:text-transform="none" style:font-name="inherit1" fo:font-size="12pt" fo:language="ru" fo:country="RU" fo:font-style="normal" fo:font-weight="normal" fo:background-color="#669900"/>
    </style:style>
    <style:style style:name="T49" style:family="text"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T50" style:family="text">
      <style:text-properties fo:font-variant="normal" fo:text-transform="none" style:font-name="inherit1" fo:font-size="12pt" fo:letter-spacing="normal" fo:font-style="normal" fo:font-weight="normal"/>
    </style:style>
    <style:style style:name="T51" style:family="text">
      <style:text-properties fo:font-variant="normal" fo:text-transform="none" style:font-name="inherit1" fo:font-size="12pt" fo:letter-spacing="normal" fo:language="ru" fo:country="RU" fo:font-style="normal" fo:font-weight="normal"/>
    </style:style>
    <style:style style:name="T52" style:family="text">
      <style:text-properties fo:font-variant="normal" fo:text-transform="none" fo:color="#000000" style:font-name="inherit1" fo:font-size="12pt" fo:letter-spacing="normal" fo:font-style="normal" fo:font-weight="normal"/>
    </style:style>
    <style:style style:name="T53" style:family="text">
      <style:text-properties fo:font-variant="normal" fo:text-transform="none" fo:color="#000000" style:font-name="inherit1" fo:font-size="12pt" fo:letter-spacing="normal" fo:language="en" fo:country="US" fo:font-style="normal" fo:font-weight="normal"/>
    </style:style>
    <style:style style:name="T54" style:family="text">
      <style:text-properties fo:font-variant="normal" fo:text-transform="none" fo:color="#000000" style:font-name="inherit1" fo:font-size="12pt" fo:letter-spacing="normal" fo:language="ru" fo:country="RU" fo:font-style="normal" fo:font-weight="normal"/>
    </style:style>
    <style:style style:name="T55" style:family="text">
      <style:text-properties fo:font-variant="normal" fo:text-transform="none" fo:color="#000000" style:font-name="inherit1" fo:font-size="12pt" fo:font-style="normal" fo:font-weight="normal"/>
    </style:style>
    <style:style style:name="T56" style:family="text">
      <style:text-properties fo:font-variant="normal" fo:text-transform="none" fo:color="#000000" style:font-name="inherit1" fo:font-size="12pt" fo:language="en" fo:country="US" fo:font-style="normal" fo:font-weight="normal"/>
    </style:style>
    <style:style style:name="T57" style:family="text">
      <style:text-properties fo:font-variant="normal" fo:text-transform="none" fo:color="#000000" style:font-name="inherit1" fo:font-size="12pt" fo:language="ru" fo:country="RU" fo:font-style="normal" fo:font-weight="normal"/>
    </style:style>
    <style:style style:name="T58" style:family="text">
      <style:text-properties fo:font-variant="normal" fo:text-transform="none" fo:color="#000000" style:font-name="inherit1" fo:font-size="12pt" fo:language="ru" fo:country="RU" fo:font-style="normal" fo:font-weight="normal" style:font-name-asian="Consolas" style:font-size-asian="9.5pt" style:font-name-complex="Consolas" style:font-size-complex="9.5pt"/>
    </style:style>
    <style:style style:name="T59" style:family="text">
      <style:text-properties fo:font-variant="normal" fo:text-transform="none" fo:color="#000000" style:font-name="Inconsolata" fo:font-size="12pt" fo:letter-spacing="normal" fo:font-style="normal" fo:font-weight="normal"/>
    </style:style>
    <style:style style:name="T60" style:family="text">
      <style:text-properties fo:font-variant="normal" fo:text-transform="none" fo:color="#000000" style:font-name="Inconsolata" fo:font-size="12pt" fo:letter-spacing="normal" fo:font-style="normal" fo:font-weight="bold"/>
    </style:style>
    <style:style style:name="T61" style:family="text">
      <style:text-properties fo:font-variant="normal" fo:text-transform="none" fo:color="#000000" style:font-name="Inconsolata" fo:font-size="12pt" fo:letter-spacing="normal" fo:language="ru" fo:country="RU" fo:font-style="normal" fo:font-weight="normal"/>
    </style:style>
    <style:style style:name="T62" style:family="text">
      <style:text-properties fo:font-variant="normal" fo:text-transform="none" fo:color="#000000" style:font-name="Inconsolata" fo:font-size="12pt" fo:letter-spacing="normal" fo:language="ru" fo:country="RU" fo:font-weight="normal"/>
    </style:style>
    <style:style style:name="T63" style:family="text">
      <style:text-properties fo:font-variant="normal" fo:text-transform="none" fo:color="#000000" style:font-name="Inconsolata" fo:font-size="12pt" fo:letter-spacing="normal" fo:language="en" fo:country="US" fo:font-style="normal" fo:font-weight="normal"/>
    </style:style>
    <style:style style:name="T64" style:family="text">
      <style:text-properties fo:font-variant="normal" fo:text-transform="none" fo:color="#000000" style:font-name="Inconsolata" fo:font-size="12pt" fo:font-style="normal" fo:font-weight="normal"/>
    </style:style>
    <style:style style:name="T65" style:family="text">
      <style:text-properties fo:font-variant="normal" fo:text-transform="none" fo:color="#0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66" style:family="text">
      <style:text-properties fo:font-variant="normal" fo:text-transform="none" fo:color="#000000" style:font-name="Consolas" fo:font-size="9.5pt" fo:language="en" fo:country="US" fo:font-style="normal" fo:font-weight="normal" style:font-name-asian="Consolas" style:font-size-asian="9.5pt" style:font-name-complex="Consolas" style:font-size-complex="9.5pt"/>
    </style:style>
    <style:style style:name="T67" style:family="text">
      <style:text-properties fo:font-variant="normal" fo:text-transform="none" fo:color="#000000" style:font-name="Consolas" fo:font-size="9.5pt" fo:language="ru" fo:country="RU" fo:font-style="normal" fo:font-weight="normal" style:font-name-asian="Consolas" style:font-size-asian="9.5pt" style:font-name-complex="Consolas" style:font-size-complex="9.5pt"/>
    </style:style>
    <style:style style:name="T68" style:family="text">
      <style:text-properties fo:font-variant="normal" fo:text-transform="none" style:font-name="Inconsolata" fo:font-size="12pt" fo:letter-spacing="normal" fo:font-style="normal" fo:font-weight="normal"/>
    </style:style>
    <style:style style:name="T69" style:family="text">
      <style:text-properties fo:font-variant="normal" fo:text-transform="none" style:font-name="Inconsolata" fo:font-size="12pt" fo:letter-spacing="normal" fo:language="en" fo:country="US" fo:font-style="normal" fo:font-weight="normal"/>
    </style:style>
    <style:style style:name="T70" style:family="text">
      <style:text-properties fo:font-variant="normal" fo:text-transform="none" style:font-name="Inconsolata" fo:font-size="12pt" fo:letter-spacing="normal" fo:language="ru" fo:country="RU" fo:font-style="normal" fo:font-weight="normal"/>
    </style:style>
    <style:style style:name="T71" style:family="text">
      <style:text-properties fo:font-variant="normal" fo:text-transform="none" fo:color="#dddddd" style:font-name="Inconsolata" fo:font-size="12pt" fo:letter-spacing="normal" fo:font-style="normal" fo:font-weight="normal"/>
    </style:style>
    <style:style style:name="T72" style:family="text">
      <style:text-properties fo:font-variant="normal" fo:text-transform="none" fo:color="#8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73" style:family="text">
      <style:text-properties fo:font-variant="normal" fo:text-transform="none" fo:color="#818e96" style:font-name="Inconsolata" fo:font-size="12pt" fo:letter-spacing="normal" fo:font-style="italic" fo:font-weight="normal"/>
    </style:style>
    <style:style style:name="T74" style:family="text">
      <style:text-properties fo:font-variant="normal" fo:text-transform="none" fo:color="#818e96" style:font-name="Inconsolata" fo:font-size="12pt" fo:letter-spacing="normal" fo:language="ru" fo:country="RU" fo:font-style="italic" fo:font-weight="normal"/>
    </style:style>
    <style:style style:name="T75" style:family="text">
      <style:text-properties fo:font-variant="normal" fo:text-transform="none" fo:color="#333333" style:font-name="Inconsolata" fo:font-size="12pt" fo:letter-spacing="normal" fo:font-style="normal" fo:font-weight="normal"/>
    </style:style>
    <style:style style:name="T76" style:family="text">
      <style:text-properties style:font-name="Symbol" fo:font-size="10pt"/>
    </style:style>
    <style:style style:name="T77" style:family="text">
      <style:text-properties style:font-name="Symbol" fo:font-size="10pt" fo:background-color="#d3d3d3"/>
    </style:style>
    <style:style style:name="T78" style:family="text">
      <style:text-properties style:font-name="Symbol" fo:font-size="10pt" fo:background-color="#0000ff"/>
    </style:style>
    <style:style style:name="T79" style:family="text">
      <style:text-properties style:font-name="Symbol" fo:font-size="10pt" fo:background-color="#ff00ff"/>
    </style:style>
    <style:style style:name="T80" style:family="text">
      <style:text-properties style:font-name="Symbol" fo:font-size="10pt" fo:background-color="#00ff00"/>
    </style:style>
    <style:style style:name="T81" style:family="text">
      <style:text-properties style:font-name="Symbol" fo:font-size="10pt" fo:background-color="#808000"/>
    </style:style>
    <style:style style:name="T82" style:family="text">
      <style:text-properties style:text-line-through-style="none" style:font-name="inherit" fo:font-size="10pt" style:text-underline-style="none" style:text-blinking="false"/>
    </style:style>
    <style:style style:name="T83" style:family="text">
      <style:text-properties style:text-line-through-style="none" style:font-name="inherit" fo:font-size="10pt" style:text-underline-style="none" style:text-blinking="false" fo:background-color="#00ff00"/>
    </style:style>
    <style:style style:name="T84" style:family="text">
      <style:text-properties style:text-line-through-style="none" style:font-name="inherit" fo:font-size="10pt" style:text-underline-style="none" style:text-blinking="false" fo:background-color="#ffff00"/>
    </style:style>
    <style:style style:name="T85" style:family="text">
      <style:text-properties style:text-line-through-style="none" style:font-name="inherit" fo:font-size="10pt" style:text-underline-style="none" style:text-blinking="false" fo:background-color="#0000ff"/>
    </style:style>
    <style:style style:name="T86" style:family="text">
      <style:text-properties style:text-line-through-style="none" style:font-name="inherit" fo:font-size="10pt" style:text-underline-style="none" style:text-blinking="false" fo:background-color="#d3d3d3"/>
    </style:style>
    <style:style style:name="T87" style:family="text">
      <style:text-properties style:text-line-through-style="none" style:font-name="inherit" fo:font-size="10pt" style:text-underline-style="none" style:text-blinking="false" fo:background-color="#808000"/>
    </style:style>
    <style:style style:name="T88" style:family="text">
      <style:text-properties style:font-name="inherit" fo:font-size="10pt" fo:background-color="#00ff00"/>
    </style:style>
    <style:style style:name="T89" style:family="text">
      <style:text-properties style:font-name="inherit" fo:font-size="10pt" fo:background-color="#808000"/>
    </style:style>
    <style:style style:name="T90" style:family="text">
      <style:text-properties style:font-name="inherit" fo:font-size="11.5pt"/>
    </style:style>
    <style:style style:name="T91" style:family="text">
      <style:text-properties style:font-name="inherit" fo:font-size="11.5pt" fo:background-color="#00ff00"/>
    </style:style>
    <style:style style:name="T92" style:family="text">
      <style:text-properties style:font-name="inherit" fo:font-size="11.5pt" fo:background-color="#0000ff"/>
    </style:style>
    <style:style style:name="T93" style:family="text">
      <style:text-properties style:font-name="inherit" fo:font-size="11.5pt" fo:background-color="#ff00ff"/>
    </style:style>
    <style:style style:name="T94" style:family="text">
      <style:text-properties style:font-name="inherit" fo:font-size="11.5pt" fo:language="en" fo:country="US" fo:background-color="#ff00ff"/>
    </style:style>
    <style:style style:name="T95" style:family="text">
      <style:text-properties style:font-name="inherit" fo:font-size="11.5pt" fo:background-color="#808000"/>
    </style:style>
    <style:style style:name="T96" style:family="text">
      <style:text-properties style:font-name="inherit" fo:font-size="11.5pt" fo:background-color="#00cc00"/>
    </style:style>
    <style:style style:name="T97" style:family="text">
      <style:text-properties style:font-name="inherit" fo:font-size="11.5pt" fo:background-color="#ffd320"/>
    </style:style>
    <style:style style:name="T98" style:family="text">
      <style:text-properties style:font-name="inherit" fo:font-size="11.5pt" fo:background-color="#00cc33"/>
    </style:style>
    <style:style style:name="T99" style:family="text">
      <style:text-properties style:font-name="inherit" fo:font-size="15pt" fo:font-weight="bold"/>
    </style:style>
    <style:style style:name="T100" style:family="text">
      <style:text-properties style:font-name="inherit" fo:font-size="15pt" fo:font-weight="bold" fo:background-color="#0000ff"/>
    </style:style>
    <style:style style:name="T101" style:family="text">
      <style:text-properties style:font-name="inherit" fo:font-size="15pt" fo:font-weight="bold" fo:background-color="#ff00ff"/>
    </style:style>
    <style:style style:name="T102" style:family="text">
      <style:text-properties style:font-name="inherit" fo:font-size="15pt" fo:font-weight="bold" fo:background-color="#00ff00"/>
    </style:style>
    <style:style style:name="T103" style:family="text">
      <style:text-properties style:font-name="inherit" fo:font-size="15pt" fo:font-weight="bold" fo:background-color="#808000"/>
    </style:style>
    <style:style style:name="T104" style:family="text">
      <style:text-properties style:font-name="Courier New1" fo:font-size="10pt" fo:background-color="#00ff00"/>
    </style:style>
    <style:style style:name="T105" style:family="text">
      <style:text-properties style:font-name="Courier New1" fo:font-size="10pt" fo:background-color="#ffff00"/>
    </style:style>
    <style:style style:name="T106" style:family="text">
      <style:text-properties style:font-name="Courier New1" fo:font-size="10pt" fo:background-color="#0000ff"/>
    </style:style>
    <style:style style:name="T107" style:family="text">
      <style:text-properties style:font-name="Courier New1" fo:font-size="10pt" fo:background-color="#d3d3d3"/>
    </style:style>
    <style:style style:name="T108" style:family="text">
      <style:text-properties style:font-name="Courier New1" fo:font-size="10pt" fo:background-color="#808000"/>
    </style:style>
    <style:style style:name="T109" style:family="text">
      <style:text-properties style:font-name="Courier New1" fo:font-size="10pt" fo:background-color="#ff00ff"/>
    </style:style>
    <style:style style:name="T110" style:family="text">
      <style:text-properties style:font-name="Courier New1" fo:font-size="10pt" fo:language="en" fo:country="US" fo:background-color="#ff00ff"/>
    </style:style>
    <style:style style:name="T111" style:family="text">
      <style:text-properties style:font-name="Courier New1" fo:font-size="10pt" fo:background-color="#00cc00"/>
    </style:style>
    <style:style style:name="T112" style:family="text">
      <style:text-properties style:font-name="Courier New1" fo:font-size="10pt" fo:background-color="#ffd320"/>
    </style:style>
    <style:style style:name="T113" style:family="text">
      <style:text-properties style:font-name="Courier New1" fo:font-size="10pt" fo:background-color="#00cc33"/>
    </style:style>
    <style:style style:name="T114" style:family="text">
      <style:text-properties style:font-name="Courier New1" fo:font-size="10pt" fo:background-color="#66ff00"/>
    </style:style>
    <style:style style:name="T115" style:family="text">
      <style:text-properties fo:background-color="#00ff00"/>
    </style:style>
    <style:style style:name="T116" style:family="text">
      <style:text-properties fo:background-color="#ffff00"/>
    </style:style>
    <style:style style:name="T117" style:family="text">
      <style:text-properties fo:background-color="#0000ff"/>
    </style:style>
    <style:style style:name="T118" style:family="text">
      <style:text-properties fo:background-color="#d3d3d3"/>
    </style:style>
    <style:style style:name="T119" style:family="text">
      <style:text-properties fo:background-color="#808000"/>
    </style:style>
    <style:style style:name="T120" style:family="text">
      <style:text-properties fo:background-color="#ff00ff"/>
    </style:style>
    <style:style style:name="T121" style:family="text">
      <style:text-properties style:font-name="Georgia" fo:font-size="11.5pt"/>
    </style:style>
    <style:style style:name="T122" style:family="text">
      <style:text-properties fo:background-color="#ffd320"/>
    </style:style>
    <style:style style:name="T123" style:family="text">
      <style:text-properties style:font-name="Inconsolata" fo:font-size="12pt" fo:font-style="italic" fo:font-weight="normal"/>
    </style:style>
    <style:style style:name="T124" style:family="text">
      <style:text-properties style:font-name="Inconsolata" fo:font-size="12pt" fo:font-style="italic" fo:font-weight="normal" fo:background-color="#66ff00"/>
    </style:style>
    <style:style style:name="T125" style:family="text">
      <style:text-properties style:font-name="Inconsolata" fo:font-size="12pt" fo:font-style="italic" fo:font-weight="normal" fo:background-color="#ffff00"/>
    </style:style>
    <style:style style:name="T126" style:family="text">
      <style:text-properties fo:background-color="#66ff00"/>
    </style:style>
    <style:style style:name="T127" style:family="text">
      <style:text-properties fo:language="en" fo:country="US"/>
    </style:style>
    <style:style style:name="T128" style:family="text">
      <style:text-properties fo:language="ru" fo:country="RU"/>
    </style:style>
    <style:style style:name="T129" style:family="text">
      <style:text-properties style:font-name="inherit1"/>
    </style:style>
    <style:style style:name="T130" style:family="text">
      <style:text-properties style:font-name="inherit1" fo:font-size="12pt" fo:font-weight="normal"/>
    </style:style>
    <style:style style:name="T131" style:family="text">
      <style:text-properties style:font-name="inherit1" fo:font-size="12pt" fo:language="en" fo:country="US" fo:font-weight="normal"/>
    </style:style>
    <style:style style:name="T132" style:family="text">
      <style:text-properties style:font-name="inherit1" fo:font-size="12pt" fo:language="ru" fo:country="RU" fo:font-weight="normal"/>
    </style:style>
    <style:style style:name="T133" style:family="text">
      <style:text-properties style:font-name="inherit1" fo:language="en" fo:country="US"/>
    </style:style>
    <style:style style:name="T134" style:family="text">
      <style:text-properties style:font-name="inherit1" fo:language="ru" fo:country="RU"/>
    </style:style>
    <style:style style:name="T135" style:family="text">
      <style:text-properties style:font-name="inherit1" fo:letter-spacing="normal"/>
    </style:style>
    <style:style style:name="T136" style:family="text">
      <style:text-properties fo:color="#333333" style:font-name="inherit1"/>
    </style:style>
    <style:style style:name="T137" style:family="text">
      <style:text-properties fo:color="#dddddd" fo:letter-spacing="normal"/>
    </style:style>
    <style:style style:name="T138" style:family="text">
      <style:text-properties fo:color="#dddddd" style:font-name="inherit1" fo:letter-spacing="normal"/>
    </style:style>
    <text:list-style style:name="L1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76">·</text:span><text:span text:style-name="T1">         </text:span><text:a xlink:type="simple" xlink:href="http://professorweb.ru/my/csharp/charp_theory/level1/infocsharp.php" text:style-name="Internet_20_link" text:visited-style-name="Visited_20_Internet_20_Link"><text:span text:style-name="T82">C# 5.0 и .NET 4.5</text:span></text:a></text:p>
      <text:p text:style-name="P1"><text:span text:style-name="T104">o</text:span><text:span text:style-name="T8">    </text:span><text:a xlink:type="simple" xlink:href="http://professorweb.ru/my/csharp/charp_theory/level1/index.php" text:style-name="Internet_20_link" text:visited-style-name="Visited_20_Internet_20_Link"><text:span text:style-name="T83">Руководство C# - Часть 1</text:span></text:a></text:p>
      <text:p text:style-name="P1"><text:span text:style-name="T104">o</text:span><text:span text:style-name="T8">    </text:span><text:a xlink:type="simple" xlink:href="http://professorweb.ru/my/csharp/charp_theory/level1/index1.php" text:style-name="Internet_20_link" text:visited-style-name="Visited_20_Internet_20_Link"><text:span text:style-name="T83">Руководство C# - Часть 2</text:span></text:a></text:p>
      <text:p text:style-name="P1"><text:span text:style-name="T105">o</text:span><text:span text:style-name="T9">    </text:span><text:a xlink:type="simple" xlink:href="http://professorweb.ru/my/csharp/base_net/level1/net_index.php" text:style-name="Internet_20_link" text:visited-style-name="Visited_20_Internet_20_Link"><text:span text:style-name="T84">Основы .NET</text:span></text:a></text:p>
      <text:p text:style-name="P1"><text:span text:style-name="T104">o</text:span><text:span text:style-name="T8">    </text:span><text:a xlink:type="simple" xlink:href="http://professorweb.ru/my/csharp/assembly/level1/assembly_index.php" text:style-name="Internet_20_link" text:visited-style-name="Visited_20_Internet_20_Link"><text:span text:style-name="T83">Сборки .NET</text:span></text:a><text:span text:style-name="T115">  </text:span><text:span text:style-name="T88">- не применял</text:span></text:p>
      <text:p text:style-name="P1"><text:span text:style-name="T104">o</text:span><text:span text:style-name="T8">    </text:span><text:a xlink:type="simple" xlink:href="http://professorweb.ru/my/csharp/thread_and_files/1/thread_index.php" text:style-name="Internet_20_link" text:visited-style-name="Visited_20_Internet_20_Link"><text:span text:style-name="T83">Потоки и файлы</text:span></text:a></text:p>
      <text:p text:style-name="P1"><text:span text:style-name="T105">o</text:span><text:span text:style-name="T9">    </text:span><text:a xlink:type="simple" xlink:href="http://professorweb.ru/my/csharp/web/level1/web_index.php" text:style-name="Internet_20_link" text:visited-style-name="Visited_20_Internet_20_Link"><text:span text:style-name="T84">Работа с сетью</text:span></text:a></text:p>
      <text:p text:style-name="P1"><text:span text:style-name="T106">o</text:span><text:span text:style-name="T10">    </text:span><text:a xlink:type="simple" xlink:href="http://professorweb.ru/my/csharp/optimization/level1/" text:style-name="Internet_20_link" text:visited-style-name="Visited_20_Internet_20_Link"><text:span text:style-name="T85">Оптимизация приложений</text:span></text:a></text:p>
      <text:p text:style-name="P6"> </text:p>
      <text:p text:style-name="P1"><text:span text:style-name="T76">·</text:span><text:span text:style-name="T1">         </text:span><text:a xlink:type="simple" xlink:href="http://professorweb.ru/my/WPF/base_WPF/level1/info_WPF.php" text:style-name="Internet_20_link" text:visited-style-name="Visited_20_Internet_20_Link"><text:span text:style-name="T82">WPF</text:span></text:a></text:p>
      <text:p text:style-name="P1"><text:span text:style-name="T104">o</text:span><text:span text:style-name="T8">    </text:span><text:a xlink:type="simple" xlink:href="http://professorweb.ru/my/WPF/base_WPF/level1/base_WPF_index.php" text:style-name="Internet_20_link" text:visited-style-name="Visited_20_Internet_20_Link"><text:span text:style-name="T83">Основа WPF</text:span></text:a></text:p>
      <text:p text:style-name="P1"><text:span text:style-name="T105">o</text:span><text:span text:style-name="T9">    </text:span><text:a xlink:type="simple" xlink:href="http://professorweb.ru/my/WPF/UI_WPF/level6/UI_WPF_index.php" text:style-name="Internet_20_link" text:visited-style-name="Visited_20_Internet_20_Link"><text:span text:style-name="T84">Элементы управления WPF</text:span></text:a></text:p>
      <text:p text:style-name="P1"><text:span text:style-name="T105">o</text:span><text:span text:style-name="T9">    </text:span><text:a xlink:type="simple" xlink:href="http://professorweb.ru/my/WPF/binding_and_styles_WPF/level8/bas_WPF_index.php" text:style-name="Internet_20_link" text:visited-style-name="Visited_20_Internet_20_Link"><text:span text:style-name="T84">Привязка и стили</text:span></text:a></text:p>
      <text:p text:style-name="P1"><text:span text:style-name="T105">o</text:span><text:span text:style-name="T9">    </text:span><text:a xlink:type="simple" xlink:href="http://professorweb.ru/my/WPF/graphics_and_animation/level12/graph_animation_index.php" text:style-name="Internet_20_link" text:visited-style-name="Visited_20_Internet_20_Link"><text:span text:style-name="T84">Графика и анимация</text:span></text:a></text:p>
      <text:p text:style-name="P1"><text:span text:style-name="T105">o</text:span><text:span text:style-name="T9">    </text:span><text:a xlink:type="simple" xlink:href="http://professorweb.ru/my/WPF/Template/level17/template_index.php" text:style-name="Internet_20_link" text:visited-style-name="Visited_20_Internet_20_Link"><text:span text:style-name="T84">Шаблоны WPF</text:span></text:a></text:p>
      <text:p text:style-name="P1"><text:span text:style-name="T106">o</text:span><text:span text:style-name="T10">    </text:span><text:a xlink:type="simple" xlink:href="http://professorweb.ru/my/WPF/documents_WPF/level28/document_index.php" text:style-name="Internet_20_link" text:visited-style-name="Visited_20_Internet_20_Link"><text:span text:style-name="T85">Периферия WPF</text:span></text:a></text:p>
      <text:p text:style-name="P6"> </text:p>
      <text:p text:style-name="P1"><text:span text:style-name="T76">·</text:span><text:span text:style-name="T1">         </text:span><text:a xlink:type="simple" xlink:href="http://professorweb.ru/my/WPF/themes/DarkBlue_UI/info_themes.php" text:style-name="Internet_20_link" text:visited-style-name="Visited_20_Internet_20_Link"><text:span text:style-name="T82">Темы WPF</text:span></text:a></text:p>
      <text:p text:style-name="P1"><text:span text:style-name="T106">o</text:span><text:span text:style-name="T10">    </text:span><text:a xlink:type="simple" xlink:href="http://professorweb.ru/my/WPF/themes/DarkBlue_UI/theme_db.php" text:style-name="Internet_20_link" text:visited-style-name="Visited_20_Internet_20_Link"><text:span text:style-name="T85">Dark Blue UI</text:span></text:a></text:p>
      <text:p text:style-name="P1"><text:span text:style-name="T106">o</text:span><text:span text:style-name="T10">    </text:span><text:a xlink:type="simple" xlink:href="http://professorweb.ru/my/WPF/themes/DarkOrange_UI/theme_or.php" text:style-name="Internet_20_link" text:visited-style-name="Visited_20_Internet_20_Link"><text:span text:style-name="T85">Dark Orange UI</text:span></text:a></text:p>
      <text:p text:style-name="P6"> </text:p>
      <text:p text:style-name="P1"><text:span text:style-name="T77">·</text:span><text:span text:style-name="T2">         </text:span><text:a xlink:type="simple" xlink:href="http://professorweb.ru/my/Silverlight/base/level1/s_index.php" text:style-name="Internet_20_link" text:visited-style-name="Visited_20_Internet_20_Link"><text:span text:style-name="T86">Silverlight 5</text:span></text:a></text:p>
      <text:p text:style-name="P6"> </text:p>
      <text:p text:style-name="P1"><text:span text:style-name="T76">·</text:span><text:span text:style-name="T1">         </text:span><text:a xlink:type="simple" xlink:href="http://professorweb.ru/my/expression_blend/base/level1/info_eb4.php" text:style-name="Internet_20_link" text:visited-style-name="Visited_20_Internet_20_Link"><text:span text:style-name="T82">Expression Blend 4</text:span></text:a></text:p>
      <text:p text:style-name="P1"><text:span text:style-name="T106">o</text:span><text:span text:style-name="T10">    </text:span><text:a xlink:type="simple" xlink:href="http://professorweb.ru/my/expression_blend/base/level1/pro_expression_blend_index.php" text:style-name="Internet_20_link" text:visited-style-name="Visited_20_Internet_20_Link"><text:span text:style-name="T85">Основы работы</text:span></text:a></text:p>
      <text:p text:style-name="P1"><text:span text:style-name="T106">o</text:span><text:span text:style-name="T10">    </text:span><text:a xlink:type="simple" xlink:href="http://professorweb.ru/my/expression_blend/ui/level4/UI_in_expression_blend_index.php" text:style-name="Internet_20_link" text:visited-style-name="Visited_20_Internet_20_Link"><text:span text:style-name="T85">Графические интерфейсы</text:span></text:a></text:p>
      <text:p text:style-name="P1"><text:span text:style-name="T106">o</text:span><text:span text:style-name="T10">    </text:span><text:a xlink:type="simple" xlink:href="http://professorweb.ru/my/expression_blend/wp7_and_SF/level7/windows_phone_7_and_sketch_flow.php" text:style-name="Internet_20_link" text:visited-style-name="Visited_20_Internet_20_Link"><text:span text:style-name="T85">Windows Phone 7 и SF</text:span></text:a></text:p>
      <text:p text:style-name="P6"> </text:p>
      <text:p text:style-name="P1"><text:span text:style-name="T76">·</text:span><text:span text:style-name="T1">         </text:span><text:a xlink:type="simple" xlink:href="http://professorweb.ru/my/ADO_NET/base/level1/info_db.php" text:style-name="Internet_20_link" text:visited-style-name="Visited_20_Internet_20_Link"><text:span text:style-name="T82">Работа с БД</text:span></text:a></text:p>
      <text:p text:style-name="P1"><text:span text:style-name="T104">o</text:span><text:span text:style-name="T8">    </text:span><text:a xlink:type="simple" xlink:href="http://professorweb.ru/my/ADO_NET/base/level1/ado_net_index.php" text:style-name="Internet_20_link" text:visited-style-name="Visited_20_Internet_20_Link"><text:span text:style-name="T83">ADO.NET</text:span></text:a></text:p>
      <text:p text:style-name="P1"><text:span text:style-name="T104">o</text:span><text:span text:style-name="T8">    </text:span><text:a xlink:type="simple" xlink:href="http://professorweb.ru/my/entity-framework/6/level1/" text:style-name="Internet_20_link" text:visited-style-name="Visited_20_Internet_20_Link"><text:span text:style-name="T83">Entity Framework 6</text:span></text:a></text:p>
      <text:p text:style-name="P1"><text:span text:style-name="T107">o</text:span><text:span text:style-name="T11">    </text:span><text:a xlink:type="simple" xlink:href="http://professorweb.ru/my/sql-server/2012/level1/" text:style-name="Internet_20_link" text:visited-style-name="Visited_20_Internet_20_Link"><text:span text:style-name="T86">SQL Server 2012</text:span></text:a></text:p>
      <text:p text:style-name="P6"> </text:p>
      <text:p text:style-name="P1"><text:span text:style-name="T76">·</text:span><text:span text:style-name="T1">         </text:span><text:a xlink:type="simple" xlink:href="http://professorweb.ru/my/LINQ/base/level1/info_linq.php" text:style-name="Internet_20_link" text:visited-style-name="Visited_20_Internet_20_Link"><text:span text:style-name="T82">LINQ</text:span></text:a></text:p>
      <text:p text:style-name="P1"><text:span text:style-name="T104">o</text:span><text:span text:style-name="T8">    </text:span><text:a xlink:type="simple" xlink:href="http://professorweb.ru/my/LINQ/base/level1/linq_index.php" text:style-name="Internet_20_link" text:visited-style-name="Visited_20_Internet_20_Link"><text:span text:style-name="T83">LINQ to Objects</text:span></text:a></text:p>
      <text:p text:style-name="P1"><text:span text:style-name="T104">o</text:span><text:span text:style-name="T8">    </text:span><text:a xlink:type="simple" xlink:href="http://professorweb.ru/my/LINQ/linq_xml/level5/linq_to_xml_index.php" text:style-name="Internet_20_link" text:visited-style-name="Visited_20_Internet_20_Link"><text:span text:style-name="T83">LINQ to XML</text:span></text:a></text:p>
      <text:p text:style-name="P1"><text:span text:style-name="T104">o</text:span><text:span text:style-name="T8">    </text:span><text:a xlink:type="simple" xlink:href="http://professorweb.ru/my/LINQ/linq_sql/level8/linq_to_dataset_and_sql_index.php" text:style-name="Internet_20_link" text:visited-style-name="Visited_20_Internet_20_Link"><text:span text:style-name="T83">LINQ to DataSet и SQL</text:span></text:a></text:p>
      <text:p text:style-name="P1"><text:span text:style-name="T104">o</text:span><text:span text:style-name="T8">    </text:span><text:a xlink:type="simple" xlink:href="http://professorweb.ru/my/LINQ/linq_entities/level14/linq_to_entities_index.php" text:style-name="Internet_20_link" text:visited-style-name="Visited_20_Internet_20_Link"><text:span text:style-name="T83">LINQ to Entities</text:span></text:a></text:p>
      <text:p text:style-name="P1"><text:span text:style-name="T104">o</text:span><text:span text:style-name="T8">    </text:span><text:a xlink:type="simple" xlink:href="http://professorweb.ru/my/LINQ/PLINQ/level16/plinq_index.php" text:style-name="Internet_20_link" text:visited-style-name="Visited_20_Internet_20_Link"><text:span text:style-name="T83">Parallel LINQ</text:span></text:a></text:p>
      <text:p text:style-name="P6"> </text:p>
      <text:p text:style-name="P1"><text:span text:style-name="T76">·</text:span><text:span text:style-name="T1">         </text:span><text:a xlink:type="simple" xlink:href="http://professorweb.ru/my/ASP_NET/base/level1/aspnet_info.php" text:style-name="Internet_20_link" text:visited-style-name="Visited_20_Internet_20_Link"><text:span text:style-name="T82">ASP.NET</text:span></text:a></text:p>
      <text:p text:style-name="P1"><text:span text:style-name="T106">o</text:span><text:span text:style-name="T10">    </text:span><text:a xlink:type="simple" xlink:href="http://professorweb.ru/my/ASP_NET/base/level1/base_aspnet_index.php" text:style-name="Internet_20_link" text:visited-style-name="Visited_20_Internet_20_Link"><text:span text:style-name="T85">Основы ASP.NET</text:span></text:a></text:p>
      <text:p text:style-name="P1"><text:span text:style-name="T106">o</text:span><text:span text:style-name="T10">    </text:span><text:a xlink:type="simple" xlink:href="http://professorweb.ru/my/ASP_NET/sites/level1/" text:style-name="Internet_20_link" text:visited-style-name="Visited_20_Internet_20_Link"><text:span text:style-name="T85">Веб-сайты</text:span></text:a></text:p>
      <text:p text:style-name="P1"><text:span text:style-name="T106">o</text:span><text:span text:style-name="T10">    </text:span><text:a xlink:type="simple" xlink:href="http://professorweb.ru/my/ASP_NET/security/level1/" text:style-name="Internet_20_link" text:visited-style-name="Visited_20_Internet_20_Link"><text:span text:style-name="T85">Безопасность</text:span></text:a></text:p>
      <text:p text:style-name="P1"><text:span text:style-name="T106">o</text:span><text:span text:style-name="T10">    </text:span><text:a xlink:type="simple" xlink:href="http://professorweb.ru/my/ASP_NET/gamestore/level1/" text:style-name="Internet_20_link" text:visited-style-name="Visited_20_Internet_20_Link"><text:span text:style-name="T85">Интернет магазин</text:span></text:a></text:p>
      <text:p text:style-name="P1"><text:span text:style-name="T106">o</text:span><text:span text:style-name="T10">    </text:span><text:a xlink:type="simple" xlink:href="http://professorweb.ru/my/ASP_NET/webforms_4_5/level1/" text:style-name="Internet_20_link" text:visited-style-name="Visited_20_Internet_20_Link"><text:span text:style-name="T85">ASP.NET Web Forms 4.5</text:span></text:a></text:p>
      <text:p text:style-name="P1"><text:span text:style-name="T106">o</text:span><text:span text:style-name="T10">    </text:span><text:a xlink:type="simple" xlink:href="http://professorweb.ru/my/ASP_NET/mvc/level1/" text:style-name="Internet_20_link" text:visited-style-name="Visited_20_Internet_20_Link"><text:span text:style-name="T85">ASP.NET MVC 5</text:span></text:a></text:p>
      <text:p text:style-name="P6"> </text:p>
      <text:p text:style-name="P1"><text:span text:style-name="T76">·</text:span><text:span text:style-name="T1">         </text:span><text:a xlink:type="simple" xlink:href="http://professorweb.ru/my/windows8/rt/level1/info_w8.php" text:style-name="Internet_20_link" text:visited-style-name="Visited_20_Internet_20_Link"><text:span text:style-name="T82">Windows 8/10</text:span></text:a></text:p>
      <text:p text:style-name="P1"><text:span text:style-name="T108">o</text:span><text:span text:style-name="T12">    </text:span><text:a xlink:type="simple" xlink:href="http://professorweb.ru/my/windows8/rt/level1/" text:style-name="Internet_20_link" text:visited-style-name="Visited_20_Internet_20_Link"><text:span text:style-name="T87">WinRT - основы</text:span></text:a></text:p>
      <text:p text:style-name="P1"><text:span text:style-name="T108">o</text:span><text:span text:style-name="T12">    </text:span><text:a xlink:type="simple" xlink:href="http://professorweb.ru/my/windows8/rt-ext/level1/" text:style-name="Internet_20_link" text:visited-style-name="Visited_20_Internet_20_Link"><text:span text:style-name="T89">WinRT - специальные возможности</text:span></text:a></text:p>
      <text:p text:style-name="Text_20_body"> </text:p>
      <text:p text:style-name="P1"><text:span text:style-name="T76">·</text:span><text:span text:style-name="T1"> </text:span><text:span text:style-name="T7">О</text:span><text:span text:style-name="T19">сновы веб программирование</text:span></text:p>
      <text:p text:style-name="P1"><text:span text:style-name="T114">o</text:span><text:span text:style-name="T18">    </text:span><text:a xlink:type="simple" xlink:href="https://professorweb.ru/my/html/html5/level1/html5_index.php" text:style-name="Internet_20_link" text:visited-style-name="Visited_20_Internet_20_Link"><text:span text:style-name="Strong_20_Emphasis"><text:span text:style-name="T31">HTML5</text:span></text:span></text:a><text:span text:style-name="T23"> </text:span></text:p>
      <text:p text:style-name="P1"><text:span text:style-name="T26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pan text:style-name="T27">o    </text:span><text:a xlink:type="simple" xlink:href="https://professorweb.ru/my/javascript/js_theory/level1/javascript_index.php" text:style-name="Internet_20_link" text:visited-style-name="Visited_20_Internet_20_Link"><text:span text:style-name="Strong_20_Emphasis"><text:span text:style-name="T30">JavaScript</text:span></text:span></text:a><text:span text:style-name="T32">, </text:span><text:a xlink:type="simple" xlink:href="https://professorweb.ru/my/javascript/jquery/level1/jquery_index.php" text:style-name="Internet_20_link" text:visited-style-name="Visited_20_Internet_20_Link"><text:span text:style-name="Strong_20_Emphasis"><text:span text:style-name="T30">jQuery</text:span></text:span></text:a><text:span text:style-name="T22"> </text:span></text:p>
      <text:p text:style-name="P1"><text:span text:style-name="T27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oft-page-break/><text:span text:style-name="T25">o    </text:span><text:a xlink:type="simple" xlink:href="https://professorweb.ru/my/ASP_NET/base/level1/base_aspnet_index.php" text:style-name="Internet_20_link" text:visited-style-name="Visited_20_Internet_20_Link"><text:span text:style-name="Strong_20_Emphasis"><text:span text:style-name="T29">ASP.NET</text:span></text:span></text:a><text:span text:style-name="T21"> </text:span></text:p>
      <text:p text:style-name="P1"><text:span text:style-name="T24">o    </text:span><text:a xlink:type="simple" xlink:href="http://addphp.ru/" text:style-name="Internet_20_link" text:visited-style-name="Visited_20_Internet_20_Link"><text:span text:style-name="Strong_20_Emphasis"><text:span text:style-name="T28">PHP и MySQL</text:span></text:span></text:a><text:span text:style-name="T20"> </text:span></text:p>
      <text:p text:style-name="P2"/>
      <text:p text:style-name="Text_20_body"/>
      <text:p text:style-name="Text_20_body"><text:span text:style-name="T115">___</text:span> - прочел, полностью пройдено</text:p>
      <text:p text:style-name="Text_20_body"><text:span text:style-name="T116">___</text:span> - смотри ниже</text:p>
      <text:p text:style-name="Text_20_body"><text:span text:style-name="T117">___</text:span> - не начинал</text:p>
      <text:p text:style-name="Text_20_body"><text:span text:style-name="T120">__</text:span> - собираюсь но попозже</text:p>
      <text:p text:style-name="Text_20_body"><text:span text:style-name="T119">__</text:span> - непонятно</text:p>
      <text:p text:style-name="Text_20_body"><text:span text:style-name="T118">__</text:span> - не собираюсь проходить</text:p>
      <text:p text:style-name="Text_20_body"> </text:p>
      <text:p text:style-name="P8">Основы .NET</text:p>
      <text:p text:style-name="P15"><text:a xlink:type="simple" xlink:href="http://professorweb.ru/my/csharp/charp_theory/level1/infocsharp.php" text:style-name="Internet_20_link" text:visited-style-name="Visited_20_Internet_20_Link"><text:span text:style-name="T90">C# и .NET</text:span></text:a> <text:span text:style-name="T121">--- Основы .NET</text:span></text:p>
      <text:p text:style-name="P11">Содержание:</text:p>
      <text:p text:style-name="P23"/>
      <text:p text:style-name="P18"><text:span text:style-name="T76">·</text:span><text:span text:style-name="T1">     </text:span><text:span text:style-name="T99">1. Мониторинг приложений</text:span></text:p>
      <text:p text:style-name="P19"><text:span text:style-name="T104">o</text:span><text:span text:style-name="T8">    </text:span><text:a xlink:type="simple" xlink:href="http://professorweb.ru/my/csharp/base_net/level1/1_1.php" text:style-name="Internet_20_link" text:visited-style-name="Visited_20_Internet_20_Link"><text:span text:style-name="T91">Контракты кода</text:span></text:a></text:p>
      <text:p text:style-name="P19"><text:span text:style-name="T104">o</text:span><text:span text:style-name="T8">    </text:span><text:a xlink:type="simple" xlink:href="http://professorweb.ru/my/csharp/base_net/level1/1_2.php" text:style-name="Internet_20_link" text:visited-style-name="Visited_20_Internet_20_Link"><text:span text:style-name="T91">Трассировка</text:span></text:a></text:p>
      <text:p text:style-name="P19"><text:span text:style-name="T104">o</text:span><text:span text:style-name="T8">    </text:span><text:a xlink:type="simple" xlink:href="http://professorweb.ru/my/csharp/base_net/level1/1_3.php" text:style-name="Internet_20_link" text:visited-style-name="Visited_20_Internet_20_Link"><text:span text:style-name="T91">Протоколирование событий</text:span></text:a></text:p>
      <text:p text:style-name="P19"><text:span text:style-name="T104">o</text:span><text:span text:style-name="T8">    </text:span><text:a xlink:type="simple" xlink:href="http://professorweb.ru/my/csharp/base_net/level1/1_4.php" text:style-name="Internet_20_link" text:visited-style-name="Visited_20_Internet_20_Link"><text:span text:style-name="T91">Производительность приложений</text:span></text:a></text:p>
      <text:p text:style-name="P18"><text:span text:style-name="T76">·</text:span><text:span text:style-name="T1">     </text:span><text:span text:style-name="T99">2. Безопасность</text:span></text:p>
      <text:p text:style-name="P19"><text:span text:style-name="T104">o</text:span><text:span text:style-name="T8">    </text:span><text:a xlink:type="simple" xlink:href="http://professorweb.ru/my/csharp/base_net/level2/2_1.php" text:style-name="Internet_20_link" text:visited-style-name="Visited_20_Internet_20_Link"><text:span text:style-name="T91">Аутентификация и авторизация</text:span></text:a></text:p>
      <text:p text:style-name="P19"><text:span text:style-name="T104">o</text:span><text:span text:style-name="T8">    </text:span><text:a xlink:type="simple" xlink:href="http://professorweb.ru/my/csharp/base_net/level2/2_2.php" text:style-name="Internet_20_link" text:visited-style-name="Visited_20_Internet_20_Link"><text:span text:style-name="T91">Службы клиентских приложений</text:span></text:a></text:p>
      <text:p text:style-name="P19"><text:span text:style-name="T104">o</text:span><text:span text:style-name="T8">    </text:span><text:a xlink:type="simple" xlink:href="http://professorweb.ru/my/csharp/base_net/level2/2_3.php" text:style-name="Internet_20_link" text:visited-style-name="Visited_20_Internet_20_Link"><text:span text:style-name="T91">Шифрование</text:span></text:a></text:p>
      <text:p text:style-name="P19"><text:span text:style-name="T104">o</text:span><text:span text:style-name="T8">    </text:span><text:a xlink:type="simple" xlink:href="http://professorweb.ru/my/csharp/base_net/level2/2_4.php" text:style-name="Internet_20_link" text:visited-style-name="Visited_20_Internet_20_Link"><text:span text:style-name="T91">Доступ к ресурсам</text:span></text:a></text:p>
      <text:p text:style-name="P19"><text:span text:style-name="T104">o</text:span><text:span text:style-name="T8">    </text:span><text:a xlink:type="simple" xlink:href="http://professorweb.ru/my/csharp/base_net/level2/2_5.php" text:style-name="Internet_20_link" text:visited-style-name="Visited_20_Internet_20_Link"><text:span text:style-name="T91">Безопасность доступа кода</text:span></text:a></text:p>
      <text:p text:style-name="P19"><text:span text:style-name="T104">o</text:span><text:span text:style-name="T8">    </text:span><text:a xlink:type="simple" xlink:href="http://professorweb.ru/my/csharp/base_net/level2/2_6.php" text:style-name="Internet_20_link" text:visited-style-name="Visited_20_Internet_20_Link"><text:span text:style-name="T91">Использование сертификатов</text:span></text:a></text:p>
      <text:p text:style-name="P18"><text:span text:style-name="T76">·</text:span><text:span text:style-name="T1">     </text:span><text:span text:style-name="T99">3. Локализация приложений</text:span></text:p>
      <text:p text:style-name="P19"><text:span text:style-name="T104">o</text:span><text:span text:style-name="T8">    </text:span><text:a xlink:type="simple" xlink:href="http://professorweb.ru/my/csharp/base_net/level3/3_1.php" text:style-name="Internet_20_link" text:visited-style-name="Visited_20_Internet_20_Link"><text:span text:style-name="T91">Пространство имен System.Globalization</text:span></text:a></text:p>
      <text:p text:style-name="P19"><text:span text:style-name="T104">o</text:span><text:span text:style-name="T8">    </text:span><text:a xlink:type="simple" xlink:href="http://professorweb.ru/my/csharp/base_net/level3/3_2.php" text:style-name="Internet_20_link" text:visited-style-name="Visited_20_Internet_20_Link"><text:span text:style-name="T91">Культура приложения</text:span></text:a></text:p>
      <text:p text:style-name="P19"><text:span text:style-name="T104">o</text:span><text:span text:style-name="T8">    </text:span><text:a xlink:type="simple" xlink:href="http://professorweb.ru/my/csharp/base_net/level3/3_3.php" text:style-name="Internet_20_link" text:visited-style-name="Visited_20_Internet_20_Link"><text:span text:style-name="T91">Ресурсы локализованных приложений</text:span></text:a></text:p>
      <text:p text:style-name="P19"><text:span text:style-name="T104">o</text:span><text:span text:style-name="T8">    </text:span><text:a xlink:type="simple" xlink:href="http://professorweb.ru/my/csharp/base_net/level3/3_4.php" text:style-name="Internet_20_link" text:visited-style-name="Visited_20_Internet_20_Link"><text:span text:style-name="T91">Создание специальных культур</text:span></text:a></text:p>
      <text:p text:style-name="P18"><text:span text:style-name="T78">·</text:span><text:span text:style-name="T3">     </text:span><text:span text:style-name="T100">4. Службы Windows</text:span></text:p>
      <text:p text:style-name="P19"><text:span text:style-name="T106">o</text:span><text:span text:style-name="T10">    </text:span><text:a xlink:type="simple" xlink:href="http://professorweb.ru/my/csharp/base_net/level4/4_1.php" text:style-name="Internet_20_link" text:visited-style-name="Visited_20_Internet_20_Link"><text:span text:style-name="T92">Архитектура служб Windows</text:span></text:a></text:p>
      <text:p text:style-name="P19"><text:span text:style-name="T106">o</text:span><text:span text:style-name="T10">    </text:span><text:a xlink:type="simple" xlink:href="http://professorweb.ru/my/csharp/base_net/level4/4_2.php" text:style-name="Internet_20_link" text:visited-style-name="Visited_20_Internet_20_Link"><text:span text:style-name="T92">Создание службы Windows</text:span></text:a></text:p>
      <text:p text:style-name="P19"><text:span text:style-name="T106">o</text:span><text:span text:style-name="T10">    </text:span><text:a xlink:type="simple" xlink:href="http://professorweb.ru/my/csharp/base_net/level4/4_3.php" text:style-name="Internet_20_link" text:visited-style-name="Visited_20_Internet_20_Link"><text:span text:style-name="T92">Программа службы</text:span></text:a></text:p>
      <text:p text:style-name="P19"><text:span text:style-name="T106">o</text:span><text:span text:style-name="T10">    </text:span><text:a xlink:type="simple" xlink:href="http://professorweb.ru/my/csharp/base_net/level4/4_4.php" text:style-name="Internet_20_link" text:visited-style-name="Visited_20_Internet_20_Link"><text:span text:style-name="T92">Программа установки службы</text:span></text:a></text:p>
      <text:p text:style-name="P19"><text:span text:style-name="T106">o</text:span><text:span text:style-name="T10">    </text:span><text:a xlink:type="simple" xlink:href="http://professorweb.ru/my/csharp/base_net/level4/4_5.php" text:style-name="Internet_20_link" text:visited-style-name="Visited_20_Internet_20_Link"><text:span text:style-name="T92">Мониторинг служб Windows</text:span></text:a></text:p>
      <text:p text:style-name="P19"><text:span text:style-name="T106">o</text:span><text:span text:style-name="T10">    </text:span><text:a xlink:type="simple" xlink:href="http://professorweb.ru/my/csharp/base_net/level4/4_6.php" text:style-name="Internet_20_link" text:visited-style-name="Visited_20_Internet_20_Link"><text:span text:style-name="T92">Управление службами Windows</text:span></text:a></text:p>
      <text:p text:style-name="P19"><text:span text:style-name="T106">o</text:span><text:span text:style-name="T10">    </text:span><text:a xlink:type="simple" xlink:href="http://professorweb.ru/my/csharp/base_net/level4/4_7.php" text:style-name="Internet_20_link" text:visited-style-name="Visited_20_Internet_20_Link"><text:span text:style-name="T92">Выявление неисправностей работы службы Windows</text:span></text:a></text:p>
      <text:p text:style-name="P18"><text:span text:style-name="T79">·</text:span><text:span text:style-name="T4">     </text:span><text:span text:style-name="T101">5. Managed Extensibility Framework</text:span></text:p>
      <text:p text:style-name="P19"><text:soft-page-break/><text:span text:style-name="T109">o</text:span><text:span text:style-name="T13">    </text:span><text:a xlink:type="simple" xlink:href="http://professorweb.ru/my/csharp/base_net/level5/5_1.php" text:style-name="Internet_20_link" text:visited-style-name="Visited_20_Internet_20_Link"><text:span text:style-name="T93">Архитектура MEF</text:span></text:a></text:p>
      <text:p text:style-name="P19"><text:span text:style-name="T109">o</text:span><text:span text:style-name="T13">    </text:span><text:a xlink:type="simple" xlink:href="http://professorweb.ru/my/csharp/base_net/level5/5_2.php" text:style-name="Internet_20_link" text:visited-style-name="Visited_20_Internet_20_Link"><text:span text:style-name="T93">Контракты в MEF</text:span></text:a></text:p>
      <text:p text:style-name="P19"><text:span text:style-name="T109">o</text:span><text:span text:style-name="T13">    </text:span><text:a xlink:type="simple" xlink:href="http://professorweb.ru/my/csharp/base_net/level5/5_3.php" text:style-name="Internet_20_link" text:visited-style-name="Visited_20_Internet_20_Link"><text:span text:style-name="T93">Экспорт MEF</text:span></text:a></text:p>
      <text:p text:style-name="P19"><text:span text:style-name="T109">o</text:span><text:span text:style-name="T13">    </text:span><text:a xlink:type="simple" xlink:href="http://professorweb.ru/my/csharp/base_net/level5/5_4.php" text:style-name="Internet_20_link" text:visited-style-name="Visited_20_Internet_20_Link"><text:span text:style-name="T93">Импорт MEF</text:span></text:a></text:p>
      <text:p text:style-name="P19"><text:span text:style-name="T109">o</text:span><text:span text:style-name="T13">    </text:span><text:a xlink:type="simple" xlink:href="http://professorweb.ru/my/csharp/base_net/level5/5_5.php" text:style-name="Internet_20_link" text:visited-style-name="Visited_20_Internet_20_Link"><text:span text:style-name="T93">Контейнеры и поставщики экспорта MEF</text:span></text:a></text:p>
      <text:p text:style-name="P19"><text:span text:style-name="T109">o</text:span><text:span text:style-name="T13">    </text:span><text:a xlink:type="simple" xlink:href="http://professorweb.ru/my/csharp/base_net/level5/5_6.php" text:style-name="Internet_20_link" text:visited-style-name="Visited_20_Internet_20_Link"><text:span text:style-name="T93">Каталоги MEF</text:span></text:a></text:p>
      <text:p text:style-name="P18"><text:span text:style-name="T79">·</text:span><text:span text:style-name="T4">     </text:span><text:span text:style-name="T101">6. Managed And-In Framework</text:span></text:p>
      <text:p text:style-name="P19"><text:span text:style-name="T109">o</text:span><text:span text:style-name="T13">    </text:span><text:a xlink:type="simple" xlink:href="http://professorweb.ru/my/csharp/base_net/level6/6_1.php" text:style-name="Internet_20_link" text:visited-style-name="Visited_20_Internet_20_Link"><text:span text:style-name="T93">Архитектура MAF</text:span></text:a></text:p>
      <text:p text:style-name="P19"><text:span text:style-name="T109">o</text:span><text:span text:style-name="T13">    </text:span><text:a xlink:type="simple" xlink:href="http://professorweb.ru/my/csharp/base_net/level6/6_2.php" text:style-name="Internet_20_link" text:visited-style-name="Visited_20_Internet_20_Link"><text:span text:style-name="T93">Пример дополнения MAF</text:span></text:a></text:p>
      <text:p text:style-name="Text_20_body"> </text:p>
      <text:p text:style-name="Text_20_body"><text:span text:style-name="T115">___</text:span> - прочел, полностью пройдено</text:p>
      <text:p text:style-name="Text_20_body"><text:span text:style-name="T117">___</text:span> - не начинал</text:p>
      <text:p text:style-name="Text_20_body"><text:span text:style-name="T120">__</text:span> - собираюсь но попозже</text:p>
      <text:p text:style-name="Text_20_body"><text:span text:style-name="T119">__</text:span> - непонятно</text:p>
      <text:p text:style-name="Text_20_body"><text:span text:style-name="T118">__</text:span> - не собираюсь проходить</text:p>
      <text:p text:style-name="Text_20_body"> </text:p>
      <text:p text:style-name="Text_20_body"> </text:p>
      <text:p text:style-name="P20">Сетевое программирование на C#</text:p>
      <text:p text:style-name="P21">Содержание:</text:p>
      <text:p text:style-name="P23"/>
      <text:p text:style-name="P16"><text:span text:style-name="T76">·</text:span><text:span text:style-name="T1">     </text:span><text:span text:style-name="T99">1. Сетевые понятия и протоколы</text:span></text:p>
      <text:p text:style-name="P19"><text:span text:style-name="T104">o</text:span><text:span text:style-name="T8">    </text:span><text:a xlink:type="simple" xlink:href="http://professorweb.ru/my/csharp/web/level1/1_1.php" text:style-name="Internet_20_link" text:visited-style-name="Visited_20_Internet_20_Link"><text:span text:style-name="T91">Физическая сеть</text:span></text:a></text:p>
      <text:p text:style-name="P19"><text:span text:style-name="T104">o</text:span><text:span text:style-name="T8">    </text:span><text:a xlink:type="simple" xlink:href="http://professorweb.ru/my/csharp/web/level1/1_2.php" text:style-name="Internet_20_link" text:visited-style-name="Visited_20_Internet_20_Link"><text:span text:style-name="T91">Модель OSI</text:span></text:a></text:p>
      <text:p text:style-name="P19"><text:span text:style-name="T104">o</text:span><text:span text:style-name="T8">    </text:span><text:a xlink:type="simple" xlink:href="http://professorweb.ru/my/csharp/web/level1/1_3.php" text:style-name="Internet_20_link" text:visited-style-name="Visited_20_Internet_20_Link"><text:span text:style-name="T91">IP — Internet Protocol</text:span></text:a></text:p>
      <text:p text:style-name="P19"><text:span text:style-name="T104">o</text:span><text:span text:style-name="T8">    </text:span><text:a xlink:type="simple" xlink:href="http://professorweb.ru/my/csharp/web/level1/1_4.php" text:style-name="Internet_20_link" text:visited-style-name="Visited_20_Internet_20_Link"><text:span text:style-name="T91">Протоколы TCP и UDP</text:span></text:a></text:p>
      <text:p text:style-name="P19"><text:span text:style-name="T104">o</text:span><text:span text:style-name="T8">    </text:span><text:a xlink:type="simple" xlink:href="http://professorweb.ru/my/csharp/web/level1/1_5.php" text:style-name="Internet_20_link" text:visited-style-name="Visited_20_Internet_20_Link"><text:span text:style-name="T91">Протоколы ICMP и IGMP</text:span></text:a></text:p>
      <text:p text:style-name="P19"><text:span text:style-name="T104">o</text:span><text:span text:style-name="T8">    </text:span><text:a xlink:type="simple" xlink:href="http://professorweb.ru/my/csharp/web/level1/1_6.php" text:style-name="Internet_20_link" text:visited-style-name="Visited_20_Internet_20_Link"><text:span text:style-name="T91">Протоколы Интернета и электронной почты</text:span></text:a></text:p>
      <text:p text:style-name="P16"><text:span text:style-name="T76">·</text:span><text:span text:style-name="T1">     </text:span><text:span text:style-name="T99">2. Работа с сетью</text:span></text:p>
      <text:p text:style-name="P19"><text:span text:style-name="T104">o</text:span><text:span text:style-name="T8">    </text:span><text:a xlink:type="simple" xlink:href="http://professorweb.ru/my/csharp/web/level2/2_1.php" text:style-name="Internet_20_link" text:visited-style-name="Visited_20_Internet_20_Link"><text:span text:style-name="T91">Пространство имен System.Net</text:span></text:a></text:p>
      <text:p text:style-name="P19"><text:span text:style-name="T104">o</text:span><text:span text:style-name="T8">    </text:span><text:a xlink:type="simple" xlink:href="http://professorweb.ru/my/csharp/web/level2/2_2.php" text:style-name="Internet_20_link" text:visited-style-name="Visited_20_Internet_20_Link"><text:span text:style-name="T91">Работа с URI</text:span></text:a></text:p>
      <text:p text:style-name="P19"><text:span text:style-name="T104">o</text:span><text:span text:style-name="T8">    </text:span><text:a xlink:type="simple" xlink:href="http://professorweb.ru/my/csharp/web/level2/2_3.php" text:style-name="Internet_20_link" text:visited-style-name="Visited_20_Internet_20_Link"><text:span text:style-name="T91">Класс WebClient</text:span></text:a></text:p>
      <text:p text:style-name="P19"><text:span text:style-name="T104">o</text:span><text:span text:style-name="T8">    </text:span><text:a xlink:type="simple" xlink:href="http://professorweb.ru/my/csharp/web/level2/2_4.php" text:style-name="Internet_20_link" text:visited-style-name="Visited_20_Internet_20_Link"><text:span text:style-name="T91">Классы WebRequest и WebResponse</text:span></text:a></text:p>
      <text:p text:style-name="P19"><text:span text:style-name="T104">o</text:span><text:span text:style-name="T8">    </text:span><text:a xlink:type="simple" xlink:href="http://professorweb.ru/my/csharp/web/level2/2_5.php" text:style-name="Internet_20_link" text:visited-style-name="Visited_20_Internet_20_Link"><text:span text:style-name="T91">Классы .NET для IP-адресов</text:span></text:a></text:p>
      <text:p text:style-name="P19"><text:span text:style-name="T104">o</text:span><text:span text:style-name="T8">    </text:span><text:a xlink:type="simple" xlink:href="http://professorweb.ru/my/csharp/web/level2/2_6.php" text:style-name="Internet_20_link" text:visited-style-name="Visited_20_Internet_20_Link"><text:span text:style-name="T91">Web-прокси</text:span></text:a></text:p>
      <text:p text:style-name="P19"><text:span text:style-name="T104">o</text:span><text:span text:style-name="T8">    </text:span><text:a xlink:type="simple" xlink:href="http://professorweb.ru/my/csharp/web/level2/2_7.php" text:style-name="Internet_20_link" text:visited-style-name="Visited_20_Internet_20_Link"><text:span text:style-name="T91">Аутентификация и разрешения</text:span></text:a></text:p>
      <text:p text:style-name="P16"><text:span text:style-name="T76">·</text:span><text:span text:style-name="T1">     </text:span><text:span text:style-name="T99">3. Работа с сокетами</text:span></text:p>
      <text:p text:style-name="P19"><text:span text:style-name="T104">o</text:span><text:span text:style-name="T8">    </text:span><text:a xlink:type="simple" xlink:href="http://professorweb.ru/my/csharp/web/level3/3_1.php" text:style-name="Internet_20_link" text:visited-style-name="Visited_20_Internet_20_Link"><text:span text:style-name="T91">Сокеты</text:span></text:a></text:p>
      <text:p text:style-name="P19"><text:soft-page-break/><text:span text:style-name="T104">o</text:span><text:span text:style-name="T8">    </text:span><text:a xlink:type="simple" xlink:href="http://professorweb.ru/my/csharp/web/level3/3_2.php" text:style-name="Internet_20_link" text:visited-style-name="Visited_20_Internet_20_Link"><text:span text:style-name="T91">Клиент-серверное приложение на потоковом сокете TCP</text:span></text:a></text:p>
      <text:p text:style-name="P19"><text:span text:style-name="T104">o</text:span><text:span text:style-name="T8">    </text:span><text:a xlink:type="simple" xlink:href="http://professorweb.ru/my/csharp/web/level3/3_3.php" text:style-name="Internet_20_link" text:visited-style-name="Visited_20_Internet_20_Link"><text:span text:style-name="T91">Программа сканирования портов</text:span></text:a></text:p>
      <text:p text:style-name="P19"><text:span text:style-name="T104">o</text:span><text:span text:style-name="T8">    </text:span><text:a xlink:type="simple" xlink:href="http://professorweb.ru/my/csharp/web/level3/3_4.php" text:style-name="Internet_20_link" text:visited-style-name="Visited_20_Internet_20_Link"><text:span text:style-name="T91">Разрешения сокетов</text:span></text:a></text:p>
      <text:p text:style-name="P16"><text:span text:style-name="T76">·</text:span><text:span text:style-name="T1">     </text:span><text:span text:style-name="T99">4. TCP, FTP и UDP</text:span></text:p>
      <text:p text:style-name="P19"><text:span text:style-name="T104">o</text:span><text:span text:style-name="T8">    </text:span><text:a xlink:type="simple" xlink:href="http://professorweb.ru/my/csharp/web/level4/4_1.php" text:style-name="Internet_20_link" text:visited-style-name="Visited_20_Internet_20_Link"><text:span text:style-name="T91">Протокол TCP</text:span></text:a></text:p>
      <text:p text:style-name="P19"><text:span text:style-name="T104">o</text:span><text:span text:style-name="T8">    </text:span><text:a xlink:type="simple" xlink:href="http://professorweb.ru/my/csharp/web/level4/4_2.php" text:style-name="Internet_20_link" text:visited-style-name="Visited_20_Internet_20_Link"><text:span text:style-name="T91">Класс TcpClient</text:span></text:a></text:p>
      <text:p text:style-name="P19"><text:span text:style-name="T104">o</text:span><text:span text:style-name="T8">    </text:span><text:a xlink:type="simple" xlink:href="http://professorweb.ru/my/csharp/web/level4/4_3.php" text:style-name="Internet_20_link" text:visited-style-name="Visited_20_Internet_20_Link"><text:span text:style-name="T91">FTP Client</text:span></text:a></text:p>
      <text:p text:style-name="P19"><text:span text:style-name="T104">o</text:span><text:span text:style-name="T8">    </text:span><text:a xlink:type="simple" xlink:href="http://professorweb.ru/my/csharp/web/level4/4_4.php" text:style-name="Internet_20_link" text:visited-style-name="Visited_20_Internet_20_Link"><text:span text:style-name="T91">Класс TcpListener</text:span></text:a></text:p>
      <text:p text:style-name="P19"><text:span text:style-name="T104">o</text:span><text:span text:style-name="T8">    </text:span><text:a xlink:type="simple" xlink:href="http://professorweb.ru/my/csharp/web/level4/4_5.php" text:style-name="Internet_20_link" text:visited-style-name="Visited_20_Internet_20_Link"><text:span text:style-name="T91">Протокол UDP</text:span></text:a></text:p>
      <text:p text:style-name="P19"><text:span text:style-name="T104">o</text:span><text:span text:style-name="T8">    </text:span><text:a xlink:type="simple" xlink:href="http://professorweb.ru/my/csharp/web/level4/4_6.php" text:style-name="Internet_20_link" text:visited-style-name="Visited_20_Internet_20_Link"><text:span text:style-name="T91">Класс UdpClient</text:span></text:a></text:p>
      <text:p text:style-name="P19"><text:span text:style-name="T104">o</text:span><text:span text:style-name="T8">    </text:span><text:a xlink:type="simple" xlink:href="http://professorweb.ru/my/csharp/web/level4/4_7.php" text:style-name="Internet_20_link" text:visited-style-name="Visited_20_Internet_20_Link"><text:span text:style-name="T91">Пример приложения UDP</text:span></text:a></text:p>
      <text:p text:style-name="P19"><text:span text:style-name="T104">o</text:span><text:span text:style-name="T8">    </text:span><text:a xlink:type="simple" xlink:href="http://professorweb.ru/my/csharp/web/level4/4_8.php" text:style-name="Internet_20_link" text:visited-style-name="Visited_20_Internet_20_Link"><text:span text:style-name="T91">Передача файлов по UDP</text:span></text:a></text:p>
      <text:p text:style-name="P19"><text:span text:style-name="T104">o</text:span><text:span text:style-name="T8">    </text:span><text:a xlink:type="simple" xlink:href="http://professorweb.ru/my/csharp/web/level4/4_9.php" text:style-name="Internet_20_link" text:visited-style-name="Visited_20_Internet_20_Link"><text:span text:style-name="T91">Высокоуровневые протоколы, основанные на UDP</text:span></text:a></text:p>
      <text:p text:style-name="P16"><text:span text:style-name="T76">·</text:span><text:span text:style-name="T1">     </text:span><text:span text:style-name="T99">5. HTTP</text:span></text:p>
      <text:p text:style-name="P19"><text:span text:style-name="T104">o</text:span><text:span text:style-name="T8">    </text:span><text:a xlink:type="simple" xlink:href="http://professorweb.ru/my/csharp/web/level7/7_1.php" text:style-name="Internet_20_link" text:visited-style-name="Visited_20_Internet_20_Link"><text:span text:style-name="T91">Протокол HTTP</text:span></text:a></text:p>
      <text:p text:style-name="P19"><text:span text:style-name="T104">o</text:span><text:span text:style-name="T8">    </text:span><text:a xlink:type="simple" xlink:href="http://professorweb.ru/my/csharp/web/level7/7_2.php" text:style-name="Internet_20_link" text:visited-style-name="Visited_20_Internet_20_Link"><text:span text:style-name="T91">Классы HttpWebRequest и HttpWebResponse</text:span></text:a></text:p>
      <text:p text:style-name="P19"><text:span text:style-name="T104">o</text:span><text:span text:style-name="T8">    </text:span><text:a xlink:type="simple" xlink:href="http://professorweb.ru/my/csharp/web/level7/7_3.php" text:style-name="Internet_20_link" text:visited-style-name="Visited_20_Internet_20_Link"><text:span text:style-name="T91">Управление соединением HTTP</text:span></text:a></text:p>
      <text:p text:style-name="P19"><text:span text:style-name="T104">o</text:span><text:span text:style-name="T8">    </text:span><text:a xlink:type="simple" xlink:href="http://professorweb.ru/my/csharp/web/level7/7_4.php" text:style-name="Internet_20_link" text:visited-style-name="Visited_20_Internet_20_Link"><text:span text:style-name="T91">Чтение и запись cookie</text:span></text:a></text:p>
      <text:p text:style-name="P16"><text:span text:style-name="T76">·</text:span><text:span text:style-name="T1">     </text:span><text:span text:style-name="T99">6. Сеть P2P</text:span></text:p>
      <text:p text:style-name="P19"><text:span text:style-name="T109">o</text:span><text:span text:style-name="T13">    </text:span><text:a xlink:type="simple" xlink:href="http://professorweb.ru/my/csharp/web/level8/8_1.php" text:style-name="Internet_20_link" text:visited-style-name="Visited_20_Internet_20_Link"><text:span text:style-name="T93">Сеть P2P</text:span></text:a></text:p>
      <text:p text:style-name="P19"><text:span text:style-name="T110">o</text:span><text:span text:style-name="T14">    </text:span><text:a xlink:type="simple" xlink:href="http://professorweb.ru/my/csharp/web/level8/8_2.php" text:style-name="Internet_20_link" text:visited-style-name="Visited_20_Internet_20_Link"><text:span text:style-name="T93">Платформа</text:span></text:a><text:a xlink:type="simple" xlink:href="http://professorweb.ru/my/csharp/web/level8/8_2.php" text:style-name="Internet_20_link" text:visited-style-name="Visited_20_Internet_20_Link"><text:span text:style-name="T120"> </text:span></text:a><text:a xlink:type="simple" xlink:href="http://professorweb.ru/my/csharp/web/level8/8_2.php" text:style-name="Internet_20_link" text:visited-style-name="Visited_20_Internet_20_Link"><text:span text:style-name="T94">Microsoft Peer-to-Peer Networking</text:span></text:a></text:p>
      <text:p text:style-name="P19"><text:span text:style-name="T109">o</text:span><text:span text:style-name="T13">    </text:span><text:a xlink:type="simple" xlink:href="http://professorweb.ru/my/csharp/web/level8/8_3.php" text:style-name="Internet_20_link" text:visited-style-name="Visited_20_Internet_20_Link"><text:span text:style-name="T93">Создание приложений P2P</text:span></text:a></text:p>
      <text:p text:style-name="P19"><text:span text:style-name="T109">o</text:span><text:span text:style-name="T13">    </text:span><text:a xlink:type="simple" xlink:href="http://professorweb.ru/my/csharp/web/level8/8_4.php" text:style-name="Internet_20_link" text:visited-style-name="Visited_20_Internet_20_Link"><text:span text:style-name="T93">Пространство имен System.Net.PeerToPeer.Collaboration</text:span></text:a></text:p>
      <text:p text:style-name="P16"><text:span text:style-name="T76">·</text:span><text:span text:style-name="T1">     </text:span><text:span text:style-name="T99">7. Технология Message Queuing</text:span></text:p>
      <text:p text:style-name="P19"><text:span text:style-name="T109">o</text:span><text:span text:style-name="T13">    </text:span><text:a xlink:type="simple" xlink:href="http://professorweb.ru/my/csharp/web/level9/9_1.php" text:style-name="Internet_20_link" text:visited-style-name="Visited_20_Internet_20_Link"><text:span text:style-name="T93">Обзор Message Queuing</text:span></text:a></text:p>
      <text:p text:style-name="P19"><text:span text:style-name="T109">o</text:span><text:span text:style-name="T13">    </text:span><text:a xlink:type="simple" xlink:href="http://professorweb.ru/my/csharp/web/level9/9_2.php" text:style-name="Internet_20_link" text:visited-style-name="Visited_20_Internet_20_Link"><text:span text:style-name="T93">Архитектура Message Queuing</text:span></text:a></text:p>
      <text:p text:style-name="P19"><text:span text:style-name="T109">o</text:span><text:span text:style-name="T13">    </text:span><text:a xlink:type="simple" xlink:href="http://professorweb.ru/my/csharp/web/level9/9_3.php" text:style-name="Internet_20_link" text:visited-style-name="Visited_20_Internet_20_Link"><text:span text:style-name="T93">Программирование с использованием Message Queuing</text:span></text:a></text:p>
      <text:p text:style-name="P19"><text:span text:style-name="T109">o</text:span><text:span text:style-name="T13">    </text:span><text:a xlink:type="simple" xlink:href="http://professorweb.ru/my/csharp/web/level9/9_4.php" text:style-name="Internet_20_link" text:visited-style-name="Visited_20_Internet_20_Link"><text:span text:style-name="T93">Пример приложения Message Queuing</text:span></text:a></text:p>
      <text:p text:style-name="P19"><text:span text:style-name="T109">o</text:span><text:span text:style-name="T13">    </text:span><text:a xlink:type="simple" xlink:href="http://professorweb.ru/my/csharp/web/level9/9_5.php" text:style-name="Internet_20_link" text:visited-style-name="Visited_20_Internet_20_Link"><text:span text:style-name="T93">Транзакционные очереди</text:span></text:a></text:p>
      <text:p text:style-name="P16"><text:span text:style-name="T76">·</text:span><text:span text:style-name="T1">     </text:span><text:span text:style-name="T99">8. Синдикация RSS и Atom</text:span></text:p>
      <text:p text:style-name="P19"><text:span text:style-name="T109">o</text:span><text:span text:style-name="T13">    </text:span><text:a xlink:type="simple" xlink:href="http://professorweb.ru/my/csharp/web/level10/10_1.php" text:style-name="Internet_20_link" text:visited-style-name="Visited_20_Internet_20_Link"><text:span text:style-name="T93">Работа с RSS и Atom</text:span></text:a></text:p>
      <text:p text:style-name="P19"><text:span text:style-name="T109">o</text:span><text:span text:style-name="T13">    </text:span><text:a xlink:type="simple" xlink:href="http://professorweb.ru/my/csharp/web/level10/10_2.php" text:style-name="Internet_20_link" text:visited-style-name="Visited_20_Internet_20_Link"><text:span text:style-name="T93">Чтение каналов RSS и Atom</text:span></text:a></text:p>
      <text:p text:style-name="P19"><text:span text:style-name="T109">o</text:span><text:span text:style-name="T13">    </text:span><text:a xlink:type="simple" xlink:href="http://professorweb.ru/my/csharp/web/level10/10_3.php" text:style-name="Internet_20_link" text:visited-style-name="Visited_20_Internet_20_Link"><text:span text:style-name="T93">Предоставление каналов RSS и Atom</text:span></text:a></text:p>
      <text:p text:style-name="Text_20_body"> </text:p>
      <text:p text:style-name="Text_20_body"><text:span text:style-name="T115">___</text:span> - прочел, полностью пройдено</text:p>
      <text:p text:style-name="Text_20_body"><text:span text:style-name="T117">___</text:span> - не начинал</text:p>
      <text:p text:style-name="Text_20_body"><text:span text:style-name="T120">__</text:span> - собираюсь но попозже</text:p>
      <text:p text:style-name="Text_20_body"><text:span text:style-name="T119">__</text:span> - непонятно</text:p>
      <text:p text:style-name="Text_20_body"><text:span text:style-name="T118">__</text:span> - не собираюсь проходить</text:p>
      <text:p text:style-name="Text_20_body"> </text:p>
      <text:p text:style-name="Text_20_body"> </text:p>
      <text:p text:style-name="P8">Элементы управления WPF</text:p>
      <text:p text:style-name="P11"><text:soft-page-break/>Содержание:</text:p>
      <text:p text:style-name="P23"/>
      <text:p text:style-name="P18"><text:span text:style-name="T80">·</text:span><text:span text:style-name="T5">     </text:span><text:span text:style-name="T102">1. Базовые элементы управления</text:span></text:p>
      <text:p text:style-name="P19"><text:span text:style-name="T104">o</text:span><text:span text:style-name="T8">    </text:span><text:a xlink:type="simple" xlink:href="http://professorweb.ru/my/WPF/UI_WPF/level6/6_1.php" text:style-name="Internet_20_link" text:visited-style-name="Visited_20_Internet_20_Link"><text:span text:style-name="T91">Обзор элементов управления</text:span></text:a></text:p>
      <text:p text:style-name="P19"><text:span text:style-name="T104">o</text:span><text:span text:style-name="T8">    </text:span><text:a xlink:type="simple" xlink:href="http://professorweb.ru/my/WPF/UI_WPF/level6/6_2.php" text:style-name="Internet_20_link" text:visited-style-name="Visited_20_Internet_20_Link"><text:span text:style-name="T91">Кисти фона и переднего плана</text:span></text:a></text:p>
      <text:p text:style-name="P19"><text:span text:style-name="T104">o</text:span><text:span text:style-name="T8">    </text:span><text:a xlink:type="simple" xlink:href="http://professorweb.ru/my/WPF/UI_WPF/level6/6_3.php" text:style-name="Internet_20_link" text:visited-style-name="Visited_20_Internet_20_Link"><text:span text:style-name="T91">Использование шрифтов</text:span></text:a></text:p>
      <text:p text:style-name="P19"><text:span text:style-name="T104">o</text:span><text:span text:style-name="T8">    </text:span><text:a xlink:type="simple" xlink:href="http://professorweb.ru/my/WPF/UI_WPF/level6/6_4.php" text:style-name="Internet_20_link" text:visited-style-name="Visited_20_Internet_20_Link"><text:span text:style-name="T91">Подстановка и встраивание шрифтов</text:span></text:a></text:p>
      <text:p text:style-name="P19"><text:span text:style-name="T104">o</text:span><text:span text:style-name="T8">    </text:span><text:a xlink:type="simple" xlink:href="http://professorweb.ru/my/WPF/UI_WPF/level6/6_5.php" text:style-name="Internet_20_link" text:visited-style-name="Visited_20_Internet_20_Link"><text:span text:style-name="T91">Курсоры мыши</text:span></text:a></text:p>
      <text:p text:style-name="P19"><text:span text:style-name="T104">o</text:span><text:span text:style-name="T8">    </text:span><text:a xlink:type="simple" xlink:href="http://professorweb.ru/my/WPF/UI_WPF/level6/6_6.php" text:style-name="Internet_20_link" text:visited-style-name="Visited_20_Internet_20_Link"><text:span text:style-name="T91">Элементы управления содержимым</text:span></text:a></text:p>
      <text:p text:style-name="P19"><text:span text:style-name="T104">o</text:span><text:span text:style-name="T8">    </text:span><text:a xlink:type="simple" xlink:href="http://professorweb.ru/my/WPF/UI_WPF/level6/6_7.php" text:style-name="Internet_20_link" text:visited-style-name="Visited_20_Internet_20_Link"><text:span text:style-name="T91">Выравнивание</text:span></text:a></text:p>
      <text:p text:style-name="P19"><text:span text:style-name="T104">o</text:span><text:span text:style-name="T8">    </text:span><text:a xlink:type="simple" xlink:href="http://professorweb.ru/my/WPF/UI_WPF/level6/6_8.php" text:style-name="Internet_20_link" text:visited-style-name="Visited_20_Internet_20_Link"><text:span text:style-name="T91">Метки</text:span></text:a></text:p>
      <text:p text:style-name="P19"><text:span text:style-name="T104">o</text:span><text:span text:style-name="T8">    </text:span><text:a xlink:type="simple" xlink:href="http://professorweb.ru/my/WPF/UI_WPF/level6/6_9.php" text:style-name="Internet_20_link" text:visited-style-name="Visited_20_Internet_20_Link"><text:span text:style-name="T91">Кнопки</text:span></text:a></text:p>
      <text:p text:style-name="P19"><text:span text:style-name="T104">o</text:span><text:span text:style-name="T8">    </text:span><text:a xlink:type="simple" xlink:href="http://professorweb.ru/my/WPF/UI_WPF/level6/6_10.php" text:style-name="Internet_20_link" text:visited-style-name="Visited_20_Internet_20_Link"><text:span text:style-name="T91">Всплывающие подсказки</text:span></text:a></text:p>
      <text:p text:style-name="P19"><text:span text:style-name="T104">o</text:span><text:span text:style-name="T8">    </text:span><text:a xlink:type="simple" xlink:href="http://professorweb.ru/my/WPF/UI_WPF/level6/6_11.php" text:style-name="Internet_20_link" text:visited-style-name="Visited_20_Internet_20_Link"><text:span text:style-name="T91">ToolTipService и Popup</text:span></text:a></text:p>
      <text:p text:style-name="P19"><text:span text:style-name="T104">o</text:span><text:span text:style-name="T8">    </text:span><text:a xlink:type="simple" xlink:href="http://professorweb.ru/my/WPF/UI_WPF/level6/6_12.php" text:style-name="Internet_20_link" text:visited-style-name="Visited_20_Internet_20_Link"><text:span text:style-name="T91">Класс ScrollViewer</text:span></text:a></text:p>
      <text:p text:style-name="P19"><text:span text:style-name="T104">o</text:span><text:span text:style-name="T8">    </text:span><text:a xlink:type="simple" xlink:href="http://professorweb.ru/my/WPF/UI_WPF/level6/6_13.php" text:style-name="Internet_20_link" text:visited-style-name="Visited_20_Internet_20_Link"><text:span text:style-name="T91">GroupBox и TabItem</text:span></text:a></text:p>
      <text:p text:style-name="P19"><text:span text:style-name="T104">o</text:span><text:span text:style-name="T8">    </text:span><text:a xlink:type="simple" xlink:href="http://professorweb.ru/my/WPF/UI_WPF/level6/6_14.php" text:style-name="Internet_20_link" text:visited-style-name="Visited_20_Internet_20_Link"><text:span text:style-name="T91">Expander</text:span></text:a></text:p>
      <text:p text:style-name="P19"><text:span text:style-name="T104">o</text:span><text:span text:style-name="T8">    </text:span><text:a xlink:type="simple" xlink:href="http://professorweb.ru/my/WPF/UI_WPF/level6/6_15.php" text:style-name="Internet_20_link" text:visited-style-name="Visited_20_Internet_20_Link"><text:span text:style-name="T91">TextBox</text:span></text:a></text:p>
      <text:p text:style-name="P19"><text:span text:style-name="T104">o</text:span><text:span text:style-name="T8">    </text:span><text:a xlink:type="simple" xlink:href="http://professorweb.ru/my/WPF/UI_WPF/level6/6_16.php" text:style-name="Internet_20_link" text:visited-style-name="Visited_20_Internet_20_Link"><text:span text:style-name="T91">Проверка правописания и класс PasswordBox</text:span></text:a></text:p>
      <text:p text:style-name="P19"><text:span text:style-name="T104">o</text:span><text:span text:style-name="T8">    </text:span><text:a xlink:type="simple" xlink:href="http://professorweb.ru/my/WPF/UI_WPF/level6/6_17.php" text:style-name="Internet_20_link" text:visited-style-name="Visited_20_Internet_20_Link"><text:span text:style-name="T91">ListBox и ComboBox</text:span></text:a></text:p>
      <text:p text:style-name="P19"><text:span text:style-name="T104">o</text:span><text:span text:style-name="T8">    </text:span><text:a xlink:type="simple" xlink:href="http://professorweb.ru/my/WPF/UI_WPF/level6/6_18.php" text:style-name="Internet_20_link" text:visited-style-name="Visited_20_Internet_20_Link"><text:span text:style-name="T91">Slider и ProgressBar</text:span></text:a></text:p>
      <text:p text:style-name="P19"><text:span text:style-name="T104">o</text:span><text:span text:style-name="T8">    </text:span><text:a xlink:type="simple" xlink:href="http://professorweb.ru/my/WPF/UI_WPF/level6/6_19.php" text:style-name="Internet_20_link" text:visited-style-name="Visited_20_Internet_20_Link"><text:span text:style-name="T91">Calendar и DatePicker</text:span></text:a></text:p>
      <text:p text:style-name="P18"><text:span text:style-name="T80">·</text:span><text:span text:style-name="T5">     </text:span><text:span text:style-name="T102">2. Класс Application</text:span></text:p>
      <text:p text:style-name="P19"><text:span text:style-name="T104">o</text:span><text:span text:style-name="T8">    </text:span><text:a xlink:type="simple" xlink:href="http://professorweb.ru/my/WPF/UI_WPF/level7/7_1.php" text:style-name="Internet_20_link" text:visited-style-name="Visited_20_Internet_20_Link"><text:span text:style-name="T91">Создание и останов приложения</text:span></text:a></text:p>
      <text:p text:style-name="P19"><text:span text:style-name="T104">o</text:span><text:span text:style-name="T8">    </text:span><text:a xlink:type="simple" xlink:href="http://professorweb.ru/my/WPF/UI_WPF/level7/7_2.php" text:style-name="Internet_20_link" text:visited-style-name="Visited_20_Internet_20_Link"><text:span text:style-name="T91">События класса Application</text:span></text:a></text:p>
      <text:p text:style-name="P19"><text:span text:style-name="T104">o</text:span><text:span text:style-name="T8">    </text:span><text:a xlink:type="simple" xlink:href="http://professorweb.ru/my/WPF/UI_WPF/level7/7_3.php" text:style-name="Internet_20_link" text:visited-style-name="Visited_20_Internet_20_Link"><text:span text:style-name="T91">Экран заставки</text:span></text:a></text:p>
      <text:p text:style-name="P19"><text:span text:style-name="T104">o</text:span><text:span text:style-name="T8">    </text:span><text:a xlink:type="simple" xlink:href="http://professorweb.ru/my/WPF/UI_WPF/level7/7_4.php" text:style-name="Internet_20_link" text:visited-style-name="Visited_20_Internet_20_Link"><text:span text:style-name="T91">Взаимодействие между окнами</text:span></text:a></text:p>
      <text:p text:style-name="P19"><text:span text:style-name="T104">o</text:span><text:span text:style-name="T8">    </text:span><text:a xlink:type="simple" xlink:href="http://professorweb.ru/my/WPF/UI_WPF/level7/7_5.php" text:style-name="Internet_20_link" text:visited-style-name="Visited_20_Internet_20_Link"><text:span text:style-name="T91">Приложение одного экземпляра</text:span></text:a></text:p>
      <text:p text:style-name="P19"><text:span text:style-name="T104">o</text:span><text:span text:style-name="T8">    </text:span><text:a xlink:type="simple" xlink:href="http://professorweb.ru/my/WPF/UI_WPF/level7/7_6.php" text:style-name="Internet_20_link" text:visited-style-name="Visited_20_Internet_20_Link"><text:span text:style-name="T91">Регистрация типа файла</text:span></text:a></text:p>
      <text:p text:style-name="P19"><text:span text:style-name="T104">o</text:span><text:span text:style-name="T8">    </text:span><text:a xlink:type="simple" xlink:href="http://professorweb.ru/my/WPF/UI_WPF/level7/7_7.php" text:style-name="Internet_20_link" text:visited-style-name="Visited_20_Internet_20_Link"><text:span text:style-name="T91">Ресурсы сборки</text:span></text:a></text:p>
      <text:p text:style-name="P19"><text:span text:style-name="T104">o</text:span><text:span text:style-name="T8">    </text:span><text:a xlink:type="simple" xlink:href="http://professorweb.ru/my/WPF/UI_WPF/level7/7_8.php" text:style-name="Internet_20_link" text:visited-style-name="Visited_20_Internet_20_Link"><text:span text:style-name="T91">Извлечение ресурсов</text:span></text:a></text:p>
      <text:p text:style-name="P19"><text:span text:style-name="T104">o</text:span><text:span text:style-name="T8">    </text:span><text:a xlink:type="simple" xlink:href="http://professorweb.ru/my/WPF/UI_WPF/level7/7_9.php" text:style-name="Internet_20_link" text:visited-style-name="Visited_20_Internet_20_Link"><text:span text:style-name="T91">Использование ресурсов</text:span></text:a></text:p>
      <text:p text:style-name="P19"><text:span text:style-name="T104">o</text:span><text:span text:style-name="T8">    </text:span><text:a xlink:type="simple" xlink:href="http://professorweb.ru/my/WPF/UI_WPF/level7/7_10.php" text:style-name="Internet_20_link" text:visited-style-name="Visited_20_Internet_20_Link"><text:span text:style-name="T91">Локализация приложения</text:span></text:a></text:p>
      <text:p text:style-name="P19"><text:span text:style-name="T104">o</text:span><text:span text:style-name="T8">    </text:span><text:a xlink:type="simple" xlink:href="http://professorweb.ru/my/WPF/UI_WPF/level7/7_11.php" text:style-name="Internet_20_link" text:visited-style-name="Visited_20_Internet_20_Link"><text:span text:style-name="T91">Процесс перевода</text:span></text:a></text:p>
      <text:p text:style-name="P18"><text:span text:style-name="T80">·</text:span><text:span text:style-name="T5">     </text:span><text:span text:style-name="T102">3. Элементы ListView, TreeView и DataGrid</text:span></text:p>
      <text:p text:style-name="P19"><text:span text:style-name="T104">o</text:span><text:span text:style-name="T8">    </text:span><text:a xlink:type="simple" xlink:href="http://professorweb.ru/my/WPF/UI_WPF/level22/22_1.php" text:style-name="Internet_20_link" text:visited-style-name="Visited_20_Internet_20_Link"><text:span text:style-name="T91">ListView</text:span></text:a></text:p>
      <text:p text:style-name="P19"><text:span text:style-name="T104">o</text:span><text:span text:style-name="T8">    </text:span><text:a xlink:type="simple" xlink:href="http://professorweb.ru/my/WPF/UI_WPF/level22/22_2.php" text:style-name="Internet_20_link" text:visited-style-name="Visited_20_Internet_20_Link"><text:span text:style-name="T91">Шаблоны ячеек ListView</text:span></text:a></text:p>
      <text:p text:style-name="P19"><text:span text:style-name="T104">o</text:span><text:span text:style-name="T8">    </text:span><text:a xlink:type="simple" xlink:href="http://professorweb.ru/my/WPF/UI_WPF/level22/22_3.php" text:style-name="Internet_20_link" text:visited-style-name="Visited_20_Internet_20_Link"><text:span text:style-name="T91">Создание специального представления</text:span></text:a></text:p>
      <text:p text:style-name="P19"><text:span text:style-name="T104">o</text:span><text:span text:style-name="T8">    </text:span><text:a xlink:type="simple" xlink:href="http://professorweb.ru/my/WPF/UI_WPF/level22/22_4.php" text:style-name="Internet_20_link" text:visited-style-name="Visited_20_Internet_20_Link"><text:span text:style-name="T91">Стили представления</text:span></text:a></text:p>
      <text:p text:style-name="P19"><text:span text:style-name="T104">o</text:span><text:span text:style-name="T8">    </text:span><text:a xlink:type="simple" xlink:href="http://professorweb.ru/my/WPF/UI_WPF/level22/22_5.php" text:style-name="Internet_20_link" text:visited-style-name="Visited_20_Internet_20_Link"><text:span text:style-name="T91">TreeView</text:span></text:a></text:p>
      <text:p text:style-name="P19"><text:span text:style-name="T104">o</text:span><text:span text:style-name="T8">    </text:span><text:a xlink:type="simple" xlink:href="http://professorweb.ru/my/WPF/UI_WPF/level22/22_6.php" text:style-name="Internet_20_link" text:visited-style-name="Visited_20_Internet_20_Link"><text:span text:style-name="T91">Создание узлов TreeView</text:span></text:a></text:p>
      <text:p text:style-name="P19"><text:span text:style-name="T104">o</text:span><text:span text:style-name="T8">    </text:span><text:a xlink:type="simple" xlink:href="http://professorweb.ru/my/WPF/UI_WPF/level22/22_7.php" text:style-name="Internet_20_link" text:visited-style-name="Visited_20_Internet_20_Link"><text:span text:style-name="T91">DataGrid</text:span></text:a></text:p>
      <text:p text:style-name="P19"><text:span text:style-name="T104">o</text:span><text:span text:style-name="T8">    </text:span><text:a xlink:type="simple" xlink:href="http://professorweb.ru/my/WPF/UI_WPF/level22/22_8.php" text:style-name="Internet_20_link" text:visited-style-name="Visited_20_Internet_20_Link"><text:span text:style-name="T91">Столбцы DataGrid</text:span></text:a></text:p>
      <text:p text:style-name="P19"><text:span text:style-name="T104">o</text:span><text:span text:style-name="T8">    </text:span><text:a xlink:type="simple" xlink:href="http://professorweb.ru/my/WPF/UI_WPF/level22/22_9.php" text:style-name="Internet_20_link" text:visited-style-name="Visited_20_Internet_20_Link"><text:span text:style-name="T91">Форматирование и стилизация столбцов DataGrid</text:span></text:a></text:p>
      <text:p text:style-name="P19"><text:span text:style-name="T104">o</text:span><text:span text:style-name="T8">    </text:span><text:a xlink:type="simple" xlink:href="http://professorweb.ru/my/WPF/UI_WPF/level22/22_10.php" text:style-name="Internet_20_link" text:visited-style-name="Visited_20_Internet_20_Link"><text:span text:style-name="T91">Форматирование строк DataGrid</text:span></text:a></text:p>
      <text:p text:style-name="P19"><text:span text:style-name="T104">o</text:span><text:span text:style-name="T8">    </text:span><text:a xlink:type="simple" xlink:href="http://professorweb.ru/my/WPF/UI_WPF/level22/22_11.php" text:style-name="Internet_20_link" text:visited-style-name="Visited_20_Internet_20_Link"><text:span text:style-name="T91">Настройка DataGrid</text:span></text:a></text:p>
      <text:p text:style-name="P18"><text:span text:style-name="T80">·</text:span><text:span text:style-name="T5">     </text:span><text:span text:style-name="T102">4. Окна</text:span></text:p>
      <text:p text:style-name="P19"><text:soft-page-break/><text:span text:style-name="T104">o</text:span><text:span text:style-name="T8">    </text:span><text:a xlink:type="simple" xlink:href="http://professorweb.ru/my/WPF/UI_WPF/level23/23_1.php" text:style-name="Internet_20_link" text:visited-style-name="Visited_20_Internet_20_Link"><text:span text:style-name="T91">Класс Window</text:span></text:a></text:p>
      <text:p text:style-name="P19"><text:span text:style-name="T104">o</text:span><text:span text:style-name="T8">    </text:span><text:a xlink:type="simple" xlink:href="http://professorweb.ru/my/WPF/UI_WPF/level23/23_2.php" text:style-name="Internet_20_link" text:visited-style-name="Visited_20_Internet_20_Link"><text:span text:style-name="T91">Отображение окна</text:span></text:a></text:p>
      <text:p text:style-name="P19"><text:span text:style-name="T104">o</text:span><text:span text:style-name="T8">    </text:span><text:a xlink:type="simple" xlink:href="http://professorweb.ru/my/WPF/UI_WPF/level23/23_3.php" text:style-name="Internet_20_link" text:visited-style-name="Visited_20_Internet_20_Link"><text:span text:style-name="T91">Взаимодействие окон</text:span></text:a></text:p>
      <text:p text:style-name="P19"><text:span text:style-name="T104">o</text:span><text:span text:style-name="T8">    </text:span><text:a xlink:type="simple" xlink:href="http://professorweb.ru/my/WPF/UI_WPF/level23/23_4.php" text:style-name="Internet_20_link" text:visited-style-name="Visited_20_Internet_20_Link"><text:span text:style-name="T91">Диалоговые окна</text:span></text:a></text:p>
      <text:p text:style-name="P19"><text:span text:style-name="T104">o</text:span><text:span text:style-name="T8">    </text:span><text:a xlink:type="simple" xlink:href="http://professorweb.ru/my/WPF/UI_WPF/level23/23_5.php" text:style-name="Internet_20_link" text:visited-style-name="Visited_20_Internet_20_Link"><text:span text:style-name="T91">Окна нестандартной формы</text:span></text:a></text:p>
      <text:p text:style-name="P19"><text:span text:style-name="T104">o</text:span><text:span text:style-name="T8">    </text:span><text:a xlink:type="simple" xlink:href="http://professorweb.ru/my/WPF/UI_WPF/level23/23_6.php" text:style-name="Internet_20_link" text:visited-style-name="Visited_20_Internet_20_Link"><text:span text:style-name="T91">Настройка нестандартных окон</text:span></text:a></text:p>
      <text:p text:style-name="P19"><text:span text:style-name="T104">o</text:span><text:span text:style-name="T8">    </text:span><text:a xlink:type="simple" xlink:href="http://professorweb.ru/my/WPF/UI_WPF/level23/23_7.php" text:style-name="Internet_20_link" text:visited-style-name="Visited_20_Internet_20_Link"><text:span text:style-name="T91">Шаблон окна</text:span></text:a></text:p>
      <text:p text:style-name="P19"><text:span text:style-name="T104">o</text:span><text:span text:style-name="T8">    </text:span><text:a xlink:type="simple" xlink:href="http://professorweb.ru/my/WPF/UI_WPF/level23/23_8.php" text:style-name="Internet_20_link" text:visited-style-name="Visited_20_Internet_20_Link"><text:span text:style-name="T91">Эффект AeroGlass</text:span></text:a></text:p>
      <text:p text:style-name="P19"><text:span text:style-name="T104">o</text:span><text:span text:style-name="T8">    </text:span><text:a xlink:type="simple" xlink:href="http://professorweb.ru/my/WPF/UI_WPF/level23/23_9.php" text:style-name="Internet_20_link" text:visited-style-name="Visited_20_Internet_20_Link"><text:span text:style-name="T91">Панель задач Windows 7</text:span></text:a></text:p>
      <text:p text:style-name="P19"><text:span text:style-name="T104">o</text:span><text:span text:style-name="T8">    </text:span><text:a xlink:type="simple" xlink:href="http://professorweb.ru/my/WPF/UI_WPF/level23/23_10.php" text:style-name="Internet_20_link" text:visited-style-name="Visited_20_Internet_20_Link"><text:span text:style-name="T91">Списки используемых элементов в панели задач</text:span></text:a></text:p>
      <text:p text:style-name="P19"><text:span text:style-name="T104">o</text:span><text:span text:style-name="T8">    </text:span><text:a xlink:type="simple" xlink:href="http://professorweb.ru/my/WPF/UI_WPF/level23/23_11.php" text:style-name="Internet_20_link" text:visited-style-name="Visited_20_Internet_20_Link"><text:span text:style-name="T91">Изменение значков и окон предварительного просмотра, отображаемых в панели задач</text:span></text:a></text:p>
      <text:p text:style-name="P18"><text:span text:style-name="T78">·</text:span><text:span text:style-name="T3">     </text:span><text:span text:style-name="T100">5. Страницы и навигация</text:span></text:p>
      <text:p text:style-name="P19"><text:span text:style-name="T106">o</text:span><text:span text:style-name="T10">    </text:span><text:a xlink:type="simple" xlink:href="http://professorweb.ru/my/WPF/UI_WPF/level24/24_1.php" text:style-name="Internet_20_link" text:visited-style-name="Visited_20_Internet_20_Link"><text:span text:style-name="T92">Страничная навигация</text:span></text:a></text:p>
      <text:p text:style-name="P19"><text:span text:style-name="T106">o</text:span><text:span text:style-name="T10">    </text:span><text:a xlink:type="simple" xlink:href="http://professorweb.ru/my/WPF/UI_WPF/level24/24_2.php" text:style-name="Internet_20_link" text:visited-style-name="Visited_20_Internet_20_Link"><text:span text:style-name="T92">Страничные интерфейсы</text:span></text:a></text:p>
      <text:p text:style-name="P19"><text:span text:style-name="T106">o</text:span><text:span text:style-name="T10">    </text:span><text:a xlink:type="simple" xlink:href="http://professorweb.ru/my/WPF/UI_WPF/level24/24_3.php" text:style-name="Internet_20_link" text:visited-style-name="Visited_20_Internet_20_Link"><text:span text:style-name="T92">Гиперссылки</text:span></text:a></text:p>
      <text:p text:style-name="P19"><text:span text:style-name="T106">o</text:span><text:span text:style-name="T10">    </text:span><text:a xlink:type="simple" xlink:href="http://professorweb.ru/my/WPF/UI_WPF/level24/24_4.php" text:style-name="Internet_20_link" text:visited-style-name="Visited_20_Internet_20_Link"><text:span text:style-name="T92">Размещение страниц</text:span></text:a></text:p>
      <text:p text:style-name="P19"><text:span text:style-name="T106">o</text:span><text:span text:style-name="T10">    </text:span><text:a xlink:type="simple" xlink:href="http://professorweb.ru/my/WPF/UI_WPF/level24/24_5.php" text:style-name="Internet_20_link" text:visited-style-name="Visited_20_Internet_20_Link"><text:span text:style-name="T92">Хронология страниц</text:span></text:a></text:p>
      <text:p text:style-name="P19"><text:span text:style-name="T106">o</text:span><text:span text:style-name="T10">    </text:span><text:a xlink:type="simple" xlink:href="http://professorweb.ru/my/WPF/UI_WPF/level24/24_6.php" text:style-name="Internet_20_link" text:visited-style-name="Visited_20_Internet_20_Link"><text:span text:style-name="T92">Служба навигации</text:span></text:a></text:p>
      <text:p text:style-name="P19"><text:span text:style-name="T106">o</text:span><text:span text:style-name="T10">    </text:span><text:a xlink:type="simple" xlink:href="http://professorweb.ru/my/WPF/UI_WPF/level24/24_7.php" text:style-name="Internet_20_link" text:visited-style-name="Visited_20_Internet_20_Link"><text:span text:style-name="T92">Управление журналом навигации</text:span></text:a></text:p>
      <text:p text:style-name="P19"><text:span text:style-name="T106">o</text:span><text:span text:style-name="T10">    </text:span><text:a xlink:type="simple" xlink:href="http://professorweb.ru/my/WPF/UI_WPF/level24/24_8.php" text:style-name="Internet_20_link" text:visited-style-name="Visited_20_Internet_20_Link"><text:span text:style-name="T92">Добавление в журнал специальных элементов</text:span></text:a></text:p>
      <text:p text:style-name="P19"><text:span text:style-name="T106">o</text:span><text:span text:style-name="T10">    </text:span><text:a xlink:type="simple" xlink:href="http://professorweb.ru/my/WPF/UI_WPF/level24/24_9.php" text:style-name="Internet_20_link" text:visited-style-name="Visited_20_Internet_20_Link"><text:span text:style-name="T92">Страничные функции</text:span></text:a></text:p>
      <text:p text:style-name="P19"><text:span text:style-name="T106">o</text:span><text:span text:style-name="T10">    </text:span><text:a xlink:type="simple" xlink:href="http://professorweb.ru/my/WPF/UI_WPF/level24/24_10.php" text:style-name="Internet_20_link" text:visited-style-name="Visited_20_Internet_20_Link"><text:span text:style-name="T92">Приложения XBAP</text:span></text:a></text:p>
      <text:p text:style-name="P19"><text:span text:style-name="T106">o</text:span><text:span text:style-name="T10">    </text:span><text:a xlink:type="simple" xlink:href="http://professorweb.ru/my/WPF/UI_WPF/level24/24_11.php" text:style-name="Internet_20_link" text:visited-style-name="Visited_20_Internet_20_Link"><text:span text:style-name="T92">Элемент управления WebBrowser</text:span></text:a></text:p>
      <text:p text:style-name="P19"><text:span text:style-name="T106">o</text:span><text:span text:style-name="T10">    </text:span><text:a xlink:type="simple" xlink:href="http://professorweb.ru/my/WPF/UI_WPF/level24/24_12.php" text:style-name="Internet_20_link" text:visited-style-name="Visited_20_Internet_20_Link"><text:span text:style-name="T92">Написание сценариев для веб-страницы с помощью .NET</text:span></text:a></text:p>
      <text:p text:style-name="P18"><text:span text:style-name="T80">·</text:span><text:span text:style-name="T5">     </text:span><text:span text:style-name="T102">6. Меню, панели инструментов и ленты (Ribbon)</text:span></text:p>
      <text:p text:style-name="P19"><text:span text:style-name="T104">o</text:span><text:span text:style-name="T8">    </text:span><text:a xlink:type="simple" xlink:href="http://professorweb.ru/my/WPF/UI_WPF/level25/25_1.php" text:style-name="Internet_20_link" text:visited-style-name="Visited_20_Internet_20_Link"><text:span text:style-name="T91">Меню</text:span></text:a></text:p>
      <text:p text:style-name="P19"><text:span text:style-name="T104">o</text:span><text:span text:style-name="T8">    </text:span><text:a xlink:type="simple" xlink:href="http://professorweb.ru/my/WPF/UI_WPF/level25/25_2.php" text:style-name="Internet_20_link" text:visited-style-name="Visited_20_Internet_20_Link"><text:span text:style-name="T91">Элементы меню</text:span></text:a></text:p>
      <text:p text:style-name="P19"><text:span text:style-name="T104">o</text:span><text:span text:style-name="T8">    </text:span><text:a xlink:type="simple" xlink:href="http://professorweb.ru/my/WPF/UI_WPF/level25/25_3.php" text:style-name="Internet_20_link" text:visited-style-name="Visited_20_Internet_20_Link"><text:span text:style-name="T91">Элемент управления ToolBar</text:span></text:a></text:p>
      <text:p text:style-name="P19"><text:span text:style-name="T104">o</text:span><text:span text:style-name="T8">    </text:span><text:a xlink:type="simple" xlink:href="http://professorweb.ru/my/WPF/UI_WPF/level25/25_4.php" text:style-name="Internet_20_link" text:visited-style-name="Visited_20_Internet_20_Link"><text:span text:style-name="T91">Элементы управления ToolBarTray и StatusBar</text:span></text:a></text:p>
      <text:p text:style-name="P19"><text:span text:style-name="T104">o</text:span><text:span text:style-name="T8">    </text:span><text:a xlink:type="simple" xlink:href="http://professorweb.ru/my/WPF/UI_WPF/level25/25_5.php" text:style-name="Internet_20_link" text:visited-style-name="Visited_20_Internet_20_Link"><text:span text:style-name="T91">Ленты</text:span></text:a></text:p>
      <text:p text:style-name="P19"><text:span text:style-name="T104">o</text:span><text:span text:style-name="T8">    </text:span><text:a xlink:type="simple" xlink:href="http://professorweb.ru/my/WPF/UI_WPF/level25/25_6.php" text:style-name="Internet_20_link" text:visited-style-name="Visited_20_Internet_20_Link"><text:span text:style-name="T91">Настройка Ribbon</text:span></text:a></text:p>
      <text:p text:style-name="P18"><text:span text:style-name="T80">·</text:span><text:span text:style-name="T5">     </text:span><text:span text:style-name="T102">7. Звук и видео</text:span></text:p>
      <text:p text:style-name="P19"><text:span text:style-name="T104">o</text:span><text:span text:style-name="T8">    </text:span><text:a xlink:type="simple" xlink:href="http://professorweb.ru/my/WPF/UI_WPF/level26/26_1.php" text:style-name="Internet_20_link" text:visited-style-name="Visited_20_Internet_20_Link"><text:span text:style-name="T91">Воспроизведение WAV-аудио</text:span></text:a></text:p>
      <text:p text:style-name="P19"><text:span text:style-name="T104">o</text:span><text:span text:style-name="T8">    </text:span><text:a xlink:type="simple" xlink:href="http://professorweb.ru/my/WPF/UI_WPF/level26/26_2.php" text:style-name="Internet_20_link" text:visited-style-name="Visited_20_Internet_20_Link"><text:span text:style-name="T91">Класс MediaPlayer</text:span></text:a></text:p>
      <text:p text:style-name="P19"><text:span text:style-name="T104">o</text:span><text:span text:style-name="T8">    </text:span><text:a xlink:type="simple" xlink:href="http://professorweb.ru/my/WPF/UI_WPF/level26/26_3.php" text:style-name="Internet_20_link" text:visited-style-name="Visited_20_Internet_20_Link"><text:span text:style-name="T91">Элемент MediaElement</text:span></text:a></text:p>
      <text:p text:style-name="P19"><text:span text:style-name="T104">o</text:span><text:span text:style-name="T8">    </text:span><text:a xlink:type="simple" xlink:href="http://professorweb.ru/my/WPF/UI_WPF/level26/26_4.php" text:style-name="Internet_20_link" text:visited-style-name="Visited_20_Internet_20_Link"><text:span text:style-name="T91">Воспроизведение аудио с помощью триггеров</text:span></text:a></text:p>
      <text:p text:style-name="P19"><text:span text:style-name="T104">o</text:span><text:span text:style-name="T8">    </text:span><text:a xlink:type="simple" xlink:href="http://professorweb.ru/my/WPF/UI_WPF/level26/26_5.php" text:style-name="Internet_20_link" text:visited-style-name="Visited_20_Internet_20_Link"><text:span text:style-name="T91">Изменение громкости, баланса, скорости и позиции воспроизведения</text:span></text:a></text:p>
      <text:p text:style-name="P19"><text:span text:style-name="T104">o</text:span><text:span text:style-name="T8">    </text:span><text:a xlink:type="simple" xlink:href="http://professorweb.ru/my/WPF/UI_WPF/level26/26_6.php" text:style-name="Internet_20_link" text:visited-style-name="Visited_20_Internet_20_Link"><text:span text:style-name="T91">Видео</text:span></text:a></text:p>
      <text:p text:style-name="P19"><text:span text:style-name="T106">o</text:span><text:span text:style-name="T10">    </text:span><text:a xlink:type="simple" xlink:href="http://professorweb.ru/my/WPF/UI_WPF/level26/26_7.php" text:style-name="Internet_20_link" text:visited-style-name="Visited_20_Internet_20_Link"><text:span text:style-name="T92">Синтез речи</text:span></text:a></text:p>
      <text:p text:style-name="P19"><text:span text:style-name="T106">o</text:span><text:span text:style-name="T10">    </text:span><text:a xlink:type="simple" xlink:href="http://professorweb.ru/my/WPF/UI_WPF/level26/26_8.php" text:style-name="Internet_20_link" text:visited-style-name="Visited_20_Internet_20_Link"><text:span text:style-name="T92">Распознавание текста</text:span></text:a></text:p>
      <text:p text:style-name="P22"> </text:p>
      <text:p text:style-name="P22"> </text:p>
      <text:p text:style-name="P8">Привязка, стили и команды WPF</text:p>
      <text:p text:style-name="P11">Содержание:</text:p>
      <text:p text:style-name="P23"><text:soft-page-break/></text:p>
      <text:p text:style-name="P18"><text:span text:style-name="T80">·</text:span><text:span text:style-name="T5">     </text:span><text:span text:style-name="T102">1. Привязка элементов</text:span></text:p>
      <text:p text:style-name="P19"><text:span text:style-name="T104">o</text:span><text:span text:style-name="T8">    </text:span><text:a xlink:type="simple" xlink:href="http://professorweb.ru/my/WPF/binding_and_styles_WPF/level8/8_1.php" text:style-name="Internet_20_link" text:visited-style-name="Visited_20_Internet_20_Link"><text:span text:style-name="T91">Связывание элементов</text:span></text:a></text:p>
      <text:p text:style-name="P19"><text:span text:style-name="T104">o</text:span><text:span text:style-name="T8">    </text:span><text:a xlink:type="simple" xlink:href="http://professorweb.ru/my/WPF/binding_and_styles_WPF/level8/8_2.php" text:style-name="Internet_20_link" text:visited-style-name="Visited_20_Internet_20_Link"><text:span text:style-name="T91">Режимы привязки</text:span></text:a></text:p>
      <text:p text:style-name="P19"><text:span text:style-name="T104">o</text:span><text:span text:style-name="T8">    </text:span><text:a xlink:type="simple" xlink:href="http://professorweb.ru/my/WPF/binding_and_styles_WPF/level8/8_3.php" text:style-name="Internet_20_link" text:visited-style-name="Visited_20_Internet_20_Link"><text:span text:style-name="T91">Создание привязки в коде</text:span></text:a></text:p>
      <text:p text:style-name="P19"><text:span text:style-name="T104">o</text:span><text:span text:style-name="T8">    </text:span><text:a xlink:type="simple" xlink:href="http://professorweb.ru/my/WPF/binding_and_styles_WPF/level8/8_4.php" text:style-name="Internet_20_link" text:visited-style-name="Visited_20_Internet_20_Link"><text:span text:style-name="T91">Множественные привязки</text:span></text:a></text:p>
      <text:p text:style-name="P19"><text:span text:style-name="T104">o</text:span><text:span text:style-name="T8">    </text:span><text:a xlink:type="simple" xlink:href="http://professorweb.ru/my/WPF/binding_and_styles_WPF/level8/8_5.php" text:style-name="Internet_20_link" text:visited-style-name="Visited_20_Internet_20_Link"><text:span text:style-name="T91">Обновление привязок</text:span></text:a></text:p>
      <text:p text:style-name="P19"><text:span text:style-name="T104">o</text:span><text:span text:style-name="T8">    </text:span><text:a xlink:type="simple" xlink:href="http://professorweb.ru/my/WPF/binding_and_styles_WPF/level8/8_6.php" text:style-name="Internet_20_link" text:visited-style-name="Visited_20_Internet_20_Link"><text:span text:style-name="T91">Привязка к объектам</text:span></text:a></text:p>
      <text:p text:style-name="P18"><text:span text:style-name="T80">·</text:span><text:span text:style-name="T5">     </text:span><text:span text:style-name="T102">2. Команды</text:span></text:p>
      <text:p text:style-name="P19"><text:span text:style-name="T104">o</text:span><text:span text:style-name="T8">    </text:span><text:a xlink:type="simple" xlink:href="http://professorweb.ru/my/WPF/binding_and_styles_WPF/level9/9_1.php" text:style-name="Internet_20_link" text:visited-style-name="Visited_20_Internet_20_Link"><text:span text:style-name="T91">Команды</text:span></text:a></text:p>
      <text:p text:style-name="P19"><text:span text:style-name="T104">o</text:span><text:span text:style-name="T8">    </text:span><text:a xlink:type="simple" xlink:href="http://professorweb.ru/my/WPF/binding_and_styles_WPF/level9/9_2.php" text:style-name="Internet_20_link" text:visited-style-name="Visited_20_Internet_20_Link"><text:span text:style-name="T91">Модели команд</text:span></text:a></text:p>
      <text:p text:style-name="P19"><text:span text:style-name="T104">o</text:span><text:span text:style-name="T8">    </text:span><text:a xlink:type="simple" xlink:href="http://professorweb.ru/my/WPF/binding_and_styles_WPF/level9/9_3.php" text:style-name="Internet_20_link" text:visited-style-name="Visited_20_Internet_20_Link"><text:span text:style-name="T91">Библиотека команд</text:span></text:a></text:p>
      <text:p text:style-name="P19"><text:span text:style-name="T104">o</text:span><text:span text:style-name="T8">    </text:span><text:a xlink:type="simple" xlink:href="http://professorweb.ru/my/WPF/binding_and_styles_WPF/level9/9_4.php" text:style-name="Internet_20_link" text:visited-style-name="Visited_20_Internet_20_Link"><text:span text:style-name="T91">Выполнение команд</text:span></text:a></text:p>
      <text:p text:style-name="P19"><text:span text:style-name="T104">o</text:span><text:span text:style-name="T8">    </text:span><text:a xlink:type="simple" xlink:href="http://professorweb.ru/my/WPF/binding_and_styles_WPF/level9/9_5.php" text:style-name="Internet_20_link" text:visited-style-name="Visited_20_Internet_20_Link"><text:span text:style-name="T91">Настройка команд</text:span></text:a></text:p>
      <text:p text:style-name="P19"><text:span text:style-name="T104">o</text:span><text:span text:style-name="T8">    </text:span><text:a xlink:type="simple" xlink:href="http://professorweb.ru/my/WPF/binding_and_styles_WPF/level9/9_6.php" text:style-name="Internet_20_link" text:visited-style-name="Visited_20_Internet_20_Link"><text:span text:style-name="T91">Отключение команд</text:span></text:a></text:p>
      <text:p text:style-name="P19"><text:span text:style-name="T104">o</text:span><text:span text:style-name="T8">    </text:span><text:a xlink:type="simple" xlink:href="http://professorweb.ru/my/WPF/binding_and_styles_WPF/level9/9_7.php" text:style-name="Internet_20_link" text:visited-style-name="Visited_20_Internet_20_Link"><text:span text:style-name="T91">Встроенные команды</text:span></text:a></text:p>
      <text:p text:style-name="P19"><text:span text:style-name="T104">o</text:span><text:span text:style-name="T8">    </text:span><text:a xlink:type="simple" xlink:href="http://professorweb.ru/my/WPF/binding_and_styles_WPF/level9/9_8.php" text:style-name="Internet_20_link" text:visited-style-name="Visited_20_Internet_20_Link"><text:span text:style-name="T91">Специальные команды</text:span></text:a></text:p>
      <text:p text:style-name="P18"><text:span text:style-name="T80">·</text:span><text:span text:style-name="T5">     </text:span><text:span text:style-name="T102">3. Ресурсы</text:span></text:p>
      <text:p text:style-name="P19"><text:span text:style-name="T104">o</text:span><text:span text:style-name="T8">    </text:span><text:a xlink:type="simple" xlink:href="http://professorweb.ru/my/WPF/binding_and_styles_WPF/level10/10_1.php" text:style-name="Internet_20_link" text:visited-style-name="Visited_20_Internet_20_Link"><text:span text:style-name="T91">Ресурсы</text:span></text:a></text:p>
      <text:p text:style-name="P19"><text:span text:style-name="T104">o</text:span><text:span text:style-name="T8">    </text:span><text:a xlink:type="simple" xlink:href="http://professorweb.ru/my/WPF/binding_and_styles_WPF/level10/10_2.php" text:style-name="Internet_20_link" text:visited-style-name="Visited_20_Internet_20_Link"><text:span text:style-name="T91">Иерархия ресурсов</text:span></text:a></text:p>
      <text:p text:style-name="P19"><text:span text:style-name="T104">o</text:span><text:span text:style-name="T8">    </text:span><text:a xlink:type="simple" xlink:href="http://professorweb.ru/my/WPF/binding_and_styles_WPF/level10/10_3.php" text:style-name="Internet_20_link" text:visited-style-name="Visited_20_Internet_20_Link"><text:span text:style-name="T91">Статические и динамические ресурсы</text:span></text:a></text:p>
      <text:p text:style-name="P19"><text:span text:style-name="T104">o</text:span><text:span text:style-name="T8">    </text:span><text:a xlink:type="simple" xlink:href="http://professorweb.ru/my/WPF/binding_and_styles_WPF/level10/10_4.php" text:style-name="Internet_20_link" text:visited-style-name="Visited_20_Internet_20_Link"><text:span text:style-name="T91">Неразделяемые ресурсы</text:span></text:a></text:p>
      <text:p text:style-name="P19"><text:span text:style-name="T104">o</text:span><text:span text:style-name="T8">    </text:span><text:a xlink:type="simple" xlink:href="http://professorweb.ru/my/WPF/binding_and_styles_WPF/level10/10_5.php" text:style-name="Internet_20_link" text:visited-style-name="Visited_20_Internet_20_Link"><text:span text:style-name="T91">Ресурсы приложения и системы</text:span></text:a></text:p>
      <text:p text:style-name="P19"><text:span text:style-name="T104">o</text:span><text:span text:style-name="T8">    </text:span><text:a xlink:type="simple" xlink:href="http://professorweb.ru/my/WPF/binding_and_styles_WPF/level10/10_6.php" text:style-name="Internet_20_link" text:visited-style-name="Visited_20_Internet_20_Link"><text:span text:style-name="T91">Словари ресурсов</text:span></text:a></text:p>
      <text:p text:style-name="P19"><text:span text:style-name="T104">o</text:span><text:span text:style-name="T8">    </text:span><text:a xlink:type="simple" xlink:href="http://professorweb.ru/my/WPF/binding_and_styles_WPF/level10/10_7.php" text:style-name="Internet_20_link" text:visited-style-name="Visited_20_Internet_20_Link"><text:span text:style-name="T91">Разделение ресурсов между сборками</text:span></text:a></text:p>
      <text:p text:style-name="P18"><text:span text:style-name="T80">·</text:span><text:span text:style-name="T5">     </text:span><text:span text:style-name="T102">4. Стили</text:span></text:p>
      <text:p text:style-name="P19"><text:span text:style-name="T104">o</text:span><text:span text:style-name="T8">    </text:span><text:a xlink:type="simple" xlink:href="http://professorweb.ru/my/WPF/binding_and_styles_WPF/level11/11_1.php" text:style-name="Internet_20_link" text:visited-style-name="Visited_20_Internet_20_Link"><text:span text:style-name="T91">Стили</text:span></text:a></text:p>
      <text:p text:style-name="P19"><text:span text:style-name="T104">o</text:span><text:span text:style-name="T8">    </text:span><text:a xlink:type="simple" xlink:href="http://professorweb.ru/my/WPF/binding_and_styles_WPF/level11/11_2.php" text:style-name="Internet_20_link" text:visited-style-name="Visited_20_Internet_20_Link"><text:span text:style-name="T91">Создание объекта стиля</text:span></text:a></text:p>
      <text:p text:style-name="P19"><text:span text:style-name="T104">o</text:span><text:span text:style-name="T8">    </text:span><text:a xlink:type="simple" xlink:href="http://professorweb.ru/my/WPF/binding_and_styles_WPF/level11/11_3.php" text:style-name="Internet_20_link" text:visited-style-name="Visited_20_Internet_20_Link"><text:span text:style-name="T91">Установка свойств стилей</text:span></text:a></text:p>
      <text:p text:style-name="P19"><text:span text:style-name="T104">o</text:span><text:span text:style-name="T8">    </text:span><text:a xlink:type="simple" xlink:href="http://professorweb.ru/my/WPF/binding_and_styles_WPF/level11/11_4.php" text:style-name="Internet_20_link" text:visited-style-name="Visited_20_Internet_20_Link"><text:span text:style-name="T91">Присоединение обработчиков событий</text:span></text:a></text:p>
      <text:p text:style-name="P19"><text:span text:style-name="T104">o</text:span><text:span text:style-name="T8">    </text:span><text:a xlink:type="simple" xlink:href="http://professorweb.ru/my/WPF/binding_and_styles_WPF/level11/11_5.php" text:style-name="Internet_20_link" text:visited-style-name="Visited_20_Internet_20_Link"><text:span text:style-name="T91">Множество уровней стилей</text:span></text:a></text:p>
      <text:p text:style-name="P19"><text:span text:style-name="T104">o</text:span><text:span text:style-name="T8">    </text:span><text:a xlink:type="simple" xlink:href="http://professorweb.ru/my/WPF/binding_and_styles_WPF/level11/11_6.php" text:style-name="Internet_20_link" text:visited-style-name="Visited_20_Internet_20_Link"><text:span text:style-name="T91">Автоматическое применение стилей</text:span></text:a></text:p>
      <text:p text:style-name="P19"><text:span text:style-name="T104">o</text:span><text:span text:style-name="T8">    </text:span><text:a xlink:type="simple" xlink:href="http://professorweb.ru/my/WPF/binding_and_styles_WPF/level11/11_7.php" text:style-name="Internet_20_link" text:visited-style-name="Visited_20_Internet_20_Link"><text:span text:style-name="T91">Триггеры</text:span></text:a></text:p>
      <text:p text:style-name="P19"><text:span text:style-name="T104">o</text:span><text:span text:style-name="T8">    </text:span><text:a xlink:type="simple" xlink:href="http://professorweb.ru/my/WPF/binding_and_styles_WPF/level11/11_8.php" text:style-name="Internet_20_link" text:visited-style-name="Visited_20_Internet_20_Link"><text:span text:style-name="T91">Триггер события</text:span></text:a></text:p>
      <text:p text:style-name="P19"><text:span text:style-name="T113">o</text:span><text:span text:style-name="T17">    </text:span><text:a xlink:type="simple" xlink:href="http://professorweb.ru/my/WPF/binding_and_styles_WPF/level11/11_9.php" text:style-name="Internet_20_link" text:visited-style-name="Visited_20_Internet_20_Link"><text:span text:style-name="T98">Поведения</text:span></text:a></text:p>
      <text:p text:style-name="P19"><text:span text:style-name="T113">o</text:span><text:span text:style-name="T17">    </text:span><text:a xlink:type="simple" xlink:href="http://professorweb.ru/my/WPF/binding_and_styles_WPF/level11/11_10.php" text:style-name="Internet_20_link" text:visited-style-name="Visited_20_Internet_20_Link"><text:span text:style-name="T98">Создание поведений</text:span></text:a></text:p>
      <text:p text:style-name="P19"><text:span text:style-name="T113">o</text:span><text:span text:style-name="T17">    </text:span><text:a xlink:type="simple" xlink:href="http://professorweb.ru/my/WPF/binding_and_styles_WPF/level11/11_11.php" text:style-name="Internet_20_link" text:visited-style-name="Visited_20_Internet_20_Link"><text:span text:style-name="T98">Использование поведений</text:span></text:a></text:p>
      <text:p text:style-name="P18"><text:span text:style-name="T80">·</text:span><text:span text:style-name="T5">     </text:span><text:span text:style-name="T102">5. Привязка данных</text:span></text:p>
      <text:p text:style-name="P19"><text:span text:style-name="T104">o</text:span><text:span text:style-name="T8">    </text:span><text:a xlink:type="simple" xlink:href="http://professorweb.ru/my/WPF/binding_and_styles_WPF/level19/19_1.php" text:style-name="Internet_20_link" text:visited-style-name="Visited_20_Internet_20_Link"><text:span text:style-name="T91">Привязка данных из базы</text:span></text:a></text:p>
      <text:p text:style-name="P19"><text:span text:style-name="T104">o</text:span><text:span text:style-name="T8">    </text:span><text:a xlink:type="simple" xlink:href="http://professorweb.ru/my/WPF/binding_and_styles_WPF/level19/19_2.php" text:style-name="Internet_20_link" text:visited-style-name="Visited_20_Internet_20_Link"><text:span text:style-name="T91">Привязка к коллекции объектов</text:span></text:a></text:p>
      <text:p text:style-name="P19"><text:span text:style-name="T104">o</text:span><text:span text:style-name="T8">    </text:span><text:a xlink:type="simple" xlink:href="http://professorweb.ru/my/WPF/binding_and_styles_WPF/level19/19_3.php" text:style-name="Internet_20_link" text:visited-style-name="Visited_20_Internet_20_Link"><text:span text:style-name="T91">Проверка достоверности</text:span></text:a></text:p>
      <text:p text:style-name="P19"><text:span text:style-name="T104">o</text:span><text:span text:style-name="T8">    </text:span><text:a xlink:type="simple" xlink:href="http://professorweb.ru/my/WPF/binding_and_styles_WPF/level19/19_4.php" text:style-name="Internet_20_link" text:visited-style-name="Visited_20_Internet_20_Link"><text:span text:style-name="T91">Поставщики данных</text:span></text:a></text:p>
      <text:p text:style-name="P19"><text:span text:style-name="T104">o</text:span><text:span text:style-name="T8">    </text:span><text:a xlink:type="simple" xlink:href="http://professorweb.ru/my/WPF/binding_and_styles_WPF/level19/19_5.php" text:style-name="Internet_20_link" text:visited-style-name="Visited_20_Internet_20_Link"><text:span text:style-name="T91">Привязка данных и LINQ</text:span></text:a></text:p>
      <text:p text:style-name="P18"><text:span text:style-name="T76">·</text:span><text:span text:style-name="T1">     </text:span><text:span text:style-name="T99">6. Форматирование привязанных данных</text:span></text:p>
      <text:p text:style-name="P19"><text:span text:style-name="T112">o</text:span><text:span text:style-name="T16">    </text:span><text:a xlink:type="simple" xlink:href="http://professorweb.ru/my/WPF/binding_and_styles_WPF/level20/20_1.php" text:style-name="Internet_20_link" text:visited-style-name="Visited_20_Internet_20_Link"><text:span text:style-name="T97">Преобразование данных</text:span></text:a></text:p>
      <text:p text:style-name="P19"><text:span text:style-name="T112">o</text:span><text:span text:style-name="T16">    </text:span><text:a xlink:type="simple" xlink:href="http://professorweb.ru/my/WPF/binding_and_styles_WPF/level20/20_2.php" text:style-name="Internet_20_link" text:visited-style-name="Visited_20_Internet_20_Link"><text:span text:style-name="T97">Списочные элементы управления</text:span></text:a></text:p>
      <text:p text:style-name="P19"><text:span text:style-name="T112">o</text:span><text:span text:style-name="T16">    </text:span><text:a xlink:type="simple" xlink:href="http://professorweb.ru/my/WPF/binding_and_styles_WPF/level20/20_3.php" text:style-name="Internet_20_link" text:visited-style-name="Visited_20_Internet_20_Link"><text:span text:style-name="T97">Стилизация списков</text:span></text:a></text:p>
      <text:p text:style-name="P19"><text:span text:style-name="T111">o</text:span><text:span text:style-name="T15">    </text:span><text:a xlink:type="simple" xlink:href="http://professorweb.ru/my/WPF/binding_and_styles_WPF/level20/20_4.php" text:style-name="Internet_20_link" text:visited-style-name="Visited_20_Internet_20_Link"><text:span text:style-name="T96">Шаблоны данных</text:span></text:a></text:p>
      <text:p text:style-name="P22"><text:soft-page-break/> </text:p>
      <text:p text:style-name="Text_20_body"><text:span text:style-name="T115">___</text:span> - прочел, полностью пройдено</text:p>
      <text:p text:style-name="Text_20_body"><text:span text:style-name="T117">___</text:span> - не начинал</text:p>
      <text:p text:style-name="Text_20_body"><text:span text:style-name="T120">__</text:span> - собираюсь но попозже</text:p>
      <text:p text:style-name="Text_20_body"><text:span text:style-name="T119">__</text:span> - непонятно</text:p>
      <text:p text:style-name="Text_20_body"><text:span text:style-name="T118">__</text:span> - не собираюсь проходить</text:p>
      <text:p text:style-name="Text_20_body"><text:span text:style-name="T122">__</text:span> - проходил кажется на 99 %</text:p>
      <text:p text:style-name="P22"> </text:p>
      <text:p text:style-name="P22"> </text:p>
      <text:p text:style-name="P7">Графика и анимация WPF</text:p>
      <text:p text:style-name="P15"><text:a xlink:type="simple" xlink:href="http://professorweb.ru/my/WPF/base_WPF/level1/info_WPF.php" text:style-name="Internet_20_link" text:visited-style-name="Visited_20_Internet_20_Link"><text:span text:style-name="T90">WPF</text:span></text:a> <text:span text:style-name="T121">--- Графика и анимация WPF</text:span></text:p>
      <text:p text:style-name="P10">Содержание:</text:p>
      <text:p text:style-name="P23"/>
      <text:p text:style-name="P16"><text:span text:style-name="T80">·</text:span><text:span text:style-name="T5">     </text:span><text:span text:style-name="T102">1. Фигуры, кисти и трансформации</text:span></text:p>
      <text:p text:style-name="P19"><text:span text:style-name="T104">o</text:span><text:span text:style-name="T8">    </text:span><text:a xlink:type="simple" xlink:href="http://professorweb.ru/my/WPF/graphics_and_animation/level12/12_1.php" text:style-name="Internet_20_link" text:visited-style-name="Visited_20_Internet_20_Link"><text:span text:style-name="T91">Фигуры</text:span></text:a></text:p>
      <text:p text:style-name="P19"><text:span text:style-name="T104">o</text:span><text:span text:style-name="T8">    </text:span><text:a xlink:type="simple" xlink:href="http://professorweb.ru/my/WPF/graphics_and_animation/level12/12_2.php" text:style-name="Internet_20_link" text:visited-style-name="Visited_20_Internet_20_Link"><text:span text:style-name="T91">Rectangle и Ellipse</text:span></text:a></text:p>
      <text:p text:style-name="P19"><text:span text:style-name="T104">o</text:span><text:span text:style-name="T8">    </text:span><text:a xlink:type="simple" xlink:href="http://professorweb.ru/my/WPF/graphics_and_animation/level12/12_3.php" text:style-name="Internet_20_link" text:visited-style-name="Visited_20_Internet_20_Link"><text:span text:style-name="T91">Размеры и расположение фигур</text:span></text:a></text:p>
      <text:p text:style-name="P19"><text:span text:style-name="T104">o</text:span><text:span text:style-name="T8">    </text:span><text:a xlink:type="simple" xlink:href="http://professorweb.ru/my/WPF/graphics_and_animation/level12/12_4.php" text:style-name="Internet_20_link" text:visited-style-name="Visited_20_Internet_20_Link"><text:span text:style-name="T91">Viewbox</text:span></text:a></text:p>
      <text:p text:style-name="P19"><text:span text:style-name="T104">o</text:span><text:span text:style-name="T8">    </text:span><text:a xlink:type="simple" xlink:href="http://professorweb.ru/my/WPF/graphics_and_animation/level12/12_5.php" text:style-name="Internet_20_link" text:visited-style-name="Visited_20_Internet_20_Link"><text:span text:style-name="T91">Line</text:span></text:a></text:p>
      <text:p text:style-name="P19"><text:span text:style-name="T104">o</text:span><text:span text:style-name="T8">    </text:span><text:a xlink:type="simple" xlink:href="http://professorweb.ru/my/WPF/graphics_and_animation/level12/12_6.php" text:style-name="Internet_20_link" text:visited-style-name="Visited_20_Internet_20_Link"><text:span text:style-name="T91">Polyline и Polygon</text:span></text:a></text:p>
      <text:p text:style-name="P19"><text:span text:style-name="T104">o</text:span><text:span text:style-name="T8">    </text:span><text:a xlink:type="simple" xlink:href="http://professorweb.ru/my/WPF/graphics_and_animation/level12/12_7.php" text:style-name="Internet_20_link" text:visited-style-name="Visited_20_Internet_20_Link"><text:span text:style-name="T91">Настройка линий</text:span></text:a></text:p>
      <text:p text:style-name="P19"><text:span text:style-name="T104">o</text:span><text:span text:style-name="T8">    </text:span><text:a xlink:type="simple" xlink:href="http://professorweb.ru/my/WPF/graphics_and_animation/level12/12_8.php" text:style-name="Internet_20_link" text:visited-style-name="Visited_20_Internet_20_Link"><text:span text:style-name="T91">Привязка к пикселям</text:span></text:a></text:p>
      <text:p text:style-name="P19"><text:span text:style-name="T104">o</text:span><text:span text:style-name="T8">    </text:span><text:a xlink:type="simple" xlink:href="http://professorweb.ru/my/WPF/graphics_and_animation/level12/12_9.php" text:style-name="Internet_20_link" text:visited-style-name="Visited_20_Internet_20_Link"><text:span text:style-name="T91">Кисти</text:span></text:a></text:p>
      <text:p text:style-name="P19"><text:span text:style-name="T104">o</text:span><text:span text:style-name="T8">    </text:span><text:a xlink:type="simple" xlink:href="http://professorweb.ru/my/WPF/graphics_and_animation/level12/12_10.php" text:style-name="Internet_20_link" text:visited-style-name="Visited_20_Internet_20_Link"><text:span text:style-name="T91">LinearGradientBrush</text:span></text:a></text:p>
      <text:p text:style-name="P19"><text:span text:style-name="T104">o</text:span><text:span text:style-name="T8">    </text:span><text:a xlink:type="simple" xlink:href="http://professorweb.ru/my/WPF/graphics_and_animation/level12/12_11.php" text:style-name="Internet_20_link" text:visited-style-name="Visited_20_Internet_20_Link"><text:span text:style-name="T91">RadialGradientBrush</text:span></text:a></text:p>
      <text:p text:style-name="P19"><text:span text:style-name="T104">o</text:span><text:span text:style-name="T8">    </text:span><text:a xlink:type="simple" xlink:href="http://professorweb.ru/my/WPF/graphics_and_animation/level12/12_12.php" text:style-name="Internet_20_link" text:visited-style-name="Visited_20_Internet_20_Link"><text:span text:style-name="T91">ImageBrush</text:span></text:a></text:p>
      <text:p text:style-name="P19"><text:span text:style-name="T104">o</text:span><text:span text:style-name="T8">    </text:span><text:a xlink:type="simple" xlink:href="http://professorweb.ru/my/WPF/graphics_and_animation/level12/12_13.php" text:style-name="Internet_20_link" text:visited-style-name="Visited_20_Internet_20_Link"><text:span text:style-name="T91">Текстуры</text:span></text:a></text:p>
      <text:p text:style-name="P19"><text:span text:style-name="T104">o</text:span><text:span text:style-name="T8">    </text:span><text:a xlink:type="simple" xlink:href="http://professorweb.ru/my/WPF/graphics_and_animation/level12/12_14.php" text:style-name="Internet_20_link" text:visited-style-name="Visited_20_Internet_20_Link"><text:span text:style-name="T91">VisualBrush</text:span></text:a></text:p>
      <text:p text:style-name="P19"><text:span text:style-name="T104">o</text:span><text:span text:style-name="T8">    </text:span><text:a xlink:type="simple" xlink:href="http://professorweb.ru/my/WPF/graphics_and_animation/level12/12_15.php" text:style-name="Internet_20_link" text:visited-style-name="Visited_20_Internet_20_Link"><text:span text:style-name="T91">BitmapCacheBrush</text:span></text:a></text:p>
      <text:p text:style-name="P19"><text:span text:style-name="T104">o</text:span><text:span text:style-name="T8">    </text:span><text:a xlink:type="simple" xlink:href="http://professorweb.ru/my/WPF/graphics_and_animation/level12/12_16.php" text:style-name="Internet_20_link" text:visited-style-name="Visited_20_Internet_20_Link"><text:span text:style-name="T91">Трансформации</text:span></text:a></text:p>
      <text:p text:style-name="P19"><text:span text:style-name="T104">o</text:span><text:span text:style-name="T8">    </text:span><text:a xlink:type="simple" xlink:href="http://professorweb.ru/my/WPF/graphics_and_animation/level12/12_17.php" text:style-name="Internet_20_link" text:visited-style-name="Visited_20_Internet_20_Link"><text:span text:style-name="T91">Трансформация фигур</text:span></text:a></text:p>
      <text:p text:style-name="P19"><text:span text:style-name="T104">o</text:span><text:span text:style-name="T8">    </text:span><text:a xlink:type="simple" xlink:href="http://professorweb.ru/my/WPF/graphics_and_animation/level12/12_18.php" text:style-name="Internet_20_link" text:visited-style-name="Visited_20_Internet_20_Link"><text:span text:style-name="T91">Трансформация элементов</text:span></text:a></text:p>
      <text:p text:style-name="P19"><text:span text:style-name="T104">o</text:span><text:span text:style-name="T8">    </text:span><text:a xlink:type="simple" xlink:href="http://professorweb.ru/my/WPF/graphics_and_animation/level12/12_19.php" text:style-name="Internet_20_link" text:visited-style-name="Visited_20_Internet_20_Link"><text:span text:style-name="T91">Прозрачность</text:span></text:a></text:p>
      <text:p text:style-name="P19"><text:span text:style-name="T104">o</text:span><text:span text:style-name="T8">    </text:span><text:a xlink:type="simple" xlink:href="http://professorweb.ru/my/WPF/graphics_and_animation/level12/12_20.php" text:style-name="Internet_20_link" text:visited-style-name="Visited_20_Internet_20_Link"><text:span text:style-name="T91">Маски непрозрачности</text:span></text:a></text:p>
      <text:p text:style-name="P16"><text:span text:style-name="T80">·</text:span><text:span text:style-name="T5">     </text:span><text:span text:style-name="T102">2. Классы Geometry и Drawing</text:span></text:p>
      <text:p text:style-name="P19"><text:span text:style-name="T104">o</text:span><text:span text:style-name="T8">    </text:span><text:a xlink:type="simple" xlink:href="http://professorweb.ru/my/WPF/graphics_and_animation/level13/13_1.php" text:style-name="Internet_20_link" text:visited-style-name="Visited_20_Internet_20_Link"><text:span text:style-name="T91">Классы Path и Geometry</text:span></text:a></text:p>
      <text:p text:style-name="P19"><text:span text:style-name="T104">o</text:span><text:span text:style-name="T8">    </text:span><text:a xlink:type="simple" xlink:href="http://professorweb.ru/my/WPF/graphics_and_animation/level13/13_2.php" text:style-name="Internet_20_link" text:visited-style-name="Visited_20_Internet_20_Link"><text:span text:style-name="T91">GeometryGroup</text:span></text:a></text:p>
      <text:p text:style-name="P19"><text:span text:style-name="T104">o</text:span><text:span text:style-name="T8">    </text:span><text:a xlink:type="simple" xlink:href="http://professorweb.ru/my/WPF/graphics_and_animation/level13/13_3.php" text:style-name="Internet_20_link" text:visited-style-name="Visited_20_Internet_20_Link"><text:span text:style-name="T91">CombinedGeometry</text:span></text:a></text:p>
      <text:p text:style-name="P19"><text:span text:style-name="T104">o</text:span><text:span text:style-name="T8">    </text:span><text:a xlink:type="simple" xlink:href="http://professorweb.ru/my/WPF/graphics_and_animation/level13/13_4.php" text:style-name="Internet_20_link" text:visited-style-name="Visited_20_Internet_20_Link"><text:span text:style-name="T91">PathGeometry</text:span></text:a></text:p>
      <text:p text:style-name="P19"><text:span text:style-name="T104">o</text:span><text:span text:style-name="T8">    </text:span><text:a xlink:type="simple" xlink:href="http://professorweb.ru/my/WPF/graphics_and_animation/level13/13_5.php" text:style-name="Internet_20_link" text:visited-style-name="Visited_20_Internet_20_Link"><text:span text:style-name="T91">Мини-язык описания геометрии</text:span></text:a></text:p>
      <text:p text:style-name="P19"><text:span text:style-name="T104">o</text:span><text:span text:style-name="T8">    </text:span><text:a xlink:type="simple" xlink:href="http://professorweb.ru/my/WPF/graphics_and_animation/level13/13_6.php" text:style-name="Internet_20_link" text:visited-style-name="Visited_20_Internet_20_Link"><text:span text:style-name="T91">Кадрирование геометрии</text:span></text:a></text:p>
      <text:p text:style-name="P19"><text:span text:style-name="T104">o</text:span><text:span text:style-name="T8">    </text:span><text:a xlink:type="simple" xlink:href="http://professorweb.ru/my/WPF/graphics_and_animation/level13/13_7.php" text:style-name="Internet_20_link" text:visited-style-name="Visited_20_Internet_20_Link"><text:span text:style-name="T91">Рисунки</text:span></text:a></text:p>
      <text:p text:style-name="P19"><text:soft-page-break/><text:span text:style-name="T104">o</text:span><text:span text:style-name="T8">    </text:span><text:a xlink:type="simple" xlink:href="http://professorweb.ru/my/WPF/graphics_and_animation/level13/13_8.php" text:style-name="Internet_20_link" text:visited-style-name="Visited_20_Internet_20_Link"><text:span text:style-name="T91">Экспорт рисунка</text:span></text:a></text:p>
      <text:p text:style-name="P17"><text:span text:style-name="T76">·</text:span><text:span text:style-name="T1">     </text:span><text:span text:style-name="T99">3. Эффекты и класс Visual</text:span></text:p>
      <text:p text:style-name="P19"><text:span text:style-name="T111">o</text:span><text:span text:style-name="T15">    </text:span><text:a xlink:type="simple" xlink:href="http://professorweb.ru/my/WPF/graphics_and_animation/level14/14_1.php" text:style-name="Internet_20_link" text:visited-style-name="Visited_20_Internet_20_Link"><text:span text:style-name="T96">Класс Visual</text:span></text:a></text:p>
      <text:p text:style-name="P19"><text:span text:style-name="T111">o</text:span><text:span text:style-name="T15">    </text:span><text:a xlink:type="simple" xlink:href="http://professorweb.ru/my/WPF/graphics_and_animation/level14/14_2.php" text:style-name="Internet_20_link" text:visited-style-name="Visited_20_Internet_20_Link"><text:span text:style-name="T96">Помещение визуальных объектов в оболочку элемента</text:span></text:a></text:p>
      <text:p text:style-name="P19"><text:span text:style-name="T111">o</text:span><text:span text:style-name="T15">    </text:span><text:a xlink:type="simple" xlink:href="http://professorweb.ru/my/WPF/graphics_and_animation/level14/14_3.php" text:style-name="Internet_20_link" text:visited-style-name="Visited_20_Internet_20_Link"><text:span text:style-name="T96">Эффекты</text:span></text:a></text:p>
      <text:p text:style-name="P19"><text:span text:style-name="T111">o</text:span><text:span text:style-name="T15">    </text:span><text:a xlink:type="simple" xlink:href="http://professorweb.ru/my/WPF/graphics_and_animation/level14/14_4.php" text:style-name="Internet_20_link" text:visited-style-name="Visited_20_Internet_20_Link"><text:span text:style-name="T96">ShaderEffect</text:span></text:a></text:p>
      <text:p text:style-name="P19"><text:span text:style-name="T111">o</text:span><text:span text:style-name="T15">    </text:span><text:a xlink:type="simple" xlink:href="http://professorweb.ru/my/WPF/graphics_and_animation/level14/14_5.php" text:style-name="Internet_20_link" text:visited-style-name="Visited_20_Internet_20_Link"><text:span text:style-name="T96">WriteableBitmap</text:span></text:a></text:p>
      <text:p text:style-name="P19"><text:span text:style-name="T111">o</text:span><text:span text:style-name="T15">    </text:span><text:a xlink:type="simple" xlink:href="http://professorweb.ru/my/WPF/graphics_and_animation/level14/14_6.php" text:style-name="Internet_20_link" text:visited-style-name="Visited_20_Internet_20_Link"><text:span text:style-name="T96">Запись пикселей</text:span></text:a></text:p>
      <text:p text:style-name="P17"><text:span text:style-name="T76">·</text:span><text:span text:style-name="T1">     </text:span><text:span text:style-name="T99">4. Основы анимации</text:span></text:p>
      <text:p text:style-name="P19"><text:span text:style-name="T111">o</text:span><text:span text:style-name="T15">    </text:span><text:a xlink:type="simple" xlink:href="http://professorweb.ru/my/WPF/graphics_and_animation/level15/15_1.php" text:style-name="Internet_20_link" text:visited-style-name="Visited_20_Internet_20_Link"><text:span text:style-name="T96">Понятие анимации</text:span></text:a></text:p>
      <text:p text:style-name="P19"><text:span text:style-name="T111">o</text:span><text:span text:style-name="T15">    </text:span><text:a xlink:type="simple" xlink:href="http://professorweb.ru/my/WPF/graphics_and_animation/level15/15_2.php" text:style-name="Internet_20_link" text:visited-style-name="Visited_20_Internet_20_Link"><text:span text:style-name="T96">Базовые анимации</text:span></text:a></text:p>
      <text:p text:style-name="P19"><text:span text:style-name="T111">o</text:span><text:span text:style-name="T15">    </text:span><text:a xlink:type="simple" xlink:href="http://professorweb.ru/my/WPF/graphics_and_animation/level15/15_3.php" text:style-name="Internet_20_link" text:visited-style-name="Visited_20_Internet_20_Link"><text:span text:style-name="T96">Анимация в коде</text:span></text:a></text:p>
      <text:p text:style-name="P19"><text:span text:style-name="T111">o</text:span><text:span text:style-name="T15">    </text:span><text:a xlink:type="simple" xlink:href="http://professorweb.ru/my/WPF/graphics_and_animation/level15/15_4.php" text:style-name="Internet_20_link" text:visited-style-name="Visited_20_Internet_20_Link"><text:span text:style-name="T96">Свойства линейной анимации</text:span></text:a></text:p>
      <text:p text:style-name="P19"><text:span text:style-name="T111">o</text:span><text:span text:style-name="T15">    </text:span><text:a xlink:type="simple" xlink:href="http://professorweb.ru/my/WPF/graphics_and_animation/level15/15_5.php" text:style-name="Internet_20_link" text:visited-style-name="Visited_20_Internet_20_Link"><text:span text:style-name="T96">Время жизни анимации</text:span></text:a></text:p>
      <text:p text:style-name="P19"><text:span text:style-name="T111">o</text:span><text:span text:style-name="T15">    </text:span><text:a xlink:type="simple" xlink:href="http://professorweb.ru/my/WPF/graphics_and_animation/level15/15_6.php" text:style-name="Internet_20_link" text:visited-style-name="Visited_20_Internet_20_Link"><text:span text:style-name="T96">Класс TimeLine</text:span></text:a></text:p>
      <text:p text:style-name="P19"><text:span text:style-name="T111">o</text:span><text:span text:style-name="T15">    </text:span><text:a xlink:type="simple" xlink:href="http://professorweb.ru/my/WPF/graphics_and_animation/level15/15_7.php" text:style-name="Internet_20_link" text:visited-style-name="Visited_20_Internet_20_Link"><text:span text:style-name="T96">Раскадровка</text:span></text:a></text:p>
      <text:p text:style-name="P19"><text:span text:style-name="T111">o</text:span><text:span text:style-name="T15">    </text:span><text:a xlink:type="simple" xlink:href="http://professorweb.ru/my/WPF/graphics_and_animation/level15/15_8.php" text:style-name="Internet_20_link" text:visited-style-name="Visited_20_Internet_20_Link"><text:span text:style-name="T96">Перекрывающиеся и синхронизированные анимации</text:span></text:a></text:p>
      <text:p text:style-name="P19"><text:span text:style-name="T111">o</text:span><text:span text:style-name="T15">    </text:span><text:a xlink:type="simple" xlink:href="http://professorweb.ru/my/WPF/graphics_and_animation/level15/15_9.php" text:style-name="Internet_20_link" text:visited-style-name="Visited_20_Internet_20_Link"><text:span text:style-name="T96">Управление воспроизведением</text:span></text:a></text:p>
      <text:p text:style-name="P19"><text:span text:style-name="T111">o</text:span><text:span text:style-name="T15">    </text:span><text:a xlink:type="simple" xlink:href="http://professorweb.ru/my/WPF/graphics_and_animation/level15/15_10.php" text:style-name="Internet_20_link" text:visited-style-name="Visited_20_Internet_20_Link"><text:span text:style-name="T96">Эффект вытеснения</text:span></text:a></text:p>
      <text:p text:style-name="P19"><text:span text:style-name="T111">o</text:span><text:span text:style-name="T15">    </text:span><text:a xlink:type="simple" xlink:href="http://professorweb.ru/my/WPF/graphics_and_animation/level15/15_11.php" text:style-name="Internet_20_link" text:visited-style-name="Visited_20_Internet_20_Link"><text:span text:style-name="T96">Отслеживание хода анимации</text:span></text:a></text:p>
      <text:p text:style-name="P19"><text:span text:style-name="T111">o</text:span><text:span text:style-name="T15">    </text:span><text:a xlink:type="simple" xlink:href="http://professorweb.ru/my/WPF/graphics_and_animation/level15/15_12.php" text:style-name="Internet_20_link" text:visited-style-name="Visited_20_Internet_20_Link"><text:span text:style-name="T96">Плавность анимации</text:span></text:a></text:p>
      <text:p text:style-name="P19"><text:span text:style-name="T111">o</text:span><text:span text:style-name="T15">    </text:span><text:a xlink:type="simple" xlink:href="http://professorweb.ru/my/WPF/graphics_and_animation/level15/15_13.php" text:style-name="Internet_20_link" text:visited-style-name="Visited_20_Internet_20_Link"><text:span text:style-name="T96">Режимы плавности</text:span></text:a></text:p>
      <text:p text:style-name="P19"><text:span text:style-name="T111">o</text:span><text:span text:style-name="T15">    </text:span><text:a xlink:type="simple" xlink:href="http://professorweb.ru/my/WPF/graphics_and_animation/level15/15_14.php" text:style-name="Internet_20_link" text:visited-style-name="Visited_20_Internet_20_Link"><text:span text:style-name="T96">Создание специальной функции плавности</text:span></text:a></text:p>
      <text:p text:style-name="P19"><text:span text:style-name="T111">o</text:span><text:span text:style-name="T15">    </text:span><text:a xlink:type="simple" xlink:href="http://professorweb.ru/my/WPF/graphics_and_animation/level15/15_15.php" text:style-name="Internet_20_link" text:visited-style-name="Visited_20_Internet_20_Link"><text:span text:style-name="T96">Производительность анимации</text:span></text:a></text:p>
      <text:p text:style-name="P19"><text:span text:style-name="T111">o</text:span><text:span text:style-name="T15">    </text:span><text:a xlink:type="simple" xlink:href="http://professorweb.ru/my/WPF/graphics_and_animation/level15/15_16.php" text:style-name="Internet_20_link" text:visited-style-name="Visited_20_Internet_20_Link"><text:span text:style-name="T96">Кэширование изображений</text:span></text:a></text:p>
      <text:p text:style-name="P16"><text:span text:style-name="T78">·</text:span><text:span text:style-name="T3">     </text:span><text:span text:style-name="T99">5</text:span><text:span text:style-name="T100">. Расширенная анимация</text:span></text:p>
      <text:p text:style-name="P19"><text:span text:style-name="T106">o</text:span><text:span text:style-name="T10">    </text:span><text:a xlink:type="simple" xlink:href="http://professorweb.ru/my/WPF/graphics_and_animation/level16/16_1.php" text:style-name="Internet_20_link" text:visited-style-name="Visited_20_Internet_20_Link"><text:span text:style-name="T92">Анимированные трансформации</text:span></text:a></text:p>
      <text:p text:style-name="P19"><text:span text:style-name="T106">o</text:span><text:span text:style-name="T10">    </text:span><text:a xlink:type="simple" xlink:href="http://professorweb.ru/my/WPF/graphics_and_animation/level16/16_2.php" text:style-name="Internet_20_link" text:visited-style-name="Visited_20_Internet_20_Link"><text:span text:style-name="T92">Множество анимированных трансформаций</text:span></text:a></text:p>
      <text:p text:style-name="P19"><text:span text:style-name="T106">o</text:span><text:span text:style-name="T10">    </text:span><text:a xlink:type="simple" xlink:href="http://professorweb.ru/my/WPF/graphics_and_animation/level16/16_3.php" text:style-name="Internet_20_link" text:visited-style-name="Visited_20_Internet_20_Link"><text:span text:style-name="T92">Анимированные кисти</text:span></text:a></text:p>
      <text:p text:style-name="P19"><text:span text:style-name="T106">o</text:span><text:span text:style-name="T10">    </text:span><text:a xlink:type="simple" xlink:href="http://professorweb.ru/my/WPF/graphics_and_animation/level16/16_4.php" text:style-name="Internet_20_link" text:visited-style-name="Visited_20_Internet_20_Link"><text:span text:style-name="T92">Анимация построителя текстуры</text:span></text:a></text:p>
      <text:p text:style-name="P19"><text:span text:style-name="T106">o</text:span><text:span text:style-name="T10">    </text:span><text:a xlink:type="simple" xlink:href="http://professorweb.ru/my/WPF/graphics_and_animation/level16/16_5.php" text:style-name="Internet_20_link" text:visited-style-name="Visited_20_Internet_20_Link"><text:span text:style-name="T92">Анимация ключевого кадра</text:span></text:a></text:p>
      <text:p text:style-name="P19"><text:span text:style-name="T106">o</text:span><text:span text:style-name="T10">    </text:span><text:a xlink:type="simple" xlink:href="http://professorweb.ru/my/WPF/graphics_and_animation/level16/16_6.php" text:style-name="Internet_20_link" text:visited-style-name="Visited_20_Internet_20_Link"><text:span text:style-name="T92">Сплайновые анимации ключевого кадра</text:span></text:a></text:p>
      <text:p text:style-name="P19"><text:span text:style-name="T106">o</text:span><text:span text:style-name="T10">    </text:span><text:a xlink:type="simple" xlink:href="http://professorweb.ru/my/WPF/graphics_and_animation/level16/16_7.php" text:style-name="Internet_20_link" text:visited-style-name="Visited_20_Internet_20_Link"><text:span text:style-name="T92">Анимация на основе пути</text:span></text:a></text:p>
      <text:p text:style-name="P19"><text:span text:style-name="T106">o</text:span><text:span text:style-name="T10">    </text:span><text:a xlink:type="simple" xlink:href="http://professorweb.ru/my/WPF/graphics_and_animation/level16/16_8.php" text:style-name="Internet_20_link" text:visited-style-name="Visited_20_Internet_20_Link"><text:span text:style-name="T92">Анимация на основе кадра</text:span></text:a></text:p>
      <text:p text:style-name="P16"><text:span text:style-name="T78">·</text:span><text:span text:style-name="T3">     </text:span><text:span text:style-name="T100">6. Трехмерная графика</text:span></text:p>
      <text:p text:style-name="P19"><text:span text:style-name="T106">o</text:span><text:span text:style-name="T10">    </text:span><text:a xlink:type="simple" xlink:href="http://professorweb.ru/my/WPF/graphics_and_animation/level27/27_1.php" text:style-name="Internet_20_link" text:visited-style-name="Visited_20_Internet_20_Link"><text:span text:style-name="T92">Основы трехмерной графики</text:span></text:a></text:p>
      <text:p text:style-name="P19"><text:span text:style-name="T106">o</text:span><text:span text:style-name="T10">    </text:span><text:a xlink:type="simple" xlink:href="http://professorweb.ru/my/WPF/graphics_and_animation/level27/27_2.php" text:style-name="Internet_20_link" text:visited-style-name="Visited_20_Internet_20_Link"><text:span text:style-name="T92">Трехмерные объекты</text:span></text:a></text:p>
      <text:p text:style-name="P19"><text:span text:style-name="T106">o</text:span><text:span text:style-name="T10">    </text:span><text:a xlink:type="simple" xlink:href="http://professorweb.ru/my/WPF/graphics_and_animation/level27/27_3.php" text:style-name="Internet_20_link" text:visited-style-name="Visited_20_Internet_20_Link"><text:span text:style-name="T92">Геометрия трехмерных объектов</text:span></text:a></text:p>
      <text:p text:style-name="P19"><text:span text:style-name="T106">o</text:span><text:span text:style-name="T10">    </text:span><text:a xlink:type="simple" xlink:href="http://professorweb.ru/my/WPF/graphics_and_animation/level27/27_4.php" text:style-name="Internet_20_link" text:visited-style-name="Visited_20_Internet_20_Link"><text:span text:style-name="T92">Источники света</text:span></text:a></text:p>
      <text:p text:style-name="P19"><text:span text:style-name="T106">o</text:span><text:span text:style-name="T10">    </text:span><text:a xlink:type="simple" xlink:href="http://professorweb.ru/my/WPF/graphics_and_animation/level27/27_5.php" text:style-name="Internet_20_link" text:visited-style-name="Visited_20_Internet_20_Link"><text:span text:style-name="T92">Камера</text:span></text:a></text:p>
      <text:p text:style-name="P19"><text:span text:style-name="T106">o</text:span><text:span text:style-name="T10">    </text:span><text:a xlink:type="simple" xlink:href="http://professorweb.ru/my/WPF/graphics_and_animation/level27/27_6.php" text:style-name="Internet_20_link" text:visited-style-name="Visited_20_Internet_20_Link"><text:span text:style-name="T92">Текстурирование и нормали</text:span></text:a></text:p>
      <text:p text:style-name="P19"><text:span text:style-name="T106">o</text:span><text:span text:style-name="T10">    </text:span><text:a xlink:type="simple" xlink:href="http://professorweb.ru/my/WPF/graphics_and_animation/level27/27_7.php" text:style-name="Internet_20_link" text:visited-style-name="Visited_20_Internet_20_Link"><text:span text:style-name="T92">Сложные трехмерные фигуры</text:span></text:a></text:p>
      <text:p text:style-name="P19"><text:span text:style-name="T106">o</text:span><text:span text:style-name="T10">    </text:span><text:a xlink:type="simple" xlink:href="http://professorweb.ru/my/WPF/graphics_and_animation/level27/27_8.php" text:style-name="Internet_20_link" text:visited-style-name="Visited_20_Internet_20_Link"><text:span text:style-name="T92">Материалы</text:span></text:a></text:p>
      <text:p text:style-name="P19"><text:span text:style-name="T106">o</text:span><text:span text:style-name="T10">    </text:span><text:a xlink:type="simple" xlink:href="http://professorweb.ru/my/WPF/graphics_and_animation/level27/27_9.php" text:style-name="Internet_20_link" text:visited-style-name="Visited_20_Internet_20_Link"><text:span text:style-name="T92">Отображение текстур</text:span></text:a></text:p>
      <text:p text:style-name="P19"><text:span text:style-name="T106">o</text:span><text:span text:style-name="T10">    </text:span><text:a xlink:type="simple" xlink:href="http://professorweb.ru/my/WPF/graphics_and_animation/level27/27_10.php" text:style-name="Internet_20_link" text:visited-style-name="Visited_20_Internet_20_Link"><text:span text:style-name="T92">Трансформации и вращения трехмерной графики</text:span></text:a></text:p>
      <text:p text:style-name="P19"><text:span text:style-name="T106">o</text:span><text:span text:style-name="T10">    </text:span><text:a xlink:type="simple" xlink:href="http://professorweb.ru/my/WPF/graphics_and_animation/level27/27_11.php" text:style-name="Internet_20_link" text:visited-style-name="Visited_20_Internet_20_Link"><text:span text:style-name="T92">«Полеты» трехмерных фигур</text:span></text:a></text:p>
      <text:p text:style-name="P19"><text:span text:style-name="T106">o</text:span><text:span text:style-name="T10">    </text:span><text:a xlink:type="simple" xlink:href="http://professorweb.ru/my/WPF/graphics_and_animation/level27/27_12.php" text:style-name="Internet_20_link" text:visited-style-name="Visited_20_Internet_20_Link"><text:span text:style-name="T92">Шаровый манипулятор</text:span></text:a></text:p>
      <text:p text:style-name="Text_20_body"> </text:p>
      <text:p text:style-name="Text_20_body"><text:span text:style-name="T115">___</text:span> - прочел, полностью пройдено</text:p>
      <text:p text:style-name="Text_20_body"><text:soft-page-break/><text:span text:style-name="T116">___</text:span> - перечитать</text:p>
      <text:p text:style-name="Text_20_body"><text:span text:style-name="T117">___</text:span> - не начинал</text:p>
      <text:p text:style-name="Text_20_body"><text:span text:style-name="T120">__</text:span> - собираюсь но попозже</text:p>
      <text:p text:style-name="Text_20_body"><text:span text:style-name="T119">__</text:span> - непонятно</text:p>
      <text:p text:style-name="Text_20_body"><text:span text:style-name="T118">__</text:span> - не собираюсь проходить</text:p>
      <text:p text:style-name="Text_20_body"> </text:p>
      <text:p text:style-name="P7">Шаблоны и пользовательские элементы управления WPF</text:p>
      <text:p text:style-name="P15"><text:a xlink:type="simple" xlink:href="http://professorweb.ru/my/WPF/base_WPF/level1/info_WPF.php" text:style-name="Internet_20_link" text:visited-style-name="Visited_20_Internet_20_Link"><text:span text:style-name="T90">WPF</text:span></text:a> <text:span text:style-name="T121">--- Шаблоны и пользовательские элементы управления WPF</text:span></text:p>
      <text:p text:style-name="P10">Содержание:</text:p>
      <text:p text:style-name="P23"/>
      <text:p text:style-name="P16"><text:span text:style-name="T80">·</text:span><text:span text:style-name="T5">     </text:span><text:span text:style-name="T99">1. </text:span><text:span text:style-name="T102">Шаблоны элементов управления</text:span></text:p>
      <text:p text:style-name="P19"><text:span text:style-name="T104">o</text:span><text:span text:style-name="T8">    </text:span><text:a xlink:type="simple" xlink:href="http://professorweb.ru/my/WPF/Template/level17/17_1.php" text:style-name="Internet_20_link" text:visited-style-name="Visited_20_Internet_20_Link"><text:span text:style-name="T91">Логические и визуальные деревья</text:span></text:a></text:p>
      <text:p text:style-name="P19"><text:span text:style-name="T104">o</text:span><text:span text:style-name="T8">    </text:span><text:a xlink:type="simple" xlink:href="http://professorweb.ru/my/WPF/Template/level17/17_2.php" text:style-name="Internet_20_link" text:visited-style-name="Visited_20_Internet_20_Link"><text:span text:style-name="T91">Программный просмотр логического и визуального дерева</text:span></text:a></text:p>
      <text:p text:style-name="P19"><text:span text:style-name="T104">o</text:span><text:span text:style-name="T8">    </text:span><text:a xlink:type="simple" xlink:href="http://professorweb.ru/my/WPF/Template/level17/17_3.php" text:style-name="Internet_20_link" text:visited-style-name="Visited_20_Internet_20_Link"><text:span text:style-name="T91">Шаблоны</text:span></text:a></text:p>
      <text:p text:style-name="P19"><text:span text:style-name="T104">o</text:span><text:span text:style-name="T8">    </text:span><text:a xlink:type="simple" xlink:href="http://professorweb.ru/my/WPF/Template/level17/17_4.php" text:style-name="Internet_20_link" text:visited-style-name="Visited_20_Internet_20_Link"><text:span text:style-name="T91">Анализ элементов управления</text:span></text:a></text:p>
      <text:p text:style-name="P19"><text:span text:style-name="T104">o</text:span><text:span text:style-name="T8">    </text:span><text:a xlink:type="simple" xlink:href="http://professorweb.ru/my/WPF/Template/level17/17_5.php" text:style-name="Internet_20_link" text:visited-style-name="Visited_20_Internet_20_Link"><text:span text:style-name="T91">Создание шаблонов</text:span></text:a></text:p>
      <text:p text:style-name="P19"><text:span text:style-name="T104">o</text:span><text:span text:style-name="T8">    </text:span><text:a xlink:type="simple" xlink:href="http://professorweb.ru/my/WPF/Template/level17/17_6.php" text:style-name="Internet_20_link" text:visited-style-name="Visited_20_Internet_20_Link"><text:span text:style-name="T91">Триггеры, изменяющие свойства</text:span></text:a></text:p>
      <text:p text:style-name="P19"><text:span text:style-name="T104">o</text:span><text:span text:style-name="T8">    </text:span><text:a xlink:type="simple" xlink:href="http://professorweb.ru/my/WPF/Template/level17/17_7.php" text:style-name="Internet_20_link" text:visited-style-name="Visited_20_Internet_20_Link"><text:span text:style-name="T91">Триггеры, использующие анимацию</text:span></text:a></text:p>
      <text:p text:style-name="P19"><text:span text:style-name="T104">o</text:span><text:span text:style-name="T8">    </text:span><text:a xlink:type="simple" xlink:href="http://professorweb.ru/my/WPF/Template/level17/17_8.php" text:style-name="Internet_20_link" text:visited-style-name="Visited_20_Internet_20_Link"><text:span text:style-name="T91">Организация ресурсов для шаблонов</text:span></text:a></text:p>
      <text:p text:style-name="P19"><text:span text:style-name="T104">o</text:span><text:span text:style-name="T8">    </text:span><text:a xlink:type="simple" xlink:href="http://professorweb.ru/my/WPF/Template/level17/17_9.php" text:style-name="Internet_20_link" text:visited-style-name="Visited_20_Internet_20_Link"><text:span text:style-name="T91">Автоматическое применение шаблонов</text:span></text:a></text:p>
      <text:p text:style-name="P19"><text:span text:style-name="T104">o</text:span><text:span text:style-name="T8">    </text:span><text:a xlink:type="simple" xlink:href="http://professorweb.ru/my/WPF/Template/level17/17_10.php" text:style-name="Internet_20_link" text:visited-style-name="Visited_20_Internet_20_Link"><text:span text:style-name="T91">Обложки</text:span></text:a></text:p>
      <text:p text:style-name="P19"><text:span text:style-name="T104">o</text:span><text:span text:style-name="T8">    </text:span><text:a xlink:type="simple" xlink:href="http://professorweb.ru/my/WPF/Template/level17/17_11.php" text:style-name="Internet_20_link" text:visited-style-name="Visited_20_Internet_20_Link"><text:span text:style-name="T91">Построение сложного шаблона</text:span></text:a></text:p>
      <text:p text:style-name="P19"><text:span text:style-name="T104">o</text:span><text:span text:style-name="T8">    </text:span><text:a xlink:type="simple" xlink:href="http://professorweb.ru/my/WPF/Template/level17/17_12.php" text:style-name="Internet_20_link" text:visited-style-name="Visited_20_Internet_20_Link"><text:span text:style-name="T91">Модификация полосы прокрутки</text:span></text:a></text:p>
      <text:p text:style-name="P19"><text:span text:style-name="T104">o</text:span><text:span text:style-name="T8">    </text:span><text:a xlink:type="simple" xlink:href="http://professorweb.ru/my/WPF/Template/level17/17_13.php" text:style-name="Internet_20_link" text:visited-style-name="Visited_20_Internet_20_Link"><text:span text:style-name="T91">Примеры шаблонов элементов управления</text:span></text:a></text:p>
      <text:p text:style-name="P19"><text:span text:style-name="T104">o</text:span><text:span text:style-name="T8">    </text:span><text:a xlink:type="simple" xlink:href="http://professorweb.ru/my/WPF/Template/level17/17_14.php" text:style-name="Internet_20_link" text:visited-style-name="Visited_20_Internet_20_Link"><text:span text:style-name="T91">Визуальные состояния</text:span></text:a></text:p>
      <text:p text:style-name="P16"><text:span text:style-name="T76">·</text:span><text:span text:style-name="T1">     </text:span><text:span text:style-name="T99">2. Пользовательские элементы WPF</text:span></text:p>
      <text:p text:style-name="P19"><text:span text:style-name="T104">o</text:span><text:span text:style-name="T8">    </text:span><text:a xlink:type="simple" xlink:href="http://professorweb.ru/my/WPF/Template/level18/18_1.php" text:style-name="Internet_20_link" text:visited-style-name="Visited_20_Internet_20_Link"><text:span text:style-name="T91">Пользовательские элементы</text:span></text:a></text:p>
      <text:p text:style-name="P19"><text:span text:style-name="T104">o</text:span><text:span text:style-name="T8">    </text:span><text:a xlink:type="simple" xlink:href="http://professorweb.ru/my/WPF/Template/level18/18_2.php" text:style-name="Internet_20_link" text:visited-style-name="Visited_20_Internet_20_Link"><text:span text:style-name="T91">Построение пользовательского элемента</text:span></text:a></text:p>
      <text:p text:style-name="P19"><text:span text:style-name="T104">o</text:span><text:span text:style-name="T8">    </text:span><text:a xlink:type="simple" xlink:href="http://professorweb.ru/my/WPF/Template/level18/18_3.php" text:style-name="Internet_20_link" text:visited-style-name="Visited_20_Internet_20_Link"><text:span text:style-name="T91">Добавление кода разметки</text:span></text:a></text:p>
      <text:p text:style-name="P19"><text:span text:style-name="T104">o</text:span><text:span text:style-name="T8">    </text:span><text:a xlink:type="simple" xlink:href="http://professorweb.ru/my/WPF/Template/level18/18_4.php" text:style-name="Internet_20_link" text:visited-style-name="Visited_20_Internet_20_Link"><text:span text:style-name="T91">Поддержка команд</text:span></text:a></text:p>
      <text:p text:style-name="P19"><text:span text:style-name="T104">o</text:span><text:span text:style-name="T8">    </text:span><text:a xlink:type="simple" xlink:href="http://professorweb.ru/my/WPF/Template/level18/18_5.php" text:style-name="Internet_20_link" text:visited-style-name="Visited_20_Internet_20_Link"><text:span text:style-name="T91">UserControl</text:span></text:a></text:p>
      <text:p text:style-name="P19"><text:span text:style-name="T104">o</text:span><text:span text:style-name="T8">    </text:span><text:a xlink:type="simple" xlink:href="http://professorweb.ru/my/WPF/Template/level18/18_6.php" text:style-name="Internet_20_link" text:visited-style-name="Visited_20_Internet_20_Link"><text:span text:style-name="T91">Создание элемента управления, лишенного внешнего вида</text:span></text:a></text:p>
      <text:p text:style-name="P19"><text:span text:style-name="T104">o</text:span><text:span text:style-name="T8">    </text:span><text:a xlink:type="simple" xlink:href="http://professorweb.ru/my/WPF/Template/level18/18_7.php" text:style-name="Internet_20_link" text:visited-style-name="Visited_20_Internet_20_Link"><text:span text:style-name="T91">Поддержка визуальных состояний</text:span></text:a></text:p>
      <text:p text:style-name="P19"><text:span text:style-name="T104">o</text:span><text:span text:style-name="T8">    </text:span><text:a xlink:type="simple" xlink:href="http://professorweb.ru/my/WPF/Template/level18/18_8.php" text:style-name="Internet_20_link" text:visited-style-name="Visited_20_Internet_20_Link"><text:span text:style-name="T91">Шаблон элемента управления по умолчанию</text:span></text:a></text:p>
      <text:p text:style-name="P19"><text:span text:style-name="T104">o</text:span><text:span text:style-name="T8">    </text:span><text:a xlink:type="simple" xlink:href="http://professorweb.ru/my/WPF/Template/level18/18_9.php" text:style-name="Internet_20_link" text:visited-style-name="Visited_20_Internet_20_Link"><text:span text:style-name="T91">Переходы между состояниями</text:span></text:a></text:p>
      <text:p text:style-name="P19"><text:span text:style-name="T104">o</text:span><text:span text:style-name="T8">    </text:span><text:a xlink:type="simple" xlink:href="http://professorweb.ru/my/WPF/Template/level18/18_10.php" text:style-name="Internet_20_link" text:visited-style-name="Visited_20_Internet_20_Link"><text:span text:style-name="T91">Использование FlipPanel</text:span></text:a></text:p>
      <text:p text:style-name="P19"><text:span text:style-name="T111">o</text:span><text:span text:style-name="T15">    </text:span><text:a xlink:type="simple" xlink:href="http://professorweb.ru/my/WPF/Template/level18/18_11.php" text:style-name="Internet_20_link" text:visited-style-name="Visited_20_Internet_20_Link"><text:span text:style-name="T96">Создание панелей компоновки</text:span></text:a></text:p>
      <text:p text:style-name="P19"><text:span text:style-name="T111">o</text:span><text:span text:style-name="T15">    </text:span><text:a xlink:type="simple" xlink:href="http://professorweb.ru/my/WPF/Template/level18/18_12.php" text:style-name="Internet_20_link" text:visited-style-name="Visited_20_Internet_20_Link"><text:span text:style-name="T96">Примеры пользовательских панелей компоновки</text:span></text:a></text:p>
      <text:p text:style-name="P19"><text:span text:style-name="T111">o</text:span><text:span text:style-name="T15">    </text:span><text:a xlink:type="simple" xlink:href="http://professorweb.ru/my/WPF/Template/level18/18_13.php" text:style-name="Internet_20_link" text:visited-style-name="Visited_20_Internet_20_Link"><text:span text:style-name="T96">Рисованные элементы</text:span></text:a></text:p>
      <text:p text:style-name="P19"><text:span text:style-name="T111">o</text:span><text:span text:style-name="T15">    </text:span><text:a xlink:type="simple" xlink:href="http://professorweb.ru/my/WPF/Template/level18/18_14.php" text:style-name="Internet_20_link" text:visited-style-name="Visited_20_Internet_20_Link"><text:span text:style-name="T96">Выполнение специального рисования</text:span></text:a></text:p>
      <text:p text:style-name="Text_20_body"> </text:p>
      <text:p text:style-name="Text_20_body"><text:soft-page-break/> </text:p>
      <text:p text:style-name="Text_20_body"><text:span text:style-name="T115">___</text:span> - прочел, полностью пройдено</text:p>
      <text:p text:style-name="Text_20_body"><text:span text:style-name="T116">___</text:span> - перечитать</text:p>
      <text:p text:style-name="Text_20_body"><text:span text:style-name="T117">___</text:span> - не начинал</text:p>
      <text:p text:style-name="Text_20_body"><text:span text:style-name="T120">__</text:span> - собираюсь но попозже</text:p>
      <text:p text:style-name="Text_20_body"><text:span text:style-name="T119">__</text:span> - непонятно</text:p>
      <text:p text:style-name="Text_20_body"><text:span text:style-name="T118">__</text:span> - не собираюсь проходить</text:p>
      <text:p text:style-name="Text_20_body"> </text:p>
      <text:p text:style-name="Text_20_body"> </text:p>
      <text:p text:style-name="Text_20_body"> </text:p>
      <text:p text:style-name="Text_20_body"> </text:p>
      <text:p text:style-name="P7">Периферия WPF</text:p>
      <text:p text:style-name="P5"> </text:p>
      <text:p text:style-name="P10">Содержание:</text:p>
      <text:p text:style-name="P23"/>
      <text:p text:style-name="P16"><text:span text:style-name="T79">·</text:span><text:span text:style-name="T4">     </text:span><text:span text:style-name="T101">1. Работа с документами и печать</text:span></text:p>
      <text:p text:style-name="P19"><text:span text:style-name="T109">o</text:span><text:span text:style-name="T13">    </text:span><text:a xlink:type="simple" xlink:href="http://professorweb.ru/my/WPF/documents_WPF/level28/28_1.php" text:style-name="Internet_20_link" text:visited-style-name="Visited_20_Internet_20_Link"><text:span text:style-name="T93">Типы документов</text:span></text:a></text:p>
      <text:p text:style-name="P19"><text:span text:style-name="T109">o</text:span><text:span text:style-name="T13">    </text:span><text:a xlink:type="simple" xlink:href="http://professorweb.ru/my/WPF/documents_WPF/level28/28_2.php" text:style-name="Internet_20_link" text:visited-style-name="Visited_20_Internet_20_Link"><text:span text:style-name="T93">Потоковые документы</text:span></text:a></text:p>
      <text:p text:style-name="P19"><text:span text:style-name="T109">o</text:span><text:span text:style-name="T13">    </text:span><text:a xlink:type="simple" xlink:href="http://professorweb.ru/my/WPF/documents_WPF/level28/28_3.php" text:style-name="Internet_20_link" text:visited-style-name="Visited_20_Internet_20_Link"><text:span text:style-name="T93">Блочные элементы</text:span></text:a></text:p>
      <text:p text:style-name="P19"><text:span text:style-name="T109">o</text:span><text:span text:style-name="T13">    </text:span><text:a xlink:type="simple" xlink:href="http://professorweb.ru/my/WPF/documents_WPF/level28/28_4.php" text:style-name="Internet_20_link" text:visited-style-name="Visited_20_Internet_20_Link"><text:span text:style-name="T93">Строковые элементы</text:span></text:a></text:p>
      <text:p text:style-name="P19"><text:span text:style-name="T109">o</text:span><text:span text:style-name="T13">    </text:span><text:a xlink:type="simple" xlink:href="http://professorweb.ru/my/WPF/documents_WPF/level28/28_5.php" text:style-name="Internet_20_link" text:visited-style-name="Visited_20_Internet_20_Link"><text:span text:style-name="T93">Программное взаимодействие с элементами</text:span></text:a></text:p>
      <text:p text:style-name="P19"><text:span text:style-name="T109">o</text:span><text:span text:style-name="T13">    </text:span><text:a xlink:type="simple" xlink:href="http://professorweb.ru/my/WPF/documents_WPF/level28/28_6.php" text:style-name="Internet_20_link" text:visited-style-name="Visited_20_Internet_20_Link"><text:span text:style-name="T93">Контейнеры FlowDocumentScrollViewer, FlowDocumentPageViewer и FlowDocumentReader</text:span></text:a></text:p>
      <text:p text:style-name="P19"><text:span text:style-name="T109">o</text:span><text:span text:style-name="T13">    </text:span><text:a xlink:type="simple" xlink:href="http://professorweb.ru/my/WPF/documents_WPF/level28/28_7.php" text:style-name="Internet_20_link" text:visited-style-name="Visited_20_Internet_20_Link"><text:span text:style-name="T93">Редактирование потокового документа</text:span></text:a></text:p>
      <text:p text:style-name="P19"><text:span text:style-name="T109">o</text:span><text:span text:style-name="T13">    </text:span><text:a xlink:type="simple" xlink:href="http://professorweb.ru/my/WPF/documents_WPF/level28/28_8.php" text:style-name="Internet_20_link" text:visited-style-name="Visited_20_Internet_20_Link"><text:span text:style-name="T93">Аннотации</text:span></text:a></text:p>
      <text:p text:style-name="P19"><text:span text:style-name="T109">o</text:span><text:span text:style-name="T13">    </text:span><text:a xlink:type="simple" xlink:href="http://professorweb.ru/my/WPF/documents_WPF/level28/28_9.php" text:style-name="Internet_20_link" text:visited-style-name="Visited_20_Internet_20_Link"><text:span text:style-name="T93">Печать</text:span></text:a></text:p>
      <text:p text:style-name="P19"><text:span text:style-name="T109">o</text:span><text:span text:style-name="T13">    </text:span><text:a xlink:type="simple" xlink:href="http://professorweb.ru/my/WPF/documents_WPF/level28/28_10.php" text:style-name="Internet_20_link" text:visited-style-name="Visited_20_Internet_20_Link"><text:span text:style-name="T93">Специальная печать</text:span></text:a></text:p>
      <text:p text:style-name="P19"><text:span text:style-name="T109">o</text:span><text:span text:style-name="T13">    </text:span><text:a xlink:type="simple" xlink:href="http://professorweb.ru/my/WPF/documents_WPF/level28/28_11.php" text:style-name="Internet_20_link" text:visited-style-name="Visited_20_Internet_20_Link"><text:span text:style-name="T93">Настройка и управление печатью</text:span></text:a></text:p>
      <text:p text:style-name="P19"><text:span text:style-name="T109">o</text:span><text:span text:style-name="T13">    </text:span><text:a xlink:type="simple" xlink:href="http://professorweb.ru/my/WPF/documents_WPF/level28/28_12.php" text:style-name="Internet_20_link" text:visited-style-name="Visited_20_Internet_20_Link"><text:span text:style-name="T93">Печать документов XPS</text:span></text:a></text:p>
      <text:p text:style-name="P17"><text:span text:style-name="T76">·</text:span><text:span text:style-name="T1">     </text:span><text:span text:style-name="T99">2. Многопоточные приложения</text:span></text:p>
      <text:p text:style-name="P19"><text:span text:style-name="T111">o</text:span><text:span text:style-name="T15">    </text:span><text:a xlink:type="simple" xlink:href="http://professorweb.ru/my/WPF/documents_WPF/level31/31_1.php" text:style-name="Internet_20_link" text:visited-style-name="Visited_20_Internet_20_Link"><text:span text:style-name="T96">Модель STA</text:span></text:a></text:p>
      <text:p text:style-name="P19"><text:span text:style-name="T111">o</text:span><text:span text:style-name="T15">    </text:span><text:a xlink:type="simple" xlink:href="http://professorweb.ru/my/WPF/documents_WPF/level31/31_2.php" text:style-name="Internet_20_link" text:visited-style-name="Visited_20_Internet_20_Link"><text:span text:style-name="T96">Класс DispatcherObject</text:span></text:a></text:p>
      <text:p text:style-name="P19"><text:span text:style-name="T111">o</text:span><text:span text:style-name="T15">    </text:span><text:a xlink:type="simple" xlink:href="http://professorweb.ru/my/WPF/documents_WPF/level31/31_3.php" text:style-name="Internet_20_link" text:visited-style-name="Visited_20_Internet_20_Link"><text:span text:style-name="T96">Класс BackgroundWorker</text:span></text:a></text:p>
      <text:p text:style-name="P16"><text:span text:style-name="T79">·</text:span><text:span text:style-name="T4">     </text:span><text:span text:style-name="T101">3. Модель дополнений MAF и MEF</text:span></text:p>
      <text:p text:style-name="P19"><text:span text:style-name="T109">o</text:span><text:span text:style-name="T13">    </text:span><text:a xlink:type="simple" xlink:href="http://professorweb.ru/my/WPF/documents_WPF/level32/32_1.php" text:style-name="Internet_20_link" text:visited-style-name="Visited_20_Internet_20_Link"><text:span text:style-name="T93">Модель дополнений</text:span></text:a></text:p>
      <text:p text:style-name="P19"><text:span text:style-name="T109">o</text:span><text:span text:style-name="T13">    </text:span><text:a xlink:type="simple" xlink:href="http://professorweb.ru/my/WPF/documents_WPF/level32/32_2.php" text:style-name="Internet_20_link" text:visited-style-name="Visited_20_Internet_20_Link"><text:span text:style-name="T93">Пример приложения, использующего дополнение</text:span></text:a></text:p>
      <text:p text:style-name="P19"><text:span text:style-name="T109">o</text:span><text:span text:style-name="T13">    </text:span><text:a xlink:type="simple" xlink:href="http://professorweb.ru/my/WPF/documents_WPF/level32/32_3.php" text:style-name="Internet_20_link" text:visited-style-name="Visited_20_Internet_20_Link"><text:span text:style-name="T93">Взаимодействие с хостом</text:span></text:a></text:p>
      <text:p text:style-name="P19"><text:span text:style-name="T109">o</text:span><text:span text:style-name="T13">    </text:span><text:a xlink:type="simple" xlink:href="http://professorweb.ru/my/WPF/documents_WPF/level32/32_4.php" text:style-name="Internet_20_link" text:visited-style-name="Visited_20_Internet_20_Link"><text:span text:style-name="T93">Визуальные дополнения</text:span></text:a></text:p>
      <text:p text:style-name="P17"><text:span text:style-name="T76">·</text:span><text:span text:style-name="T1">     </text:span><text:span text:style-name="T99">4. Развертывание WPF-приложений с ClickOnce</text:span></text:p>
      <text:p text:style-name="P19"><text:soft-page-break/><text:span text:style-name="T111">o</text:span><text:span text:style-name="T15">    </text:span><text:a xlink:type="simple" xlink:href="http://professorweb.ru/my/WPF/documents_WPF/level33/33_1.php" text:style-name="Internet_20_link" text:visited-style-name="Visited_20_Internet_20_Link"><text:span text:style-name="T96">Развертывание WPF-приложений</text:span></text:a></text:p>
      <text:p text:style-name="P19"><text:span text:style-name="T111">o</text:span><text:span text:style-name="T15">    </text:span><text:a xlink:type="simple" xlink:href="http://professorweb.ru/my/WPF/documents_WPF/level33/33_2.php" text:style-name="Internet_20_link" text:visited-style-name="Visited_20_Internet_20_Link"><text:span text:style-name="T96">Модель ClickOnce</text:span></text:a></text:p>
      <text:p text:style-name="P19"><text:span text:style-name="T111">o</text:span><text:span text:style-name="T15">    </text:span><text:a xlink:type="simple" xlink:href="http://professorweb.ru/my/WPF/documents_WPF/level33/33_3.php" text:style-name="Internet_20_link" text:visited-style-name="Visited_20_Internet_20_Link"><text:span text:style-name="T96">Пример публикации ClickOnce</text:span></text:a></text:p>
      <text:p text:style-name="P19"><text:span text:style-name="T111">o</text:span><text:span text:style-name="T15">    </text:span><text:a xlink:type="simple" xlink:href="http://professorweb.ru/my/WPF/documents_WPF/level33/33_4.php" text:style-name="Internet_20_link" text:visited-style-name="Visited_20_Internet_20_Link"><text:span text:style-name="T96">Дополнительные параметры ClickOnce</text:span></text:a></text:p>
      <text:p text:style-name="P17"><text:span text:style-name="T76">·</text:span><text:span text:style-name="T1">     </text:span><text:span text:style-name="T99">5. Шаблоны проектирования</text:span></text:p>
      <text:p text:style-name="P19"><text:span text:style-name="T111">o</text:span><text:span text:style-name="T15">    </text:span><text:a xlink:type="simple" xlink:href="http://professorweb.ru/my/WPF/documents_WPF/level36/36_1.php" text:style-name="Internet_20_link" text:visited-style-name="Visited_20_Internet_20_Link"><text:span text:style-name="T96">Обзор паттернов</text:span></text:a></text:p>
      <text:p text:style-name="P19"><text:span text:style-name="T111">o</text:span><text:span text:style-name="T15">    </text:span><text:a xlink:type="simple" xlink:href="http://professorweb.ru/my/WPF/documents_WPF/level36/36_2.php" text:style-name="Internet_20_link" text:visited-style-name="Visited_20_Internet_20_Link"><text:span text:style-name="T96">RAD и Monolithic</text:span></text:a></text:p>
      <text:p text:style-name="P19"><text:span text:style-name="T111">o</text:span><text:span text:style-name="T15">    </text:span><text:a xlink:type="simple" xlink:href="http://professorweb.ru/my/WPF/documents_WPF/level36/36_3.php" text:style-name="Internet_20_link" text:visited-style-name="Visited_20_Internet_20_Link"><text:span text:style-name="T96">Паттерн MVC</text:span></text:a></text:p>
      <text:p text:style-name="P19"><text:span text:style-name="T111">o</text:span><text:span text:style-name="T15">    </text:span><text:a xlink:type="simple" xlink:href="http://professorweb.ru/my/WPF/documents_WPF/level36/36_4.php" text:style-name="Internet_20_link" text:visited-style-name="Visited_20_Internet_20_Link"><text:span text:style-name="T96">Паттерн MVP</text:span></text:a></text:p>
      <text:p text:style-name="P19"><text:span text:style-name="T111">o</text:span><text:span text:style-name="T15">    </text:span><text:a xlink:type="simple" xlink:href="http://professorweb.ru/my/WPF/documents_WPF/level36/36_5.php" text:style-name="Internet_20_link" text:visited-style-name="Visited_20_Internet_20_Link"><text:span text:style-name="T96">Паттерн MVVM</text:span></text:a></text:p>
      <text:p text:style-name="P16"><text:span text:style-name="T81">·</text:span><text:span text:style-name="T6">     </text:span><text:span text:style-name="T103">6. Windows 8 Metro и XAML</text:span></text:p>
      <text:p text:style-name="P19"><text:span text:style-name="T108">o</text:span><text:span text:style-name="T12">    </text:span><text:a xlink:type="simple" xlink:href="http://professorweb.ru/my/WPF/documents_WPF/level35/35_1.php" text:style-name="Internet_20_link" text:visited-style-name="Visited_20_Internet_20_Link"><text:span text:style-name="T95">Создание Metro-приложения</text:span></text:a></text:p>
      <text:p text:style-name="P19"><text:span text:style-name="T108">o</text:span><text:span text:style-name="T12">    </text:span><text:a xlink:type="simple" xlink:href="http://professorweb.ru/my/WPF/documents_WPF/level35/35_2.php" text:style-name="Internet_20_link" text:visited-style-name="Visited_20_Internet_20_Link"><text:span text:style-name="T95">Привязка данных</text:span></text:a></text:p>
      <text:p text:style-name="P19"><text:span text:style-name="T108">o</text:span><text:span text:style-name="T12">    </text:span><text:a xlink:type="simple" xlink:href="http://professorweb.ru/my/WPF/documents_WPF/level35/35_3.php" text:style-name="Internet_20_link" text:visited-style-name="Visited_20_Internet_20_Link"><text:span text:style-name="T95">Навигация, всплывающие меню и панели</text:span></text:a></text:p>
      <text:p text:style-name="P19"><text:span text:style-name="T108">o</text:span><text:span text:style-name="T12">    </text:span><text:a xlink:type="simple" xlink:href="http://professorweb.ru/my/WPF/documents_WPF/level35/35_4.php" text:style-name="Internet_20_link" text:visited-style-name="Visited_20_Internet_20_Link"><text:span text:style-name="T95">Стандартные стили и ресурсы</text:span></text:a></text:p>
      <text:p text:style-name="Text_20_body"> </text:p>
      <text:p text:style-name="Text_20_body"><text:span text:style-name="T115">___</text:span> - прочел, полностью пройдено</text:p>
      <text:p text:style-name="Text_20_body"><text:span text:style-name="T116">___</text:span> - перечитать</text:p>
      <text:p text:style-name="Text_20_body"><text:span text:style-name="T117">___</text:span> - не начинал</text:p>
      <text:p text:style-name="Text_20_body"><text:span text:style-name="T120">__</text:span> - собираюсь но попозже</text:p>
      <text:p text:style-name="Text_20_body"><text:span text:style-name="T119">__</text:span> - непонятно</text:p>
      <text:p text:style-name="Text_20_body"><text:span text:style-name="T118">__</text:span> - не собираюсь проходить</text:p>
      <text:p text:style-name="Text_20_body"> </text:p>
      <text:h text:style-name="P24" text:outline-level="1">ASP.NET</text:h>
      <text:p text:style-name="P4"><text:a xlink:type="simple" xlink:href="https://professorweb.ru/my/ASP_NET/base/level1/base_aspnet_index.php" text:style-name="Internet_20_link" text:visited-style-name="Visited_20_Internet_20_Link"><text:span text:style-name="Strong_20_Emphasis"><text:span text:style-name="T124">Основы ASP.NET</text:span></text:span></text:a><text:span text:style-name="T126"> </text:span></text:p>
      <text:p text:style-name="P4"><text:a xlink:type="simple" xlink:href="https://professorweb.ru/my/ASP_NET/sites/level1/" text:style-name="Internet_20_link" text:visited-style-name="Visited_20_Internet_20_Link"><text:span text:style-name="Strong_20_Emphasis"><text:span text:style-name="T125">Веб-сайты ASP.NET</text:span></text:span></text:a><text:span text:style-name="T116"> </text:span></text:p>
      <text:p text:style-name="P4"><text:a xlink:type="simple" xlink:href="https://professorweb.ru/my/ASP_NET/security/level1/" text:style-name="Internet_20_link" text:visited-style-name="Visited_20_Internet_20_Link"><text:span text:style-name="Strong_20_Emphasis"><text:span text:style-name="T125">Безопасность в ASP.NET</text:span></text:span></text:a><text:span text:style-name="T116"> </text:span></text:p>
      <text:p text:style-name="P4"><text:a xlink:type="simple" xlink:href="https://professorweb.ru/my/ASP_NET/gamestore/level1/" text:style-name="Internet_20_link" text:visited-style-name="Visited_20_Internet_20_Link"><text:span text:style-name="Strong_20_Emphasis"><text:span text:style-name="T125">Интернет магазин на ASP.NET Web Forms 4.5 и ASP.NET MVC 5</text:span></text:span></text:a><text:span text:style-name="T116"> </text:span></text:p>
      <text:p text:style-name="P4"><text:a xlink:type="simple" xlink:href="https://professorweb.ru/my/ASP_NET/webforms_4_5/level1/" text:style-name="Internet_20_link" text:visited-style-name="Visited_20_Internet_20_Link"><text:span text:style-name="Strong_20_Emphasis"><text:span text:style-name="T123">ASP.NET Web Forms 4.5</text:span></text:span></text:a> </text:p>
      <text:p text:style-name="P4"><text:a xlink:type="simple" xlink:href="https://professorweb.ru/my/ASP_NET/mvc/level1/" text:style-name="Internet_20_link" text:visited-style-name="Visited_20_Internet_20_Link"><text:span text:style-name="Strong_20_Emphasis"><text:span text:style-name="T123">ASP.NET MVC 5</text:span></text:span></text:a> </text:p>
      <text:p text:style-name="P4"><text:a xlink:type="simple" xlink:href="https://professorweb.ru/my/ASP_NET/identity/level1/" text:style-name="Internet_20_link" text:visited-style-name="Visited_20_Internet_20_Link"><text:span text:style-name="Strong_20_Emphasis"><text:span text:style-name="T123">ASP.NET Identity 2.0</text:span></text:span></text:a> </text:p>
      <text:p text:style-name="Standard"/>
      <text:p text:style-name="Text_20_body"><text:span text:style-name="T115">___</text:span> - прочел, полностью пройдено</text:p>
      <text:p text:style-name="Text_20_body"><text:span text:style-name="T116">___</text:span> - смотри ниже</text:p>
      <text:p text:style-name="Text_20_body"><text:span text:style-name="T117">___</text:span> - не начинал</text:p>
      <text:p text:style-name="Text_20_body"><text:span text:style-name="T120">__</text:span> - собираюсь но попозже</text:p>
      <text:p text:style-name="Text_20_body"><text:span text:style-name="T119">__</text:span> - непонятно</text:p>
      <text:p text:style-name="Text_20_body"><text:span text:style-name="T118">__</text:span> - не собираюсь проходить</text:p>
      <text:p text:style-name="Standard"/>
      <text:h text:style-name="P24" text:outline-level="1"><text:soft-page-break/>Веб-сайты ASP.NET</text:h>
      <text:h text:style-name="P34" text:outline-level="4">1. Пользовательские элементы управления, темы и мастер-страницы</text:h>
      <text:list xml:id="list7244420208802514995" text:style-name="L1">
        <text:list-item>
          <text:list>
            <text:list-item>
              <text:p text:style-name="P36"><text:a xlink:type="simple" xlink:href="https://professorweb.ru/my/ASP_NET/sites/level1/1_1.php" text:style-name="Internet_20_link" text:visited-style-name="Visited_20_Internet_20_Link"><text:span text:style-name="T34">Пользовательские элементы управления</text:span></text:a></text:p>
            </text:list-item>
            <text:list-item>
              <text:p text:style-name="P36"><text:a xlink:type="simple" xlink:href="https://professorweb.ru/my/ASP_NET/sites/level1/1_2.php" text:style-name="Internet_20_link" text:visited-style-name="Visited_20_Internet_20_Link"><text:span text:style-name="T34">Добавление кода в пользовательский элемент управления</text:span></text:a></text:p>
            </text:list-item>
            <text:list-item>
              <text:p text:style-name="P36"><text:a xlink:type="simple" xlink:href="https://professorweb.ru/my/ASP_NET/sites/level1/1_3.php" text:style-name="Internet_20_link" text:visited-style-name="Visited_20_Internet_20_Link"><text:span text:style-name="T34">Динамическая загрузка пользовательских элементов управления</text:span></text:a></text:p>
            </text:list-item>
            <text:list-item>
              <text:p text:style-name="P36"><text:a xlink:type="simple" xlink:href="https://professorweb.ru/my/ASP_NET/sites/level1/1_4.php" text:style-name="Internet_20_link" text:visited-style-name="Visited_20_Internet_20_Link"><text:span text:style-name="T34">Кэширование на основе пользовательских элементов </text:span></text:a><text:a xlink:type="simple" xlink:href="https://professorweb.ru/my/ASP_NET/sites/level1/1_4.php" text:style-name="Internet_20_link" text:visited-style-name="Visited_20_Internet_20_Link"><text:span text:style-name="T34">управления</text:span></text:a></text:p>
            </text:list-item>
            <text:list-item>
              <text:p text:style-name="P36"><text:a xlink:type="simple" xlink:href="https://professorweb.ru/my/ASP_NET/sites/level1/1_5.php" text:style-name="Internet_20_link" text:visited-style-name="Visited_20_Internet_20_Link"><text:span text:style-name="T34">Использование CSS</text:span></text:a></text:p>
            </text:list-item>
            <text:list-item>
              <text:p text:style-name="P36"><text:a xlink:type="simple" xlink:href="https://professorweb.ru/my/ASP_NET/sites/level1/1_6.php" text:style-name="Internet_20_link" text:visited-style-name="Visited_20_Internet_20_Link"><text:span text:style-name="T34">Темы</text:span></text:a></text:p>
            </text:list-item>
            <text:list-item>
              <text:p text:style-name="P36"><text:a xlink:type="simple" xlink:href="https://professorweb.ru/my/ASP_NET/sites/level1/1_7.php" text:style-name="Internet_20_link" text:visited-style-name="Visited_20_Internet_20_Link"><text:span text:style-name="T34">Мастер-страницы</text:span></text:a></text:p>
            </text:list-item>
            <text:list-item>
              <text:p text:style-name="P36"><text:a xlink:type="simple" xlink:href="https://professorweb.ru/my/ASP_NET/sites/level1/1_8.php" text:style-name="Internet_20_link" text:visited-style-name="Visited_20_Internet_20_Link"><text:span text:style-name="T34">Усовершенствованные мастер-страницы</text:span></text:a></text:p>
              <text:list>
                <text:list-item>
                  <text:h text:style-name="P26" text:outline-level="3">2. Навигация по веб-сайту</text:h>
                </text:list-item>
              </text:list>
            </text:list-item>
            <text:list-item>
              <text:p text:style-name="P36"><text:a xlink:type="simple" xlink:href="https://professorweb.ru/my/ASP_NET/sites/level2/2_1.php" text:style-name="Internet_20_link" text:visited-style-name="Visited_20_Internet_20_Link"><text:span text:style-name="T34">Страницы с множеством представлений</text:span></text:a></text:p>
            </text:list-item>
            <text:list-item>
              <text:p text:style-name="P36"><text:a xlink:type="simple" xlink:href="https://professorweb.ru/my/ASP_NET/sites/level2/2_2.php" text:style-name="Internet_20_link" text:visited-style-name="Visited_20_Internet_20_Link"><text:span text:style-name="T34">Карта сайта</text:span></text:a></text:p>
            </text:list-item>
            <text:list-item>
              <text:p text:style-name="P36"><text:a xlink:type="simple" xlink:href="https://professorweb.ru/my/ASP_NET/sites/level2/2_3.php" text:style-name="Internet_20_link" text:visited-style-name="Visited_20_Internet_20_Link"><text:span text:style-name="T35">SiteMapProvider</text:span></text:a><text:span text:style-name="T35"> </text:span><text:span text:style-name="T36">(Тут рассказывается о ползовательской реализации </text:span><text:span text:style-name="T44">SiteMapProvider, </text:span><text:span text:style-name="T47">но </text:span><text:span text:style-name="T44">SiteMap </text:span><text:span text:style-name="T47">вообще устарел). Ч</text:span><text:span text:style-name="T36">итал внутри только(</text:span><text:span text:style-name="T34">Настройка параметров безопасности</text:span></text:p>
            </text:list-item>
            <text:list-item>
              <text:p text:style-name="P37">))</text:p>
            </text:list-item>
            <text:list-item>
              <text:p text:style-name="P36"><text:a xlink:type="simple" xlink:href="https://professorweb.ru/my/ASP_NET/sites/level2/2_4.php" text:style-name="Internet_20_link" text:visited-style-name="Visited_20_Internet_20_Link"><text:span text:style-name="T34">Маршрутизация URL</text:span></text:a></text:p>
            </text:list-item>
            <text:list-item>
              <text:p text:style-name="P36"><text:a xlink:type="simple" xlink:href="https://professorweb.ru/my/ASP_NET/sites/level2/2_5.php" text:style-name="Internet_20_link" text:visited-style-name="Visited_20_Internet_20_Link"><text:span text:style-name="T34">Элемент управления TreeView</text:span></text:a></text:p>
            </text:list-item>
            <text:list-item>
              <text:p text:style-name="P36"><text:a xlink:type="simple" xlink:href="https://professorweb.ru/my/ASP_NET/sites/level2/2_6.php" text:style-name="Internet_20_link" text:visited-style-name="Visited_20_Internet_20_Link"><text:span text:style-name="T34">Элемент управления Menu</text:span></text:a></text:p>
              <text:list>
                <text:list-item>
                  <text:h text:style-name="P26" text:outline-level="3">3. Развертывание веб-сайтов с помощью IIS</text:h>
                </text:list-item>
              </text:list>
            </text:list-item>
            <text:list-item>
              <text:p text:style-name="P36"><text:a xlink:type="simple" xlink:href="https://professorweb.ru/my/ASP_NET/sites/level3/3_1.php" text:style-name="Internet_20_link" text:visited-style-name="Visited_20_Internet_20_Link"><text:span text:style-name="T34">Установка и конфигурирование IIS</text:span></text:a></text:p>
            </text:list-item>
            <text:list-item>
              <text:p text:style-name="P36"><text:a xlink:type="simple" xlink:href="https://professorweb.ru/my/ASP_NET/sites/level3/3_2.php" text:style-name="Internet_20_link" text:visited-style-name="Visited_20_Internet_20_Link"><text:span text:style-name="T34">Развертывание веб-сайта с помощью IIS</text:span></text:a></text:p>
            </text:list-item>
            <text:list-item>
              <text:p text:style-name="P36"><text:a xlink:type="simple" xlink:href="https://professorweb.ru/my/ASP_NET/sites/level3/3_3.php" text:style-name="Internet_20_link" text:visited-style-name="Visited_20_Internet_20_Link"><text:span text:style-name="T34">Управление веб-сайтом</text:span></text:a></text:p>
            </text:list-item>
            <text:list-item>
              <text:p text:style-name="P36"><text:a xlink:type="simple" xlink:href="https://professorweb.ru/my/ASP_NET/sites/level3/3_4.php" text:style-name="Internet_20_link" text:visited-style-name="Visited_20_Internet_20_Link"><text:span text:style-name="T34">Расширение встроенного конвейера IIS</text:span></text:a></text:p>
              <text:list>
                <text:list-item>
                  <text:h text:style-name="P28" text:outline-level="3">4. Специальные элементы управления и GDI+</text:h>
                </text:list-item>
              </text:list>
            </text:list-item>
            <text:list-item>
              <text:p text:style-name="P36"><text:a xlink:type="simple" xlink:href="https://professorweb.ru/my/ASP_NET/sites/level4/4_1.php" text:style-name="Internet_20_link" text:visited-style-name="Visited_20_Internet_20_Link"><text:span text:style-name="T35">Специальные элементы управления</text:span></text:a></text:p>
            </text:list-item>
            <text:list-item>
              <text:p text:style-name="P36"><text:a xlink:type="simple" xlink:href="https://professorweb.ru/my/ASP_NET/sites/level4/4_2.php" text:style-name="Internet_20_link" text:visited-style-name="Visited_20_Internet_20_Link"><text:span text:style-name="T35">Работа с разными браузерами</text:span></text:a></text:p>
            </text:list-item>
            <text:list-item>
              <text:p text:style-name="P36"><text:a xlink:type="simple" xlink:href="https://professorweb.ru/my/ASP_NET/sites/level4/4_3.php" text:style-name="Internet_20_link" text:visited-style-name="Visited_20_Internet_20_Link"><text:span text:style-name="T35">Состояние элемента управления и события</text:span></text:a></text:p>
            </text:list-item>
            <text:list-item>
              <text:p text:style-name="P36"><text:a xlink:type="simple" xlink:href="https://professorweb.ru/my/ASP_NET/sites/level4/4_4.php" text:style-name="Internet_20_link" text:visited-style-name="Visited_20_Internet_20_Link"><text:span text:style-name="T35">Расширение элементов управления</text:span></text:a></text:p>
            </text:list-item>
            <text:list-item>
              <text:p text:style-name="P36"><text:soft-page-break/><text:a xlink:type="simple" xlink:href="https://professorweb.ru/my/ASP_NET/sites/level4/4_5.php" text:style-name="Internet_20_link" text:visited-style-name="Visited_20_Internet_20_Link"><text:span text:style-name="T35">Элемент управления ImageMap</text:span></text:a></text:p>
            </text:list-item>
            <text:list-item>
              <text:p text:style-name="P36"><text:a xlink:type="simple" xlink:href="https://professorweb.ru/my/ASP_NET/sites/level4/4_6.php" text:style-name="Internet_20_link" text:visited-style-name="Visited_20_Internet_20_Link"><text:span text:style-name="T35">Графика GDI+</text:span></text:a></text:p>
            </text:list-item>
            <text:list-item>
              <text:p text:style-name="P36"><text:a xlink:type="simple" xlink:href="https://professorweb.ru/my/ASP_NET/sites/level4/4_7.php" text:style-name="Internet_20_link" text:visited-style-name="Visited_20_Internet_20_Link"><text:span text:style-name="T35">Встраивание графики в веб-страницу</text:span></text:a></text:p>
            </text:list-item>
            <text:list-item>
              <text:p text:style-name="P36"><text:a xlink:type="simple" xlink:href="https://professorweb.ru/my/ASP_NET/sites/level4/4_8.php" text:style-name="Internet_20_link" text:visited-style-name="Visited_20_Internet_20_Link"><text:span text:style-name="T35">Элемент управления использующий GDI+</text:span></text:a></text:p>
            </text:list-item>
            <text:list-item>
              <text:p text:style-name="P36"><text:a xlink:type="simple" xlink:href="https://professorweb.ru/my/ASP_NET/sites/level4/4_9.php" text:style-name="Internet_20_link" text:visited-style-name="Visited_20_Internet_20_Link"><text:span text:style-name="T35">Элемент управления Chart</text:span></text:a></text:p>
              <text:list>
                <text:list-item>
                  <text:h text:style-name="P28" text:outline-level="3">5. JavaScript и Ajax</text:h>
                </text:list-item>
              </text:list>
            </text:list-item>
            <text:list-item>
              <text:p text:style-name="P36"><text:a xlink:type="simple" xlink:href="https://professorweb.ru/my/ASP_NET/sites/level5/5_1.php" text:style-name="Internet_20_link" text:visited-style-name="Visited_20_Internet_20_Link"><text:span text:style-name="T34">Взаимодействие с JavaScript</text:span></text:a></text:p>
            </text:list-item>
            <text:list-item>
              <text:p text:style-name="P36"><text:a xlink:type="simple" xlink:href="https://professorweb.ru/my/ASP_NET/sites/level5/5_2.php" text:style-name="Internet_20_link" text:visited-style-name="Visited_20_Internet_20_Link"><text:span text:style-name="T34">XSS-атаки</text:span></text:a></text:p>
            </text:list-item>
            <text:list-item>
              <text:p text:style-name="P36"><text:a xlink:type="simple" xlink:href="https://professorweb.ru/my/ASP_NET/sites/level5/5_3.php" text:style-name="Internet_20_link" text:visited-style-name="Visited_20_Internet_20_Link"><text:span text:style-name="T38">Элементы управления с JavaScript-кодом</text:span></text:a></text:p>
            </text:list-item>
            <text:list-item>
              <text:p text:style-name="P36"><text:a xlink:type="simple" xlink:href="https://professorweb.ru/my/ASP_NET/sites/level5/5_4.php" text:style-name="Internet_20_link" text:visited-style-name="Visited_20_Internet_20_Link"><text:span text:style-name="T37">Обзор Ajax</text:span></text:a></text:p>
            </text:list-item>
            <text:list-item>
              <text:p text:style-name="P36"><text:a xlink:type="simple" xlink:href="https://professorweb.ru/my/ASP_NET/sites/level5/5_5.php" text:style-name="Internet_20_link" text:visited-style-name="Visited_20_Internet_20_Link"><text:span text:style-name="T34">Использование Ajax с клиентскими обратными вызовами</text:span></text:a></text:p>
            </text:list-item>
            <text:list-item>
              <text:p text:style-name="P36"><text:a xlink:type="simple" xlink:href="https://professorweb.ru/my/ASP_NET/sites/level5/5_6.php" text:style-name="Internet_20_link" text:visited-style-name="Visited_20_Internet_20_Link"><text:span text:style-name="T34">ASP.NET AJAX</text:span></text:a></text:p>
            </text:list-item>
            <text:list-item>
              <text:p text:style-name="P36"><text:a xlink:type="simple" xlink:href="https://professorweb.ru/my/ASP_NET/sites/level5/5_7.php" text:style-name="Internet_20_link" text:visited-style-name="Visited_20_Internet_20_Link"><text:span text:style-name="T34">Обратные вызовы сервера</text:span></text:a></text:p>
            </text:list-item>
            <text:list-item>
              <text:p text:style-name="P36"><text:a xlink:type="simple" xlink:href="https://professorweb.ru/my/ASP_NET/sites/level5/5_8.php" text:style-name="Internet_20_link" text:visited-style-name="Visited_20_Internet_20_Link"><text:span text:style-name="T34">Службы приложений ASP.NET AJAX</text:span></text:a></text:p>
            </text:list-item>
            <text:list-item>
              <text:p text:style-name="P36"><text:a xlink:type="simple" xlink:href="https://professorweb.ru/my/ASP_NET/sites/level5/5_9.php" text:style-name="Internet_20_link" text:visited-style-name="Visited_20_Internet_20_Link"><text:span text:style-name="T34">Элементы управления ASP.NET AJAX</text:span></text:a></text:p>
            </text:list-item>
            <text:list-item>
              <text:p text:style-name="P36"><text:a xlink:type="simple" xlink:href="https://professorweb.ru/my/ASP_NET/sites/level5/5_10.php" text:style-name="Internet_20_link" text:visited-style-name="Visited_20_Internet_20_Link"><text:span text:style-name="T38">Клиентские библиотеки</text:span></text:a></text:p>
            </text:list-item>
            <text:list-item>
              <text:p text:style-name="P36"><text:a xlink:type="simple" xlink:href="https://professorweb.ru/my/ASP_NET/sites/level5/5_11.php" text:style-name="Internet_20_link" text:visited-style-name="Visited_20_Internet_20_Link"><text:span text:style-name="T38">ASP.NET AJAX Control Toolkit</text:span></text:a></text:p>
              <text:list>
                <text:list-item>
                  <text:h text:style-name="P28" text:outline-level="3">6. Порталы Web Parts <text:span text:style-name="T127">(</text:span><text:span text:style-name="T128">посмотреть после безопасности </text:span><text:span text:style-name="T127">asp.net)</text:span></text:h>
                </text:list-item>
              </text:list>
            </text:list-item>
            <text:list-item>
              <text:p text:style-name="P36"><text:a xlink:type="simple" xlink:href="https://professorweb.ru/my/ASP_NET/sites/level6/6_1.php" text:style-name="Internet_20_link" text:visited-style-name="Visited_20_Internet_20_Link"><text:span text:style-name="T38">Веб-порталы</text:span></text:a></text:p>
            </text:list-item>
            <text:list-item>
              <text:p text:style-name="P36"><text:a xlink:type="simple" xlink:href="https://professorweb.ru/my/ASP_NET/sites/level6/6_2.php" text:style-name="Internet_20_link" text:visited-style-name="Visited_20_Internet_20_Link"><text:span text:style-name="T38">Базовые страницы</text:span></text:a></text:p>
            </text:list-item>
            <text:list-item>
              <text:p text:style-name="P36"><text:a xlink:type="simple" xlink:href="https://professorweb.ru/my/ASP_NET/sites/level6/6_3.php" text:style-name="Internet_20_link" text:visited-style-name="Visited_20_Internet_20_Link"><text:span text:style-name="T38">Создание веб-частей</text:span></text:a></text:p>
            </text:list-item>
            <text:list-item>
              <text:p text:style-name="P36"><text:a xlink:type="simple" xlink:href="https://professorweb.ru/my/ASP_NET/sites/level6/6_4.php" text:style-name="Internet_20_link" text:visited-style-name="Visited_20_Internet_20_Link"><text:span text:style-name="T38">Разработка расширенных веб-частей</text:span></text:a></text:p>
              <text:list>
                <text:list-item>
                  <text:h text:style-name="P28" text:outline-level="3">7. Динамические данные</text:h>
                </text:list-item>
              </text:list>
            </text:list-item>
            <text:list-item>
              <text:p text:style-name="P36"><text:a xlink:type="simple" xlink:href="https://professorweb.ru/my/ASP_NET/sites/level7/7_1.php" text:style-name="Internet_20_link" text:visited-style-name="Visited_20_Internet_20_Link"><text:span text:style-name="T34">Создание приложения динамических данных</text:span></text:a></text:p>
            </text:list-item>
            <text:list-item>
              <text:p text:style-name="P36"><text:a xlink:type="simple" xlink:href="https://professorweb.ru/my/ASP_NET/sites/level7/7_2.php" text:style-name="Internet_20_link" text:visited-style-name="Visited_20_Internet_20_Link"><text:span text:style-name="T34">Настройка с помощью шаблонов</text:span></text:a></text:p>
            </text:list-item>
            <text:list-item>
              <text:p text:style-name="P36"><text:a xlink:type="simple" xlink:href="https://professorweb.ru/my/ASP_NET/sites/level7/7_3.php" text:style-name="Internet_20_link" text:visited-style-name="Visited_20_Internet_20_Link"><text:span text:style-name="T34">Настройка маршрутизации</text:span></text:a></text:p>
            </text:list-item>
            <text:list-item>
              <text:p text:style-name="P36"><text:a xlink:type="simple" xlink:href="https://professorweb.ru/my/ASP_NET/sites/level7/7_4.php" text:style-name="Internet_20_link" text:visited-style-name="Visited_20_Internet_20_Link"><text:span text:style-name="T34">Настройка метаданных</text:span></text:a></text:p>
            </text:list-item>
            <text:list-item>
              <text:p text:style-name="P36"><text:a xlink:type="simple" xlink:href="https://professorweb.ru/my/ASP_NET/sites/level7/7_5.php" text:style-name="Internet_20_link" text:visited-style-name="Visited_20_Internet_20_Link"><text:span text:style-name="T34">Настройка проверки достоверности</text:span></text:a></text:p>
            </text:list-item>
          </text:list>
        </text:list-item>
      </text:list>
      <text:p text:style-name="Standard"/>
      <text:p text:style-name="Standard"/>
      <text:p text:style-name="Text_20_body"><text:span text:style-name="T115">___</text:span> - прочел, полностью пройдено</text:p>
      <text:p text:style-name="Text_20_body"><text:span text:style-name="T117">___</text:span> - не начинал</text:p>
      <text:p text:style-name="Text_20_body"><text:span text:style-name="T120">__</text:span> - собираюсь но попозже</text:p>
      <text:p text:style-name="Text_20_body"><text:soft-page-break/><text:span text:style-name="T119">__</text:span> - непонятно</text:p>
      <text:p text:style-name="Text_20_body"><text:span text:style-name="T118">__</text:span> - не собираюсь проходить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file:///E:/WPFGraphics" text:style-name="Internet_20_link" text:visited-style-name="Visited_20_Internet_20_Link">E:\WPFGraphics</text:a></text:p>
      <text:p text:style-name="Standard"><text:a xlink:type="simple" xlink:href="file:///E:/CSharp" text:style-name="Internet_20_link" text:visited-style-name="Visited_20_Internet_20_Link">E:\CSharp</text:a></text:p>
      <text:p text:style-name="Standard"><text:a xlink:type="simple" xlink:href="file:///E:/WPFExemple" text:style-name="Internet_20_link" text:visited-style-name="Visited_20_Internet_20_Link">E:\WPFExemple</text:a></text:p>
      <text:p text:style-name="Standard"/>
      <text:p text:style-name="Standard"/>
      <text:h text:style-name="P9" text:outline-level="1">Интернет магазин на ASP.NET</text:h>
      <text:h text:style-name="P13" text:outline-level="2">Интернет магазин на ASP.NET Web Forms 4.5</text:h>
      <text:list xml:id="list4202766621952711051" text:style-name="L2">
        <text:list-item>
          <text:p text:style-name="P64"><text:a xlink:type="simple" xlink:href="https://professorweb.ru/my/ASP_NET/gamestore/level1/1_1.php" text:style-name="Internet_20_link" text:visited-style-name="Visited_20_Internet_20_Link"><text:span text:style-name="T34">Проект интернет-магазина</text:span></text:a></text:p>
        </text:list-item>
        <text:list-item>
          <text:p text:style-name="P64"><text:a xlink:type="simple" xlink:href="https://professorweb.ru/my/ASP_NET/gamestore/level1/1_2.php" text:style-name="Internet_20_link" text:visited-style-name="Visited_20_Internet_20_Link"><text:span text:style-name="T34">Создание базы данных</text:span></text:a></text:p>
        </text:list-item>
        <text:list-item>
          <text:p text:style-name="P64"><text:a xlink:type="simple" xlink:href="https://professorweb.ru/my/ASP_NET/gamestore/level1/1_3.php" text:style-name="Internet_20_link" text:visited-style-name="Visited_20_Internet_20_Link"><text:span text:style-name="T34">Модель данных и хранилище</text:span></text:a></text:p>
        </text:list-item>
        <text:list-item>
          <text:p text:style-name="P64"><text:a xlink:type="simple" xlink:href="https://professorweb.ru/my/ASP_NET/gamestore/level1/1_4.php" text:style-name="Internet_20_link" text:visited-style-name="Visited_20_Internet_20_Link"><text:span text:style-name="T34">Список товаров</text:span></text:a></text:p>
        </text:list-item>
        <text:list-item>
          <text:p text:style-name="P64"><text:a xlink:type="simple" xlink:href="https://professorweb.ru/my/ASP_NET/gamestore/level1/1_5.php" text:style-name="Internet_20_link" text:visited-style-name="Visited_20_Internet_20_Link"><text:span text:style-name="T34">Настройка маршрутизации</text:span></text:a></text:p>
        </text:list-item>
        <text:list-item>
          <text:p text:style-name="P64"><text:a xlink:type="simple" xlink:href="https://professorweb.ru/my/ASP_NET/gamestore/level1/1_6.php" text:style-name="Internet_20_link" text:visited-style-name="Visited_20_Internet_20_Link"><text:span text:style-name="T34">Список категорий</text:span></text:a></text:p>
        </text:list-item>
        <text:list-item>
          <text:p text:style-name="P64"><text:a xlink:type="simple" xlink:href="https://professorweb.ru/my/ASP_NET/gamestore/level1/1_7.php" text:style-name="Internet_20_link" text:visited-style-name="Visited_20_Internet_20_Link"><text:span text:style-name="T34">Корзина покупок</text:span></text:a></text:p>
          <text:p text:style-name="P67">Объявлять пользовательские элементы управления, находящиеся в той же самой папке, где расположена веб-форма или мастер-страница, в которой они используются, в файле Web.config не разрешено. Именно по этой причине применяется отдельная папка Controls. - хмхм</text:p>
        </text:list-item>
        <text:list-item>
          <text:p text:style-name="P64"><text:a xlink:type="simple" xlink:href="https://professorweb.ru/my/ASP_NET/gamestore/level1/1_8.php" text:style-name="Internet_20_link" text:visited-style-name="Visited_20_Internet_20_Link"><text:span text:style-name="T34">Обработка заказов</text:span></text:a></text:p>
        </text:list-item>
        <text:list-item>
          <text:p text:style-name="P64"><text:a xlink:type="simple" xlink:href="https://professorweb.ru/my/ASP_NET/gamestore/level1/1_9.php" text:style-name="Internet_20_link" text:visited-style-name="Visited_20_Internet_20_Link"><text:span text:style-name="T34">Добавление проверки достоверности</text:span></text:a></text:p>
          <text:p text:style-name="P68">1) тут создается серверный контрол, создание которых я пропустил,но все вроде абсольтно понятно</text:p>
          <text:p text:style-name="P70"><text:span text:style-name="T33">2) «Во-вторых, элементы управления …..вух средств ASP.NET Framework. - </text:span><text:span text:style-name="T33">ЧТО ИМЕЕТСЯ ВВИДУ, ВСМЫСЛЕ ПРЕКРАЩЕНИЕ, ВЕДЬ НА КЛИЕНТСВОЙ СТОРОНЕ УЖЕ ВЫПОЛНЕНО, А СЕРВЕРНАЯ ДРУГИМ МЕТОДОМ</text:span></text:p>
          <text:p text:style-name="P70"><text:span text:style-name="T43">- </text:span><text:span text:style-name="T33">И К ЭТОМУ МОМЕНТУ ПРИМЕР НЕ РАБОТАЕТ НОРМАЛЬНО, т.к. ВСЕ </text:span><text:soft-page-break/><text:span text:style-name="T33">ВРЕМЯ НЕ ПРОХОДИТ ПРОВЕРКУ ДОСТОВЕРНОСТИ</text:span></text:p>
          <text:p text:style-name="P69">Но мы забиваем на это т. к. асп нет устарел, и во вторых так как если сделать как они рекомендуют в итоге все работает. Виидимо какие то особенности внутренней реализации.</text:p>
        </text:list-item>
        <text:list-item>
          <text:p text:style-name="P64"><text:a xlink:type="simple" xlink:href="https://professorweb.ru/my/ASP_NET/gamestore/level1/1_10.php" text:style-name="Internet_20_link" text:visited-style-name="Visited_20_Internet_20_Link"><text:span text:style-name="T34">Админ панель: управление заказами</text:span></text:a></text:p>
        </text:list-item>
        <text:list-item>
          <text:p text:style-name="P64"><text:a xlink:type="simple" xlink:href="https://professorweb.ru/my/ASP_NET/gamestore/level1/1_11.php" text:style-name="Internet_20_link" text:visited-style-name="Visited_20_Internet_20_Link"><text:span text:style-name="T34">Админ панель: управление каталогом</text:span></text:a></text:p>
        </text:list-item>
        <text:list-item>
          <text:p text:style-name="P64"><text:a xlink:type="simple" xlink:href="https://professorweb.ru/my/ASP_NET/gamestore/level1/1_12.php" text:style-name="Internet_20_link" text:visited-style-name="Visited_20_Internet_20_Link"><text:span text:style-name="T34">Админ панель: настройка доступа</text:span></text:a></text:p>
          <text:p text:style-name="P65"/>
        </text:list-item>
      </text:list>
      <text:h text:style-name="P12" text:outline-level="2">Интернет магазин на ASP.NET MVC 5</text:h>
      <text:list xml:id="list8541458687563440773" text:style-name="L3">
        <text:list-item>
          <text:p text:style-name="P66"><text:a xlink:type="simple" xlink:href="https://professorweb.ru/my/ASP_NET/gamestore/level2/2_1.php" text:style-name="Internet_20_link" text:visited-style-name="Visited_20_Internet_20_Link"><text:span text:style-name="T33">Структура интернет-магазина</text:span></text:a></text:p>
        </text:list-item>
        <text:list-item>
          <text:p text:style-name="P66"><text:a xlink:type="simple" xlink:href="https://professorweb.ru/my/ASP_NET/gamestore/level2/2_2.php" text:style-name="Internet_20_link" text:visited-style-name="Visited_20_Internet_20_Link"><text:span text:style-name="T33">Разбиение на страницы</text:span></text:a></text:p>
        </text:list-item>
        <text:list-item>
          <text:p text:style-name="P66"><text:a xlink:type="simple" xlink:href="https://professorweb.ru/my/ASP_NET/gamestore/level2/2_3.php" text:style-name="Internet_20_link" text:visited-style-name="Visited_20_Internet_20_Link"><text:span text:style-name="T33">Стилизация контента</text:span></text:a></text:p>
        </text:list-item>
        <text:list-item>
          <text:p text:style-name="P66"><text:a xlink:type="simple" xlink:href="https://professorweb.ru/my/ASP_NET/gamestore/level2/2_4.php" text:style-name="Internet_20_link" text:visited-style-name="Visited_20_Internet_20_Link"><text:span text:style-name="T33">Навигация</text:span></text:a></text:p>
        </text:list-item>
        <text:list-item>
          <text:p text:style-name="P66"><text:a xlink:type="simple" xlink:href="https://professorweb.ru/my/ASP_NET/gamestore/level2/2_5.php" text:style-name="Internet_20_link" text:visited-style-name="Visited_20_Internet_20_Link"><text:span text:style-name="T33">Корзина покупок</text:span></text:a></text:p>
        </text:list-item>
        <text:list-item>
          <text:p text:style-name="P66"><text:a xlink:type="simple" xlink:href="https://professorweb.ru/my/ASP_NET/gamestore/level2/2_6.php" text:style-name="Internet_20_link" text:visited-style-name="Visited_20_Internet_20_Link"><text:span text:style-name="T33">Использование привязки модели и завершение корзины</text:span></text:a></text:p>
        </text:list-item>
        <text:list-item>
          <text:p text:style-name="P66"><text:a xlink:type="simple" xlink:href="https://professorweb.ru/my/ASP_NET/gamestore/level2/2_7.php" text:style-name="Internet_20_link" text:visited-style-name="Visited_20_Internet_20_Link"><text:span text:style-name="T33">Отправка заказов</text:span></text:a></text:p>
        </text:list-item>
        <text:list-item>
          <text:p text:style-name="P66"><text:a xlink:type="simple" xlink:href="https://professorweb.ru/my/ASP_NET/gamestore/level2/2_8.php" text:style-name="Internet_20_link" text:visited-style-name="Visited_20_Internet_20_Link"><text:span text:style-name="T33">Мобильная версия магазина</text:span></text:a></text:p>
        </text:list-item>
        <text:list-item>
          <text:p text:style-name="P66"><text:a xlink:type="simple" xlink:href="https://professorweb.ru/my/ASP_NET/gamestore/level2/2_9.php" text:style-name="Internet_20_link" text:visited-style-name="Visited_20_Internet_20_Link"><text:span text:style-name="T33">Админ панель: список товаров</text:span></text:a></text:p>
        </text:list-item>
        <text:list-item>
          <text:p text:style-name="P66"><text:a xlink:type="simple" xlink:href="https://professorweb.ru/my/ASP_NET/gamestore/level2/2_10.php" text:style-name="Internet_20_link" text:visited-style-name="Visited_20_Internet_20_Link"><text:span text:style-name="T33">Админ панель: редактирование товаров</text:span></text:a></text:p>
        </text:list-item>
        <text:list-item>
          <text:p text:style-name="P66"><text:a xlink:type="simple" xlink:href="https://professorweb.ru/my/ASP_NET/gamestore/level2/2_11.php" text:style-name="Internet_20_link" text:visited-style-name="Visited_20_Internet_20_Link"><text:span text:style-name="T33">Админ панель: добавление и удаление товаров</text:span></text:a></text:p>
        </text:list-item>
        <text:list-item>
          <text:p text:style-name="P66"><text:a xlink:type="simple" xlink:href="https://professorweb.ru/my/ASP_NET/gamestore/level2/2_12.php" text:style-name="Internet_20_link" text:visited-style-name="Visited_20_Internet_20_Link"><text:span text:style-name="T33">Админ панель: защита</text:span></text:a></text:p>
        </text:list-item>
        <text:list-item>
          <text:p text:style-name="P66"><text:a xlink:type="simple" xlink:href="https://professorweb.ru/my/ASP_NET/gamestore/level2/2_13.php" text:style-name="Internet_20_link" text:visited-style-name="Visited_20_Internet_20_Link"><text:span text:style-name="T33">Загрузка изображений из базы данных</text:span></text:a></text:p>
        </text:list-item>
        <text:list-item>
          <text:p text:style-name="P66"><text:a xlink:type="simple" xlink:href="https://professorweb.ru/my/ASP_NET/gamestore/level2/2_14.php" text:style-name="Internet_20_link" text:visited-style-name="Visited_20_Internet_20_Link"><text:span text:style-name="T33">Развертывание сайта</text:span></text:a></text:p>
        </text:list-item>
      </text:list>
      <text:p text:style-name="P14"/>
      <text:p text:style-name="Text_20_body"><text:span text:style-name="T115">___</text:span> - прочел, полностью пройдено</text:p>
      <text:p text:style-name="Text_20_body"><text:span text:style-name="T117">___</text:span> - не начинал</text:p>
      <text:p text:style-name="Text_20_body"><text:span text:style-name="T120">__</text:span> - собираюсь но попозже</text:p>
      <text:p text:style-name="Text_20_body"><text:span text:style-name="T119">__</text:span> - непонятно</text:p>
      <text:p text:style-name="Text_20_body"><text:span text:style-name="T118">__</text:span> - не собираюсь проходить</text:p>
      <text:p text:style-name="Standard"/>
      <text:p text:style-name="Text_20_body"/>
      <text:p text:style-name="Text_20_body"><text:soft-page-break/></text:p>
      <text:h text:style-name="P9" text:outline-level="1">Безопасность в ASP.NET</text:h>
      <text:list xml:id="list1208138225554235641" text:style-name="L4">
        <text:list-item>
          <text:h text:style-name="P27" text:outline-level="3">1. Модель безопасности ASP.NET</text:h>
          <text:list>
            <text:list-item>
              <text:p text:style-name="P45"><text:a xlink:type="simple" xlink:href="https://professorweb.ru/my/ASP_NET/security/level1/1_1.php" text:style-name="Internet_20_link" text:visited-style-name="Visited_20_Internet_20_Link"><text:span text:style-name="T34">Основные понятия модели безопасности ASP.NET</text:span></text:a></text:p>
            </text:list-item>
            <text:list-item>
              <text:p text:style-name="P45"><text:a xlink:type="simple" xlink:href="https://professorweb.ru/my/ASP_NET/security/level1/1_2.php" text:style-name="Internet_20_link" text:visited-style-name="Visited_20_Internet_20_Link"><text:span text:style-name="T34">Уровни безопасности</text:span></text:a></text:p>
            </text:list-item>
            <text:list-item>
              <text:p text:style-name="P45"><text:a xlink:type="simple" xlink:href="https://professorweb.ru/my/ASP_NET/security/level1/1_3.php" text:style-name="Internet_20_link" text:visited-style-name="Visited_20_Internet_20_Link"><text:span text:style-name="T34">SSL</text:span></text:a></text:p>
            </text:list-item>
          </text:list>
        </text:list-item>
        <text:list-item>
          <text:h text:style-name="P27" text:outline-level="3">2. Аутентификация</text:h>
          <text:list>
            <text:list-item>
              <text:p text:style-name="P45"><text:a xlink:type="simple" xlink:href="https://professorweb.ru/my/ASP_NET/security/level2/2_1.php" text:style-name="Internet_20_link" text:visited-style-name="Visited_20_Internet_20_Link"><text:span text:style-name="T34">Аутентификация с помощью форм</text:span></text:a></text:p>
            </text:list-item>
            <text:list-item>
              <text:p text:style-name="P45"><text:a xlink:type="simple" xlink:href="https://professorweb.ru/my/ASP_NET/security/level2/2_2.php" text:style-name="Internet_20_link" text:visited-style-name="Visited_20_Internet_20_Link"><text:span text:style-name="T34">Реализация аутентификации с помощью форм</text:span></text:a></text:p>
              <text:p text:style-name="P35"><text:span text:style-name="T52">RequireSSL </text:span><text:span text:style-name="T53">- </text:span><text:span text:style-name="T54">мутно</text:span></text:p>
            </text:list-item>
            <text:list-item>
              <text:p text:style-name="P45"><text:a xlink:type="simple" xlink:href="https://professorweb.ru/my/ASP_NET/security/level2/2_3.php" text:style-name="Internet_20_link" text:visited-style-name="Visited_20_Internet_20_Link"><text:span text:style-name="T34">Настройка аутентификации в IIS 8</text:span></text:a></text:p>
            </text:list-item>
          </text:list>
        </text:list-item>
        <text:list-item>
          <text:h text:style-name="P29" text:outline-level="3">3. Membership API</text:h>
          <text:list>
            <text:list-item>
              <text:p text:style-name="P45"><text:a xlink:type="simple" xlink:href="https://professorweb.ru/my/ASP_NET/security/level3/3_1.php" text:style-name="Internet_20_link" text:visited-style-name="Visited_20_Internet_20_Link"><text:span text:style-name="T40">Архитектура Membership API</text:span></text:a></text:p>
            </text:list-item>
            <text:list-item>
              <text:p text:style-name="P45"><text:a xlink:type="simple" xlink:href="https://professorweb.ru/my/ASP_NET/security/level3/3_2.php" text:style-name="Internet_20_link" text:visited-style-name="Visited_20_Internet_20_Link"><text:span text:style-name="T40">Настройка Membership API</text:span></text:a></text:p>
            </text:list-item>
            <text:list-item>
              <text:p text:style-name="P45"><text:a xlink:type="simple" xlink:href="https://professorweb.ru/my/ASP_NET/security/level3/3_3.php" text:style-name="Internet_20_link" text:visited-style-name="Visited_20_Internet_20_Link"><text:span text:style-name="T40">Элементы управления безопасностью</text:span></text:a></text:p>
            </text:list-item>
            <text:list-item>
              <text:p text:style-name="P45"><text:a xlink:type="simple" xlink:href="https://professorweb.ru/my/ASP_NET/security/level3/3_4.php" text:style-name="Internet_20_link" text:visited-style-name="Visited_20_Internet_20_Link"><text:span text:style-name="T40">Элемент управления Login</text:span></text:a></text:p>
            </text:list-item>
            <text:list-item>
              <text:p text:style-name="P45"><text:a xlink:type="simple" xlink:href="https://professorweb.ru/my/ASP_NET/security/level3/3_5.php" text:style-name="Internet_20_link" text:visited-style-name="Visited_20_Internet_20_Link"><text:span text:style-name="T40">Элементы управления LoginStatus и LoginView</text:span></text:a></text:p>
            </text:list-item>
            <text:list-item>
              <text:p text:style-name="P45"><text:a xlink:type="simple" xlink:href="https://professorweb.ru/my/ASP_NET/security/level3/3_6.php" text:style-name="Internet_20_link" text:visited-style-name="Visited_20_Internet_20_Link"><text:span text:style-name="T40">Элементы управления PasswordRecovery и ChangePassword</text:span></text:a></text:p>
            </text:list-item>
            <text:list-item>
              <text:p text:style-name="P45"><text:a xlink:type="simple" xlink:href="https://professorweb.ru/my/ASP_NET/security/level3/3_7.php" text:style-name="Internet_20_link" text:visited-style-name="Visited_20_Internet_20_Link"><text:span text:style-name="T40">Элемент управления CreateUserWizard</text:span></text:a></text:p>
            </text:list-item>
            <text:list-item>
              <text:p text:style-name="P45"><text:a xlink:type="simple" xlink:href="https://professorweb.ru/my/ASP_NET/security/level3/3_8.php" text:style-name="Internet_20_link" text:visited-style-name="Visited_20_Internet_20_Link"><text:span text:style-name="T40">Настройка Membership API в IIS 8</text:span></text:a></text:p>
            </text:list-item>
            <text:list-item>
              <text:p text:style-name="P45"><text:a xlink:type="simple" xlink:href="https://professorweb.ru/my/ASP_NET/security/level3/3_9.php" text:style-name="Internet_20_link" text:visited-style-name="Visited_20_Internet_20_Link"><text:span text:style-name="T40">Класс Membership</text:span></text:a></text:p>
            </text:list-item>
          </text:list>
        </text:list-item>
      </text:list>
      <text:p text:style-name="P3"/>
      <text:p text:style-name="P3"><text:tab/><text:tab/>Она устарела, поэтому пропущу, если понадобится вернусь</text:p>
      <text:list xml:id="list37553116" text:continue-numbering="true" text:style-name="L4">
        <text:list-item>
          <text:h text:style-name="P30" text:outline-level="3">4. Авторизация, роли и профили</text:h>
          <text:list>
            <text:list-item>
              <text:p text:style-name="P57"><text:a xlink:type="simple" xlink:href="https://professorweb.ru/my/ASP_NET/security/level4/4_1.php" text:style-name="Internet_20_link" text:visited-style-name="Visited_20_Internet_20_Link"><text:span text:style-name="T33">Авторизация URL и файловая авторизация</text:span></text:a></text:p>
            </text:list-item>
            <text:list-item>
              <text:p text:style-name="P58"><text:a xlink:type="simple" xlink:href="https://professorweb.ru/my/ASP_NET/security/level4/4_2.php" text:style-name="Internet_20_link" text:visited-style-name="Visited_20_Internet_20_Link"><text:span text:style-name="T33">Проверки авторизации в коде</text:span></text:a></text:p>
            </text:list-item>
            <text:list-item>
              <text:p text:style-name="P59"><text:a xlink:type="simple" xlink:href="https://professorweb.ru/my/ASP_NET/security/level4/4_3.php" text:style-name="Internet_20_link" text:visited-style-name="Visited_20_Internet_20_Link"><text:span text:style-name="T33">Авторизация на основе ролей (Roles API)</text:span></text:a></text:p>
              <text:p text:style-name="P46"><text:span text:style-name="T68">«В таблице ниже перечислены свойства, которые можно конфигурировать с помощью дескриптора &lt;roleManager&gt;»</text:span><text:span text:style-name="T33"> <text:s/></text:span><text:span text:style-name="T43">- </text:span><text:span text:style-name="T46">дочитал до этого, и кажется понял что </text:span><text:span text:style-name="T43">Roles API </text:span><text:span text:style-name="T46">так же устарело</text:span></text:p>
            </text:list-item>
            <text:list-item>
              <text:p text:style-name="P60"><text:a xlink:type="simple" xlink:href="https://professorweb.ru/my/ASP_NET/security/level4/4_4.php" text:style-name="Internet_20_link" text:visited-style-name="Visited_20_Internet_20_Link"><text:span text:style-name="T33">Авторизация и роли в IIS 8</text:span></text:a></text:p>
            </text:list-item>
            <text:list-item>
              <text:p text:style-name="P60"><text:soft-page-break/><text:a xlink:type="simple" xlink:href="https://professorweb.ru/my/ASP_NET/security/level4/4_5.php" text:style-name="Internet_20_link" text:visited-style-name="Visited_20_Internet_20_Link"><text:span text:style-name="T33">Профили</text:span></text:a></text:p>
            </text:list-item>
            <text:list-item>
              <text:p text:style-name="P60"><text:a xlink:type="simple" xlink:href="https://professorweb.ru/my/ASP_NET/security/level4/4_6.php" text:style-name="Internet_20_link" text:visited-style-name="Visited_20_Internet_20_Link"><text:span text:style-name="T33">Конфигурирование профилей</text:span></text:a></text:p>
            </text:list-item>
            <text:list-item>
              <text:p text:style-name="P60"><text:a xlink:type="simple" xlink:href="https://professorweb.ru/my/ASP_NET/security/level4/4_7.php" text:style-name="Internet_20_link" text:visited-style-name="Visited_20_Internet_20_Link"><text:span text:style-name="T33">Интерфейс Profiles API</text:span></text:a></text:p>
            </text:list-item>
            <text:list-item>
              <text:p text:style-name="P60"><text:a xlink:type="simple" xlink:href="https://professorweb.ru/my/ASP_NET/security/level4/4_8.php" text:style-name="Internet_20_link" text:visited-style-name="Visited_20_Internet_20_Link"><text:span text:style-name="T33">Специальные поставщики профилей</text:span></text:a></text:p>
            </text:list-item>
          </text:list>
        </text:list-item>
        <text:list-item>
          <text:h text:style-name="P30" text:outline-level="3">5. Криптография</text:h>
          <text:list>
            <text:list-item>
              <text:p text:style-name="P61"><text:a xlink:type="simple" xlink:href="https://professorweb.ru/my/ASP_NET/security/level5/5_1.php" text:style-name="Internet_20_link" text:visited-style-name="Visited_20_Internet_20_Link"><text:span text:style-name="T33">Криптография</text:span></text:a></text:p>
            </text:list-item>
            <text:list-item>
              <text:p text:style-name="P61"><text:a xlink:type="simple" xlink:href="https://professorweb.ru/my/ASP_NET/security/level5/5_2.php" text:style-name="Internet_20_link" text:visited-style-name="Visited_20_Internet_20_Link"><text:span text:style-name="T33">Классы криптографии .NET</text:span></text:a></text:p>
            </text:list-item>
            <text:list-item>
              <text:p text:style-name="P61"><text:a xlink:type="simple" xlink:href="https://professorweb.ru/my/ASP_NET/security/level5/5_3.php" text:style-name="Internet_20_link" text:visited-style-name="Visited_20_Internet_20_Link"><text:span text:style-name="T33">Шифрование данных</text:span></text:a></text:p>
              <text:p text:style-name="P62"><text:span text:style-name="T33">Второй пример немного не сработал из-за разметки </text:span><text:span text:style-name="T43">&lt;&gt; </text:span><text:span text:style-name="T33">в текстбоксе, но это ок</text:span></text:p>
            </text:list-item>
            <text:list-item>
              <text:p text:style-name="P45"><text:a xlink:type="simple" xlink:href="https://professorweb.ru/my/ASP_NET/security/level5/5_4.php" text:style-name="Internet_20_link" text:visited-style-name="Visited_20_Internet_20_Link"><text:span text:style-name="T39">Шифрование информации в базе данных</text:span></text:a></text:p>
              <text:p text:style-name="P45"><text:span text:style-name="T39">не выполнял пример, т. к. в лом было создавать инфрасктруктуру для </text:span><text:span text:style-name="T45">MembershipAPI, </text:span><text:span text:style-name="T48">хотя там и не много. Но так прочел, все в принципе просто и понятно</text:span></text:p>
            </text:list-item>
            <text:list-item>
              <text:p text:style-name="P45"><text:a xlink:type="simple" xlink:href="https://professorweb.ru/my/ASP_NET/security/level5/5_5.php" text:style-name="Internet_20_link" text:visited-style-name="Visited_20_Internet_20_Link"><text:span text:style-name="T39">Шифрование строки запроса</text:span></text:a></text:p>
              <text:p text:style-name="P38">все прочел, все ок, легко, не стал создавать проект, т. к. реализация даже немного туповата.</text:p>
            </text:list-item>
          </text:list>
        </text:list-item>
        <text:list-item>
          <text:h text:style-name="P30" text:outline-level="3">6. Расширение Membership API и Roles API</text:h>
          <text:list>
            <text:list-item>
              <text:p text:style-name="P45"><text:a xlink:type="simple" xlink:href="https://professorweb.ru/my/ASP_NET/security/level6/6_1.php" text:style-name="Internet_20_link" text:visited-style-name="Visited_20_Internet_20_Link"><text:span text:style-name="T40">Архитектура пользовательских поставщиков</text:span></text:a></text:p>
            </text:list-item>
            <text:list-item>
              <text:p text:style-name="P45"><text:a xlink:type="simple" xlink:href="https://professorweb.ru/my/ASP_NET/security/level6/6_2.php" text:style-name="Internet_20_link" text:visited-style-name="Visited_20_Internet_20_Link"><text:span text:style-name="T40">Проектирование пользовательского поставщика</text:span></text:a></text:p>
            </text:list-item>
            <text:list-item>
              <text:p text:style-name="P45"><text:a xlink:type="simple" xlink:href="https://professorweb.ru/my/ASP_NET/security/level6/6_3.php" text:style-name="Internet_20_link" text:visited-style-name="Visited_20_Internet_20_Link"><text:span text:style-name="T40">Реализация поставщика Membership API</text:span></text:a></text:p>
            </text:list-item>
            <text:list-item>
              <text:p text:style-name="P45"><text:a xlink:type="simple" xlink:href="https://professorweb.ru/my/ASP_NET/security/level6/6_4.php" text:style-name="Internet_20_link" text:visited-style-name="Visited_20_Internet_20_Link"><text:span text:style-name="T40">Реализация поставщика Roles API</text:span></text:a></text:p>
            </text:list-item>
            <text:list-item>
              <text:p text:style-name="P45"><text:a xlink:type="simple" xlink:href="https://professorweb.ru/my/ASP_NET/security/level6/6_5.php" text:style-name="Internet_20_link" text:visited-style-name="Visited_20_Internet_20_Link"><text:span text:style-name="T40">Использование классов пользовательских поставщиков</text:span></text:a></text:p>
              <text:p text:style-name="P40">не проходил, так как все они устарели</text:p>
            </text:list-item>
          </text:list>
        </text:list-item>
      </text:list>
      <text:p text:style-name="Text_20_body"/>
      <text:p text:style-name="Text_20_body"/>
      <text:p text:style-name="Text_20_body"><text:span text:style-name="T115">___</text:span> - прочел, полностью пройдено</text:p>
      <text:p text:style-name="Text_20_body"><text:span text:style-name="T117">___</text:span> - не начинал</text:p>
      <text:p text:style-name="Text_20_body"><text:span text:style-name="T120">__</text:span> - собираюсь но попозже</text:p>
      <text:p text:style-name="Text_20_body"><text:span text:style-name="T119">__</text:span> - непонятно</text:p>
      <text:p text:style-name="Text_20_body"><text:span text:style-name="T118">__</text:span> - не собираюсь проходить</text:p>
      <text:p text:style-name="Text_20_body"/>
      <text:p text:style-name="Text_20_body"/>
      <text:p text:style-name="Text_20_body"/>
      <text:h text:style-name="P9" text:outline-level="1"><text:soft-page-break/>ASP.NET Web Forms 4.5</text:h>
      <text:list xml:id="list4881545350417528910" text:style-name="L5">
        <text:list-item>
          <text:p text:style-name="P73"><text:a xlink:type="simple" xlink:href="https://professorweb.ru/my/ASP_NET/webforms_4_5/level1/1_0.php" text:style-name="Internet_20_link" text:visited-style-name="Visited_20_Internet_20_Link"><text:span text:style-name="T41">Простое приложение ASP.NET Web Forms 4.5</text:span></text:a></text:p>
        </text:list-item>
        <text:list-item>
          <text:h text:style-name="P31" text:outline-level="3">1. Модульное тестирование</text:h>
          <text:list>
            <text:list-item>
              <text:p text:style-name="P52"><text:a xlink:type="simple" xlink:href="https://professorweb.ru/my/ASP_NET/webforms_4_5/level1/1_1.php" text:style-name="Internet_20_link" text:visited-style-name="Visited_20_Internet_20_Link"><text:span text:style-name="T41">Описание модульного тестирования</text:span></text:a></text:p>
            </text:list-item>
            <text:list-item>
              <text:p text:style-name="P52"><text:a xlink:type="simple" xlink:href="https://professorweb.ru/my/ASP_NET/webforms_4_5/level1/1_2.php" text:style-name="Internet_20_link" text:visited-style-name="Visited_20_Internet_20_Link"><text:span text:style-name="T41">Простое приложение для модульного тестирования</text:span></text:a></text:p>
            </text:list-item>
            <text:list-item>
              <text:p text:style-name="P52"><text:a xlink:type="simple" xlink:href="https://professorweb.ru/my/ASP_NET/webforms_4_5/level1/1_3.php" text:style-name="Internet_20_link" text:visited-style-name="Visited_20_Internet_20_Link"><text:span text:style-name="T41">Добавление модульного тестирования</text:span></text:a></text:p>
            </text:list-item>
            <text:list-item>
              <text:p text:style-name="P52"><text:a xlink:type="simple" xlink:href="https://professorweb.ru/my/ASP_NET/webforms_4_5/level1/1_4.php" text:style-name="Internet_20_link" text:visited-style-name="Visited_20_Internet_20_Link"><text:span text:style-name="T41">Внедрение зависимостей</text:span></text:a></text:p>
            </text:list-item>
          </text:list>
        </text:list-item>
        <text:list-item>
          <text:h text:style-name="P31" text:outline-level="3">2. Обработка ошибок</text:h>
          <text:list>
            <text:list-item>
              <text:p text:style-name="P52"><text:a xlink:type="simple" xlink:href="https://professorweb.ru/my/ASP_NET/webforms_4_5/level2/2_1.php" text:style-name="Internet_20_link" text:visited-style-name="Visited_20_Internet_20_Link"><text:span text:style-name="T41">Понятие ошибок</text:span></text:a></text:p>
              <text:p text:style-name="P39">Для внешних ресурсов основной... лишь на одном сервере.)</text:p>
            </text:list-item>
            <text:list-item>
              <text:p text:style-name="P52"><text:a xlink:type="simple" xlink:href="https://professorweb.ru/my/ASP_NET/webforms_4_5/level2/2_2.php" text:style-name="Internet_20_link" text:visited-style-name="Visited_20_Internet_20_Link"><text:span text:style-name="T41">Обработка ошибок HTTP</text:span></text:a></text:p>
            </text:list-item>
            <text:list-item>
              <text:p text:style-name="P52"><text:a xlink:type="simple" xlink:href="https://professorweb.ru/my/ASP_NET/webforms_4_5/level2/2_2.php" text:style-name="Internet_20_link" text:visited-style-name="Visited_20_Internet_20_Link"><text:span text:style-name="T41">Контроль над процессом обработки ошибок</text:span></text:a></text:p>
            </text:list-item>
            <text:list-item>
              <text:p text:style-name="P52"><text:a xlink:type="simple" xlink:href="https://professorweb.ru/my/ASP_NET/webforms_4_5/level2/2_4.php" text:style-name="Internet_20_link" text:visited-style-name="Visited_20_Internet_20_Link"><text:span text:style-name="T41">Обработка нескольких ошибок</text:span></text:a></text:p>
            </text:list-item>
          </text:list>
        </text:list-item>
        <text:list-item>
          <text:h text:style-name="P31" text:outline-level="3">3. Управление путями и конфигурацией</text:h>
          <text:list>
            <text:list-item>
              <text:p text:style-name="P52"><text:a xlink:type="simple" xlink:href="https://professorweb.ru/my/ASP_NET/webforms_4_5/level3/3_1.php" text:style-name="Internet_20_link" text:visited-style-name="Visited_20_Internet_20_Link"><text:span text:style-name="T41">Работа с путями</text:span></text:a></text:p>
            </text:list-item>
            <text:list-item>
              <text:p text:style-name="P52"><text:a xlink:type="simple" xlink:href="https://professorweb.ru/my/ASP_NET/webforms_4_5/level3/3_2.php" text:style-name="Internet_20_link" text:visited-style-name="Visited_20_Internet_20_Link"><text:span text:style-name="T41">Виртуальные пути</text:span></text:a></text:p>
            </text:list-item>
            <text:list-item>
              <text:p text:style-name="P52"><text:a xlink:type="simple" xlink:href="https://professorweb.ru/my/ASP_NET/webforms_4_5/level3/3_3.php" text:style-name="Internet_20_link" text:visited-style-name="Visited_20_Internet_20_Link"><text:span text:style-name="T41">Использование ASP.NET Friendly URLs</text:span></text:a></text:p>
            </text:list-item>
            <text:list-item>
              <text:p text:style-name="P52"><text:a xlink:type="simple" xlink:href="https://professorweb.ru/my/ASP_NET/webforms_4_5/level3/3_4.php" text:style-name="Internet_20_link" text:visited-style-name="Visited_20_Internet_20_Link"><text:span text:style-name="T41">Конфигурация</text:span></text:a></text:p>
            </text:list-item>
            <text:list-item>
              <text:p text:style-name="P52"><text:a xlink:type="simple" xlink:href="https://professorweb.ru/my/ASP_NET/webforms_4_5/level3/3_5.php" text:style-name="Internet_20_link" text:visited-style-name="Visited_20_Internet_20_Link"><text:span text:style-name="T41">Работа с конфигурацией в коде</text:span></text:a></text:p>
            </text:list-item>
            <text:list-item>
              <text:p text:style-name="P52"><text:a xlink:type="simple" xlink:href="https://professorweb.ru/my/ASP_NET/webforms_4_5/level3/3_6.php" text:style-name="Internet_20_link" text:visited-style-name="Visited_20_Internet_20_Link"><text:span text:style-name="T41">Разделы конфигурации</text:span></text:a></text:p>
            </text:list-item>
            <text:list-item>
              <text:p text:style-name="P52"><text:a xlink:type="simple" xlink:href="https://professorweb.ru/my/ASP_NET/webforms_4_5/level3/3_7.php" text:style-name="Internet_20_link" text:visited-style-name="Visited_20_Internet_20_Link"><text:span text:style-name="T41">Создание разделов конфигурации</text:span></text:a></text:p>
            </text:list-item>
            <text:list-item>
              <text:p text:style-name="P52"><text:a xlink:type="simple" xlink:href="https://professorweb.ru/my/ASP_NET/webforms_4_5/level3/3_8.php" text:style-name="Internet_20_link" text:visited-style-name="Visited_20_Internet_20_Link"><text:span text:style-name="T41">Блокировка разделов конфигурации</text:span></text:a></text:p>
            </text:list-item>
          </text:list>
        </text:list-item>
        <text:list-item>
          <text:h text:style-name="P31" text:outline-level="3">4. Асинхронные запросы</text:h>
          <text:list>
            <text:list-item>
              <text:p text:style-name="P52"><text:a xlink:type="simple" xlink:href="https://professorweb.ru/my/ASP_NET/webforms_4_5/level4/4_1.php" text:style-name="Internet_20_link" text:visited-style-name="Visited_20_Internet_20_Link"><text:span text:style-name="T41">Асинхронная обработка запросов</text:span></text:a></text:p>
            </text:list-item>
            <text:list-item>
              <text:p text:style-name="P52"><text:a xlink:type="simple" xlink:href="https://professorweb.ru/my/ASP_NET/webforms_4_5/level4/4_2.php" text:style-name="Internet_20_link" text:visited-style-name="Visited_20_Internet_20_Link"><text:span text:style-name="T41">Асинхронные веб-формы</text:span></text:a></text:p>
              <text:p text:style-name="P41">1)хмхм..что это за абзац?:</text:p>
              <text:p text:style-name="P63"><text:span text:style-name="T49">Можно переписать любой метод, обеспечив... </text:span><text:span text:style-name="T71">а</text:span><text:span text:style-name="T59">методы, таких как WebClien</text:span><text:span text:style-name="T55"> </text:span></text:p>
              <text:p text:style-name="P63"><text:span text:style-name="T57">2)Последний пример с </text:span><text:span text:style-name="T56">Task. </text:span><text:span text:style-name="T57">А поток </text:span><text:span text:style-name="T65">innerTask.Wait();</text:span><text:span text:style-name="T58"> не ждет?</text:span></text:p>
            </text:list-item>
            <text:list-item>
              <text:p text:style-name="P52"><text:a xlink:type="simple" xlink:href="https://professorweb.ru/my/ASP_NET/webforms_4_5/level4/4_3.php" text:style-name="Internet_20_link" text:visited-style-name="Visited_20_Internet_20_Link"><text:span text:style-name="T41">Создание асинхронных модулей и HTTP-обработчиков</text:span></text:a></text:p>
            </text:list-item>
          </text:list>
        </text:list-item>
        <text:list-item>
          <text:h text:style-name="P31" text:outline-level="3"><text:soft-page-break/>5. Привязка моделей и данных</text:h>
          <text:list>
            <text:list-item>
              <text:p text:style-name="P52"><text:a xlink:type="simple" xlink:href="https://professorweb.ru/my/ASP_NET/webforms_4_5/level5/5_1.php" text:style-name="Internet_20_link" text:visited-style-name="Visited_20_Internet_20_Link"><text:span text:style-name="T41">Привязка моделей</text:span></text:a></text:p>
            </text:list-item>
            <text:list-item>
              <text:p text:style-name="P52"><text:a xlink:type="simple" xlink:href="https://professorweb.ru/my/ASP_NET/webforms_4_5/level5/5_2.php" text:style-name="Internet_20_link" text:visited-style-name="Visited_20_Internet_20_Link"><text:span text:style-name="T41">Обработка ошибок привязки модели</text:span></text:a></text:p>
            </text:list-item>
            <text:list-item>
              <text:p text:style-name="P52"><text:a xlink:type="simple" xlink:href="https://professorweb.ru/my/ASP_NET/webforms_4_5/level5/5_3.php" text:style-name="Internet_20_link" text:visited-style-name="Visited_20_Internet_20_Link"><text:span text:style-name="T41">Атрибуты привязки модели</text:span></text:a></text:p>
              <text:p text:style-name="P53"><text:span text:style-name="T33">использовали public class OperationSelector : WebControl серверный контрол. Вроде все ок </text:span><text:span text:style-name="T46">и понятно, но все же</text:span></text:p>
              <text:p text:style-name="P53"><text:span text:style-name="T61">FieldValidator</text:span><text:span text:style-name="T46"> - тоже</text:span></text:p>
            </text:list-item>
            <text:list-item>
              <text:p text:style-name="P52"><text:a xlink:type="simple" xlink:href="https://professorweb.ru/my/ASP_NET/webforms_4_5/level5/5_4.php" text:style-name="Internet_20_link" text:visited-style-name="Visited_20_Internet_20_Link"><text:span text:style-name="T41">Привязка данных</text:span></text:a></text:p>
            </text:list-item>
          </text:list>
        </text:list-item>
        <text:list-item>
          <text:h text:style-name="P31" text:outline-level="3">6. Клиентская оптимизация и WebAPI</text:h>
          <text:list>
            <text:list-item>
              <text:p text:style-name="P52"><text:a xlink:type="simple" xlink:href="https://professorweb.ru/my/ASP_NET/webforms_4_5/level6/6_1.php" text:style-name="Internet_20_link" text:visited-style-name="Visited_20_Internet_20_Link"><text:span text:style-name="T41">Сжатие кода JavaScript и CSS</text:span></text:a></text:p>
            </text:list-item>
            <text:list-item>
              <text:p text:style-name="P52"><text:a xlink:type="simple" xlink:href="https://professorweb.ru/my/ASP_NET/webforms_4_5/level6/6_2.php" text:style-name="Internet_20_link" text:visited-style-name="Visited_20_Internet_20_Link"><text:span text:style-name="T41">Оптимизация клиентских библиотек</text:span></text:a></text:p>
              <text:p text:style-name="P47"><text:span text:style-name="T68">Проблема возникает из-за того, что библиотека jQuery UI пытается</text:span><text:span text:style-name="T33"> <text:s/></text:span><text:span text:style-name="T43">- </text:span><text:span text:style-name="T46">у меня не было такойпроблемы, поэтому не совсем понятно как там что (относительный путь относительно </text:span><text:span text:style-name="T43">css</text:span><text:span text:style-name="T46">, что??)</text:span></text:p>
              <text:p text:style-name="P43">Ближе к концу, типа серверные элементы плохо поддерживают управление библиотеками, можно вроде делать в них проверку, но в целом отстой какой то, т. е. нормального подхода нет</text:p>
            </text:list-item>
            <text:list-item>
              <text:p text:style-name="P52"><text:a xlink:type="simple" xlink:href="https://professorweb.ru/my/ASP_NET/webforms_4_5/level6/6_3.php" text:style-name="Internet_20_link" text:visited-style-name="Visited_20_Internet_20_Link"><text:span text:style-name="T41">Использование Ajax и Web API</text:span></text:a></text:p>
              <text:p text:style-name="P41">Что они тут хотят сказать?:</text:p>
              <text:p text:style-name="P48"><text:span text:style-name="T68">Второй способ решения</text:span><text:span text:style-name="T33"> … </text:span><text:span text:style-name="T68">преобразуются в формат JSON.</text:span><text:span text:style-name="T33"> </text:span></text:p>
              <text:p text:style-name="P48"><text:span text:style-name="T68">Мы исправили проблему, но тол</text:span><text:span text:style-name="T33"> ...</text:span><text:span text:style-name="T68">рамках Web API</text:span><text:span text:style-name="T33"> </text:span></text:p>
            </text:list-item>
            <text:list-item>
              <text:p text:style-name="P52"><text:a xlink:type="simple" xlink:href="https://professorweb.ru/my/ASP_NET/webforms_4_5/level6/6_4.php" text:style-name="Internet_20_link" text:visited-style-name="Visited_20_Internet_20_Link"><text:span text:style-name="T41">Потребление веб-служб Web API</text:span></text:a></text:p>
            </text:list-item>
            <text:list-item>
              <text:p text:style-name="P52"><text:a xlink:type="simple" xlink:href="https://professorweb.ru/my/ASP_NET/webforms_4_5/level6/6_5.php" text:style-name="Internet_20_link" text:visited-style-name="Visited_20_Internet_20_Link"><text:span text:style-name="T41">Клиентская проверка достоверности</text:span></text:a></text:p>
            </text:list-item>
            <text:list-item>
              <text:p text:style-name="P52"><text:a xlink:type="simple" xlink:href="https://professorweb.ru/my/ASP_NET/webforms_4_5/level6/6_6.php" text:style-name="Internet_20_link" text:visited-style-name="Visited_20_Internet_20_Link"><text:span text:style-name="T42">Проверка достоверности HTML5</text:span></text:a></text:p>
            </text:list-item>
            <text:list-item>
              <text:p text:style-name="P52"><text:a xlink:type="simple" xlink:href="https://professorweb.ru/my/ASP_NET/webforms_4_5/level6/6_7.php" text:style-name="Internet_20_link" text:visited-style-name="Visited_20_Internet_20_Link"><text:span text:style-name="T42">Встроенные элементы валидации</text:span></text:a></text:p>
            </text:list-item>
            <text:list-item>
              <text:p text:style-name="P52"><text:a xlink:type="simple" xlink:href="https://professorweb.ru/my/ASP_NET/webforms_4_5/level6/6_8.php" text:style-name="Internet_20_link" text:visited-style-name="Visited_20_Internet_20_Link"><text:span text:style-name="T41">Атрибуты проверки достоверности</text:span></text:a></text:p>
              <text:p text:style-name="P52"><text:span text:style-name="T46">Пришлось создать еще один серверный элемент, но вроде все понятно практически. Немного запутанная логика в конце метода </text:span><text:span text:style-name="T65">RenderContents и это связанно со свойством </text:span><text:span text:style-name="T66">ItemType </text:span><text:span text:style-name="T67">этого нашего элемента</text:span><text:span text:style-name="T65"> </text:span><text:span text:style-name="T72">ValidationRepeater</text:span><text:span text:style-name="T65"> </text:span></text:p>
            </text:list-item>
            <text:list-item>
              <text:p text:style-name="P52"><text:a xlink:type="simple" xlink:href="https://professorweb.ru/my/ASP_NET/webforms_4_5/level6/6_9.php" text:style-name="Internet_20_link" text:visited-style-name="Visited_20_Internet_20_Link"><text:span text:style-name="T41">Мобильные приложения</text:span></text:a></text:p>
              <text:p text:style-name="P52"><text:span text:style-name="T59">Хотя веб-формы изменились</text:span><text:span text:style-name="T55"> … </text:span><text:span text:style-name="T59">динамически для запросов</text:span><text:span text:style-name="T55"> –</text:span><text:span text:style-name="T56"> </text:span><text:span text:style-name="T57">вообще то мастер-страницы меняются норм.</text:span></text:p>
            </text:list-item>
          </text:list>
        </text:list-item>
      </text:list>
      <text:p text:style-name="Text_20_body"/>
      <text:p text:style-name="Text_20_body"><text:soft-page-break/></text:p>
      <text:p text:style-name="Text_20_body"/>
      <text:p text:style-name="Text_20_body"><text:span text:style-name="T115">___</text:span> - прочел, полностью пройдено</text:p>
      <text:p text:style-name="Text_20_body"><text:span text:style-name="T117">___</text:span> - не начинал</text:p>
      <text:p text:style-name="Text_20_body"><text:span text:style-name="T120">__</text:span> - собираюсь но попозже</text:p>
      <text:p text:style-name="Text_20_body"><text:span text:style-name="T119">__</text:span> - непонятно</text:p>
      <text:p text:style-name="Text_20_body"><text:span text:style-name="T118">__</text:span> - не собираюсь проходить</text:p>
      <text:p text:style-name="Text_20_body"/>
      <text:h text:style-name="P9" text:outline-level="1">Изучаем ASP.NET MVC 5</text:h>
      <text:list xml:id="list3798116340770907114" text:style-name="L6">
        <text:list-item>
          <text:h text:style-name="P32" text:outline-level="3">1. Начинаем изучать ASP.NET MVC</text:h>
          <text:list>
            <text:list-item>
              <text:p text:style-name="P54"><text:a xlink:type="simple" xlink:href="https://professorweb.ru/my/ASP_NET/mvc/level1/1_1.php" text:style-name="Internet_20_link" text:visited-style-name="Visited_20_Internet_20_Link"><text:span text:style-name="T42">История развития ASP.NET</text:span></text:a></text:p>
            </text:list-item>
            <text:list-item>
              <text:p text:style-name="P54"><text:a xlink:type="simple" xlink:href="https://professorweb.ru/my/ASP_NET/mvc/level1/1_2.php" text:style-name="Internet_20_link" text:visited-style-name="Visited_20_Internet_20_Link"><text:span text:style-name="T42">Преимущества ASP.NET MVC</text:span></text:a></text:p>
            </text:list-item>
            <text:list-item>
              <text:p text:style-name="P54"><text:a xlink:type="simple" xlink:href="https://professorweb.ru/my/ASP_NET/mvc/level1/1_3.php" text:style-name="Internet_20_link" text:visited-style-name="Visited_20_Internet_20_Link"><text:span text:style-name="T42">Структура проекта MVC</text:span></text:a></text:p>
              <text:h text:style-name="P33" text:outline-level="3"><text:span text:style-name="T130">Следование соглашениям для компоновок –</text:span><text:span text:style-name="T131"> </text:span><text:span text:style-name="T132">мутноватенько, пока не понятно что это в точности</text:span></text:h>
            </text:list-item>
          </text:list>
        </text:list-item>
      </text:list>
      <text:p text:style-name="P25"><text:span text:style-name="Emphasis"><text:span text:style-name="T54"><text:tab/></text:span></text:span><text:span text:style-name="Emphasis"><text:span text:style-name="T62">Expert Settings (Развернутые настройки)</text:span></text:span><text:span text:style-name="T54"> </text:span><text:span text:style-name="T61">в меню Tools --&gt; Settings (Сервис --&gt; Настройки) среды Visual Studio.</text:span><text:span text:style-name="T57"> <text:s/></text:span><text:span text:style-name="T56">- </text:span><text:span text:style-name="T57">такого нет</text:span></text:p>
      <text:list xml:id="list37552809" text:continue-numbering="true" text:style-name="L6">
        <text:list-item>
          <text:list>
            <text:list-item>
              <text:p text:style-name="P54"><text:a xlink:type="simple" xlink:href="https://professorweb.ru/my/ASP_NET/mvc/level1/1_4.php" text:style-name="Internet_20_link" text:visited-style-name="Visited_20_Internet_20_Link"><text:span text:style-name="T41">Простое приложение MVC</text:span></text:a></text:p>
            </text:list-item>
            <text:list-item>
              <text:p text:style-name="P54"><text:a xlink:type="simple" xlink:href="https://professorweb.ru/my/ASP_NET/mvc/level1/1_5.php" text:style-name="Internet_20_link" text:visited-style-name="Visited_20_Internet_20_Link"><text:span text:style-name="T42">Отладка приложений MVC</text:span></text:a></text:p>
              <text:p text:style-name="P54"><text:span text:style-name="T46">что за </text:span><text:span text:style-name="T73">@ViewData["Message"]</text:span><text:span text:style-name="T33"> раньше</text:span><text:span text:style-name="T46"> был только </text:span><text:span text:style-name="T74">ViewBag.Message</text:span><text:span text:style-name="T46"> <text:s/></text:span><text:span text:style-name="T43">- </text:span><text:span text:style-name="T46">ТО же что и <text:s/></text:span><text:span text:style-name="T74">ViewBag, только не динамик</text:span></text:p>
              <text:p text:style-name="P42">не получается на лету продолжить при исключении — окно не такое как в примере</text:p>
            </text:list-item>
            <text:list-item>
              <text:p text:style-name="P54"><text:a xlink:type="simple" xlink:href="https://professorweb.ru/my/ASP_NET/mvc/level1/1_6.php" text:style-name="Internet_20_link" text:visited-style-name="Visited_20_Internet_20_Link"><text:span text:style-name="T42">Использование ссылок на браузеры</text:span></text:a></text:p>
            </text:list-item>
            <text:list-item>
              <text:p text:style-name="P54"><text:a xlink:type="simple" xlink:href="https://professorweb.ru/my/ASP_NET/mvc/level1/1_7.php" text:style-name="Internet_20_link" text:visited-style-name="Visited_20_Internet_20_Link"><text:span text:style-name="T42">Архитектура ASP.NET MVC</text:span></text:a></text:p>
            </text:list-item>
            <text:list-item>
              <text:p text:style-name="P54"><text:a xlink:type="simple" xlink:href="https://professorweb.ru/my/ASP_NET/mvc/level1/1_8.php" text:style-name="Internet_20_link" text:visited-style-name="Visited_20_Internet_20_Link"><text:span text:style-name="T42">Автоматизированное тестирование</text:span></text:a></text:p>
              <text:p text:style-name="P42">не создавал тестовый проект</text:p>
            </text:list-item>
          </text:list>
        </text:list-item>
        <text:list-item>
          <text:h text:style-name="P32" text:outline-level="3">2. Работа с Razor и инструменты MVC</text:h>
          <text:list>
            <text:list-item>
              <text:p text:style-name="P54"><text:a xlink:type="simple" xlink:href="https://professorweb.ru/my/ASP_NET/mvc/level2/2_1.php" text:style-name="Internet_20_link" text:visited-style-name="Visited_20_Internet_20_Link"><text:span text:style-name="T41">Модели и компоновки в Razor</text:span></text:a></text:p>
            </text:list-item>
            <text:list-item>
              <text:p text:style-name="P54"><text:a xlink:type="simple" xlink:href="https://professorweb.ru/my/ASP_NET/mvc/level2/2_2.php" text:style-name="Internet_20_link" text:visited-style-name="Visited_20_Internet_20_Link"><text:span text:style-name="T42">Выражения Razor</text:span></text:a></text:p>
            </text:list-item>
            <text:list-item>
              <text:p text:style-name="P54"><text:a xlink:type="simple" xlink:href="https://professorweb.ru/my/ASP_NET/mvc/level2/2_3.php" text:style-name="Internet_20_link" text:visited-style-name="Visited_20_Internet_20_Link"><text:span text:style-name="T42">Внедрение зависимостей Ninject</text:span></text:a></text:p>
            </text:list-item>
            <text:list-item>
              <text:p text:style-name="P54"><text:a xlink:type="simple" xlink:href="https://professorweb.ru/my/ASP_NET/mvc/level2/2_4.php" text:style-name="Internet_20_link" text:visited-style-name="Visited_20_Internet_20_Link"><text:span text:style-name="T42">Модульное тестирование</text:span></text:a></text:p>
            </text:list-item>
            <text:list-item>
              <text:p text:style-name="P54"><text:soft-page-break/><text:a xlink:type="simple" xlink:href="https://professorweb.ru/my/ASP_NET/mvc/level2/2_5.php" text:style-name="Internet_20_link" text:visited-style-name="Visited_20_Internet_20_Link"><text:span text:style-name="T42">Использование Moq</text:span></text:a></text:p>
            </text:list-item>
          </text:list>
        </text:list-item>
        <text:list-item>
          <text:h text:style-name="P32" text:outline-level="3">3. Маршрутизация URL</text:h>
          <text:list>
            <text:list-item>
              <text:p text:style-name="P54"><text:a xlink:type="simple" xlink:href="https://professorweb.ru/my/ASP_NET/mvc/level3/3_1.php" text:style-name="Internet_20_link" text:visited-style-name="Visited_20_Internet_20_Link"><text:span text:style-name="T42">Шаблоны URL</text:span></text:a></text:p>
            </text:list-item>
            <text:list-item>
              <text:p text:style-name="P54"><text:a xlink:type="simple" xlink:href="https://professorweb.ru/my/ASP_NET/mvc/level3/3_2.php" text:style-name="Internet_20_link" text:visited-style-name="Visited_20_Internet_20_Link"><text:span text:style-name="T42">Настройки маршрутизации</text:span></text:a></text:p>
            </text:list-item>
            <text:list-item>
              <text:p text:style-name="P54"><text:a xlink:type="simple" xlink:href="https://professorweb.ru/my/ASP_NET/mvc/level3/3_3.php" text:style-name="Internet_20_link" text:visited-style-name="Visited_20_Internet_20_Link"><text:span text:style-name="T42">Ограничение маршрутизации</text:span></text:a></text:p>
            </text:list-item>
            <text:list-item>
              <text:p text:style-name="P54"><text:a xlink:type="simple" xlink:href="https://professorweb.ru/my/ASP_NET/mvc/level3/3_4.php" text:style-name="Internet_20_link" text:visited-style-name="Visited_20_Internet_20_Link"><text:span text:style-name="T42">Маршрутизация с помощью атрибутов</text:span></text:a></text:p>
            </text:list-item>
            <text:list-item>
              <text:p text:style-name="P54"><text:a xlink:type="simple" xlink:href="https://professorweb.ru/my/ASP_NET/mvc/level3/3_5.php" text:style-name="Internet_20_link" text:visited-style-name="Visited_20_Internet_20_Link"><text:span text:style-name="T42">Генерация маршрутизированных URL</text:span></text:a></text:p>
            </text:list-item>
            <text:list-item>
              <text:p text:style-name="P54"><text:a xlink:type="simple" xlink:href="https://professorweb.ru/my/ASP_NET/mvc/level3/3_6.php" text:style-name="Internet_20_link" text:visited-style-name="Visited_20_Internet_20_Link"><text:span text:style-name="T42">Настройка системы маршрутизации</text:span></text:a></text:p>
            </text:list-item>
            <text:list-item>
              <text:p text:style-name="P54"><text:a xlink:type="simple" xlink:href="https://professorweb.ru/my/ASP_NET/mvc/level3/3_7.php" text:style-name="Internet_20_link" text:visited-style-name="Visited_20_Internet_20_Link"><text:span text:style-name="T42">Работа с областями</text:span></text:a></text:p>
            </text:list-item>
            <text:list-item>
              <text:p text:style-name="P54"><text:a xlink:type="simple" xlink:href="https://professorweb.ru/my/ASP_NET/mvc/level3/3_8.php" text:style-name="Internet_20_link" text:visited-style-name="Visited_20_Internet_20_Link"><text:span text:style-name="T42">Маршрутизация запросов к файлам</text:span></text:a></text:p>
              <text:p text:style-name="P49"><text:span text:style-name="T68">обеспечивает соответствие, то последующие маршруты не оцениваются, как это происходит в случае совпадения с обычным маршрутом.</text:span><text:span text:style-name="T33"> <text:s/></text:span><text:span text:style-name="T43">- </text:span><text:span text:style-name="T46">обычно тоже при совпадении не продолжается, видимо плохой перевод. А так все ясно в принципе.</text:span></text:p>
            </text:list-item>
            <text:list-item>
              <text:p text:style-name="P54"><text:a xlink:type="simple" xlink:href="https://professorweb.ru/my/ASP_NET/mvc/level3/3_9.php" text:style-name="Internet_20_link" text:visited-style-name="Visited_20_Internet_20_Link"><text:span text:style-name="T42">Советы относительно схем URL</text:span></text:a></text:p>
            </text:list-item>
          </text:list>
        </text:list-item>
        <text:list-item>
          <text:h text:style-name="P32" text:outline-level="3">4. Контроллеры, действия и представления</text:h>
          <text:list>
            <text:list-item>
              <text:p text:style-name="P54"><text:a xlink:type="simple" xlink:href="https://professorweb.ru/my/ASP_NET/mvc/level4/4_1.php" text:style-name="Internet_20_link" text:visited-style-name="Visited_20_Internet_20_Link"><text:span text:style-name="T42">Контроллеры</text:span></text:a></text:p>
            </text:list-item>
            <text:list-item>
              <text:p text:style-name="P54"><text:a xlink:type="simple" xlink:href="https://professorweb.ru/my/ASP_NET/mvc/level4/4_2.php" text:style-name="Internet_20_link" text:visited-style-name="Visited_20_Internet_20_Link"><text:span text:style-name="T42">Получение данных запроса в контроллере</text:span></text:a></text:p>
            </text:list-item>
            <text:list-item>
              <text:p text:style-name="P54"><text:a xlink:type="simple" xlink:href="https://professorweb.ru/my/ASP_NET/mvc/level4/4_3.php" text:style-name="Internet_20_link" text:visited-style-name="Visited_20_Internet_20_Link"><text:span text:style-name="T42">Генерация ответа из контроллеров</text:span></text:a></text:p>
            </text:list-item>
            <text:list-item>
              <text:p text:style-name="P54"><text:a xlink:type="simple" xlink:href="https://professorweb.ru/my/ASP_NET/mvc/level4/4_4.php" text:style-name="Internet_20_link" text:visited-style-name="Visited_20_Internet_20_Link"><text:span text:style-name="T42">Генерация HTML-разметки</text:span></text:a></text:p>
            </text:list-item>
            <text:list-item>
              <text:p text:style-name="P54"><text:a xlink:type="simple" xlink:href="https://professorweb.ru/my/ASP_NET/mvc/level4/4_5.php" text:style-name="Internet_20_link" text:visited-style-name="Visited_20_Internet_20_Link"><text:span text:style-name="T42">Перенаправления (редирект)</text:span></text:a></text:p>
            </text:list-item>
            <text:list-item>
              <text:p text:style-name="P54"><text:span text:style-name="T75">Значения, предоставляемые для метода действия и контроллера</text:span><text:span text:style-name="T33"> … </text:span><text:span text:style-name="T43">- </text:span><text:span text:style-name="T46">это также как и в Перенаправление на URL системы маршрутизации? , т. е. Они вообще не отличаются?</text:span></text:p>
            </text:list-item>
            <text:list-item>
              <text:p text:style-name="P54"><text:a xlink:type="simple" xlink:href="https://professorweb.ru/my/ASP_NET/mvc/level4/4_6.php" text:style-name="Internet_20_link" text:visited-style-name="Visited_20_Internet_20_Link"><text:span text:style-name="T42">HTTP-ошибки в контроллерах</text:span></text:a></text:p>
            </text:list-item>
            <text:list-item>
              <text:p text:style-name="P54"><text:a xlink:type="simple" xlink:href="https://professorweb.ru/my/ASP_NET/mvc/level4/4_7.php" text:style-name="Internet_20_link" text:visited-style-name="Visited_20_Internet_20_Link"><text:span text:style-name="T42">Фабрика контроллеров</text:span></text:a></text:p>
            </text:list-item>
            <text:list-item>
              <text:p text:style-name="P54"><text:a xlink:type="simple" xlink:href="https://professorweb.ru/my/ASP_NET/mvc/level4/4_8.php" text:style-name="Internet_20_link" text:visited-style-name="Visited_20_Internet_20_Link"><text:span text:style-name="T42">Активаторы действий</text:span></text:a></text:p>
            </text:list-item>
            <text:list-item>
              <text:p text:style-name="P54"><text:a xlink:type="simple" xlink:href="https://professorweb.ru/my/ASP_NET/mvc/level4/4_9.php" text:style-name="Internet_20_link" text:visited-style-name="Visited_20_Internet_20_Link"><text:span text:style-name="T42">Улучшение производительности с помощью контроллеров</text:span></text:a></text:p>
            </text:list-item>
            <text:list-item>
              <text:p text:style-name="P54"><text:a xlink:type="simple" xlink:href="https://professorweb.ru/my/ASP_NET/mvc/level4/4_10.php" text:style-name="Internet_20_link" text:visited-style-name="Visited_20_Internet_20_Link"><text:span text:style-name="T42">Создание специального механизма визуализации</text:span></text:a></text:p>
            </text:list-item>
            <text:list-item>
              <text:p text:style-name="P54"><text:a xlink:type="simple" xlink:href="https://professorweb.ru/my/ASP_NET/mvc/level4/4_11.php" text:style-name="Internet_20_link" text:visited-style-name="Visited_20_Internet_20_Link"><text:span text:style-name="T42">Работа с Razor в представлении</text:span></text:a></text:p>
              <text:p text:style-name="P55"><text:span text:style-name="T68">Частичные представления не вызывают метод действия, поэтому они не могут использоваться для выполнения бизнес-логики. </text:span><text:span text:style-name="T69">- </text:span><text:span text:style-name="T70">что за метод действия? В разделе Дочерние действия они вызывают </text:span><text:span text:style-name="T69">Index</text:span><text:span text:style-name="T33"> ..</text:span></text:p>
              <text:p text:style-name="P50"><text:soft-page-break/><text:span text:style-name="T68"><text:s/>Дочернее действие вызывает метод действия, визуализирует представление и помещает результат в поток ответа.</text:span><text:span text:style-name="T50">..</text:span></text:p>
              <text:p text:style-name="P50"><text:span text:style-name="T50">Хрень какая-то, </text:span><text:span text:style-name="T51">написано мутно, но дальше все ясно.</text:span><text:span text:style-name="T50"> Неужели из частичных представлений нельзя вызвать дочернее? - работает, проверял.. Блин, понял, имеется ввиду что при вызове чатичных представлений не вызывается метод действия, а не то что они сами не могут вызывать.</text:span></text:p>
            </text:list-item>
            <text:list-item>
              <text:p text:style-name="P54"><text:a xlink:type="simple" xlink:href="https://professorweb.ru/my/ASP_NET/mvc/level4/4_12.php" text:style-name="Internet_20_link" text:visited-style-name="Visited_20_Internet_20_Link"><text:span text:style-name="T42">Разделы компоновки</text:span></text:a></text:p>
              <text:p text:style-name="P49"><text:span text:style-name="T68">Хоть это может показаться странным, но одним из наиболее распространенных применений частичных представлений является визуализация содержимого в компоновках, поэтому данная возможность очень полезна.</text:span><text:span text:style-name="T33"> <text:s/></text:span><text:span text:style-name="T43">- what?</text:span></text:p>
            </text:list-item>
            <text:list-item>
              <text:p text:style-name="P54"><text:a xlink:type="simple" xlink:href="https://professorweb.ru/my/ASP_NET/mvc/level4/4_13.php" text:style-name="Internet_20_link" text:visited-style-name="Visited_20_Internet_20_Link"><text:span text:style-name="T42">Частичные представления</text:span></text:a></text:p>
            </text:list-item>
            <text:list-item>
              <text:p text:style-name="P54"><text:a xlink:type="simple" xlink:href="https://professorweb.ru/my/ASP_NET/mvc/level4/4_14.php" text:style-name="Internet_20_link" text:visited-style-name="Visited_20_Internet_20_Link"><text:span text:style-name="T42">Дочерние действия</text:span></text:a></text:p>
              <text:p text:style-name="P54"><text:span text:style-name="T59">В примере </text:span><text:a xlink:type="simple" xlink:href="https://professorweb.ru/my/ASP_NET/gamestore/level1/" text:style-name="Internet_20_link" text:visited-style-name="Visited_20_Internet_20_Link"><text:span text:style-name="T64">приложения GameStore</text:span></text:a><text:span text:style-name="T52"> </text:span><text:span text:style-name="T59">такой подход применялся для...</text:span><text:span text:style-name="T55"> </text:span><text:span text:style-name="T56">- </text:span><text:span text:style-name="T57">еще не смотрел</text:span></text:p>
            </text:list-item>
          </text:list>
        </text:list-item>
        <text:list-item>
          <text:h text:style-name="P32" text:outline-level="3">5. Фильтры</text:h>
          <text:list>
            <text:list-item>
              <text:p text:style-name="P54"><text:a xlink:type="simple" xlink:href="https://professorweb.ru/my/ASP_NET/mvc/level5/5_1.php" text:style-name="Internet_20_link" text:visited-style-name="Visited_20_Internet_20_Link"><text:span text:style-name="T42">Использование фильтров</text:span></text:a></text:p>
              <text:p text:style-name="P54"><text:span text:style-name="T59">Вы уже видели пример фильтра в статье </text:span><text:a xlink:type="simple" xlink:href="https://professorweb.ru/my/ASP_NET/gamestore/level2/2_12.php" text:style-name="Internet_20_link" text:visited-style-name="Visited_20_Internet_20_Link"><text:span text:style-name="T64">Админ панель: защита</text:span></text:a><text:span text:style-name="T59">,</text:span><text:span text:style-name="T63">- </text:span><text:span text:style-name="T61">еще не видел</text:span><text:span text:style-name="T55"> </text:span></text:p>
            </text:list-item>
            <text:list-item>
              <text:p text:style-name="P54"><text:a xlink:type="simple" xlink:href="https://professorweb.ru/my/ASP_NET/mvc/level5/5_2.php" text:style-name="Internet_20_link" text:visited-style-name="Visited_20_Internet_20_Link"><text:span text:style-name="T42">Фильтры авторизации</text:span></text:a></text:p>
              <text:p text:style-name="P54"><text:span text:style-name="T46">Весьма странный метод </text:span><text:span text:style-name="T60">AuthorizeCore</text:span><text:span text:style-name="T52">. Если возвращает </text:span><text:span text:style-name="T53">true, </text:span><text:span text:style-name="T54">то все пройдено, если </text:span><text:span text:style-name="T53">false,</text:span><text:span text:style-name="T54">то вызывается аутентификация, и затем он вызывается опять!</text:span></text:p>
            </text:list-item>
            <text:list-item>
              <text:p text:style-name="P54"><text:a xlink:type="simple" xlink:href="https://professorweb.ru/my/ASP_NET/mvc/level5/5_3.php" text:style-name="Internet_20_link" text:visited-style-name="Visited_20_Internet_20_Link"><text:span text:style-name="T42">Фильтры аутентификации</text:span></text:a></text:p>
              <text:p text:style-name="P54"><text:span text:style-name="T59">Кроме того, фильтры аутентификации выполняются после выполнения метода действия, но перед обработкой </text:span><text:span text:style-name="T59">ActionResult.</text:span><text:span text:style-name="T61">-</text:span><text:span text:style-name="T63">what </text:span><text:span text:style-name="T61">??</text:span><text:span text:style-name="T33"> </text:span></text:p>
              <text:p text:style-name="P51"><text:span text:style-name="T68">Если в коде OnAuthentication() устанавливается значение </text:span><text:span text:style-name="T33"> … </text:span><text:span text:style-name="T43">what??</text:span></text:p>
              <text:p text:style-name="P51"><text:span text:style-name="T69">хотя следует отметить, что мне еще не приходилось сталкиваться с ситуацией, когда бы подобное произошло)</text:span><text:span text:style-name="T43"> -what??</text:span></text:p>
              <text:p text:style-name="P51"><text:span text:style-name="T69">именно поэтому тот же самый класс используется в методе OnAuthentication()</text:span><text:span text:style-name="T43"> </text:span><text:span text:style-name="T46">- </text:span><text:span text:style-name="T43">what??</text:span></text:p>
              <text:p text:style-name="P51"><text:span text:style-name="T43"><text:s/></text:span><text:span text:style-name="T46">ВСЕ СТАЛО ПОНЯТНО</text:span></text:p>
            </text:list-item>
            <text:list-item>
              <text:p text:style-name="P54"><text:a xlink:type="simple" xlink:href="https://professorweb.ru/my/ASP_NET/mvc/level5/5_4.php" text:style-name="Internet_20_link" text:visited-style-name="Visited_20_Internet_20_Link"><text:span text:style-name="T42">Фильтры исключений</text:span></text:a></text:p>
            </text:list-item>
            <text:list-item>
              <text:p text:style-name="P54"><text:soft-page-break/><text:a xlink:type="simple" xlink:href="https://professorweb.ru/my/ASP_NET/mvc/level5/5_5.php" text:style-name="Internet_20_link" text:visited-style-name="Visited_20_Internet_20_Link"><text:span text:style-name="T42">Фильтры действий</text:span></text:a></text:p>
            </text:list-item>
            <text:list-item>
              <text:p text:style-name="P54"><text:a xlink:type="simple" xlink:href="https://professorweb.ru/my/ASP_NET/mvc/level5/5_6.php" text:style-name="Internet_20_link" text:visited-style-name="Visited_20_Internet_20_Link"><text:span text:style-name="T42">Фильтры результатов</text:span></text:a></text:p>
            </text:list-item>
            <text:list-item>
              <text:p text:style-name="P54"><text:a xlink:type="simple" xlink:href="https://professorweb.ru/my/ASP_NET/mvc/level5/5_7.php" text:style-name="Internet_20_link" text:visited-style-name="Visited_20_Internet_20_Link"><text:span text:style-name="T42">Расширенные возможности фильтров</text:span></text:a></text:p>
              <text:p text:style-name="P51"><text:span text:style-name="T68">Во время разработки такая стандартная политика обработки исключений отключена</text:span><text:span text:style-name="T33"> –</text:span><text:span text:style-name="T43"> </text:span><text:span text:style-name="T46">хмхм, что?</text:span></text:p>
            </text:list-item>
          </text:list>
        </text:list-item>
        <text:list-item>
          <text:h text:style-name="P32" text:outline-level="3">6. Вспомогательные методы и работа с AJAX</text:h>
          <text:list>
            <text:list-item>
              <text:p text:style-name="P54"><text:a xlink:type="simple" xlink:href="https://professorweb.ru/my/ASP_NET/mvc/level6/6_1.php" text:style-name="Internet_20_link" text:visited-style-name="Visited_20_Internet_20_Link"><text:span text:style-name="T42">Специальные вспомогательные методы</text:span></text:a></text:p>
            </text:list-item>
            <text:list-item>
              <text:p text:style-name="P54"><text:a xlink:type="simple" xlink:href="https://professorweb.ru/my/ASP_NET/mvc/level6/6_2.php" text:style-name="Internet_20_link" text:visited-style-name="Visited_20_Internet_20_Link"><text:span text:style-name="T42">Создание HTML-форм</text:span></text:a></text:p>
            </text:list-item>
            <text:list-item>
              <text:p text:style-name="P54"><text:a xlink:type="simple" xlink:href="https://professorweb.ru/my/ASP_NET/mvc/level6/6_3.php" text:style-name="Internet_20_link" text:visited-style-name="Visited_20_Internet_20_Link"><text:span text:style-name="T42">Создание HTML-элементов</text:span></text:a></text:p>
            </text:list-item>
            <text:list-item>
              <text:p text:style-name="P54"><text:a xlink:type="simple" xlink:href="https://professorweb.ru/my/ASP_NET/mvc/level6/6_4.php" text:style-name="Internet_20_link" text:visited-style-name="Visited_20_Internet_20_Link"><text:span text:style-name="T42">Шаблонизированные вспомогательные методы</text:span></text:a></text:p>
              <text:p text:style-name="P56"><text:span text:style-name="T68">- подобных контроллерам и представлениям, но базовая идея аналогична</text:span><text:span text:style-name="T33"> <text:s/>- это с чем такая аналогия(что-то в студии)</text:span></text:p>
              <text:p text:style-name="P44"><text:span text:style-name="T129">- Несмотря на то что отображается больше свойст</text:span><text:span text:style-name="T134">в...</text:span><text:span text:style-name="T136"> </text:span></text:p>
            </text:list-item>
          </text:list>
        </text:list-item>
      </text:list>
      <text:list xml:id="list8901765448350867322" text:style-name="L7">
        <text:list-item>
          <text:list>
            <text:list-item>
              <text:list>
                <text:list-item>
                  <text:list>
                    <text:list-item>
                      <text:p text:style-name="P71">Частично проблема заключается в том, что.. Ответ не совсем понятен.</text:p>
                    </text:list-item>
                  </text:list>
                </text:list-item>
              </text:list>
            </text:list-item>
          </text:list>
        </text:list-item>
      </text:list>
      <text:list xml:id="list37554637" text:continue-list="list37552809" text:style-name="L6">
        <text:list-item>
          <text:list>
            <text:list-item>
              <text:p text:style-name="P54"><text:a xlink:type="simple" xlink:href="https://professorweb.ru/my/ASP_NET/mvc/level6/6_5.php" text:style-name="Internet_20_link" text:visited-style-name="Visited_20_Internet_20_Link"><text:span text:style-name="T42">Метаданные модели</text:span></text:a></text:p>
              <text:list>
                <text:list-item>
                  <text:list>
                    <text:list-header>
                      <text:p text:style-name="P72"><text:span text:style-name="T135">которые могут быть получены из значения string с применением метода GetConverter() класса System.ComponentModel.TypeDescriptor. </text:span><text:span text:style-name="T33"> </text:span><text:span text:style-name="T133">– ?</text:span></text:p>
                    </text:list-header>
                  </text:list>
                </text:list-item>
              </text:list>
            </text:list-item>
            <text:list-item>
              <text:p text:style-name="P54"><text:a xlink:type="simple" xlink:href="https://professorweb.ru/my/ASP_NET/mvc/level6/6_6.php" text:style-name="Internet_20_link" text:visited-style-name="Visited_20_Internet_20_Link"><text:span text:style-name="T33">Настройка шаблонизированных вспомогательных методов</text:span></text:a></text:p>
            </text:list-item>
            <text:list-item>
              <text:p text:style-name="P54"><text:a xlink:type="simple" xlink:href="https://professorweb.ru/my/ASP_NET/mvc/level6/6_7.php" text:style-name="Internet_20_link" text:visited-style-name="Visited_20_Internet_20_Link"><text:span text:style-name="T33">Вспомогательные методы для URL</text:span></text:a></text:p>
            </text:list-item>
            <text:list-item>
              <text:p text:style-name="P54"><text:a xlink:type="simple" xlink:href="https://professorweb.ru/my/ASP_NET/mvc/level6/6_8.php" text:style-name="Internet_20_link" text:visited-style-name="Visited_20_Internet_20_Link"><text:span text:style-name="T33">AJAX и MVC</text:span></text:a></text:p>
            </text:list-item>
            <text:list-item>
              <text:p text:style-name="P54"><text:a xlink:type="simple" xlink:href="https://professorweb.ru/my/ASP_NET/mvc/level6/6_9.php" text:style-name="Internet_20_link" text:visited-style-name="Visited_20_Internet_20_Link"><text:span text:style-name="T33">Параметры AJAX</text:span></text:a></text:p>
            </text:list-item>
            <text:list-item>
              <text:p text:style-name="P54"><text:a xlink:type="simple" xlink:href="https://professorweb.ru/my/ASP_NET/mvc/level6/6_10.php" text:style-name="Internet_20_link" text:visited-style-name="Visited_20_Internet_20_Link"><text:span text:style-name="T33">Использование JSON</text:span></text:a></text:p>
            </text:list-item>
          </text:list>
        </text:list-item>
        <text:list-item>
          <text:h text:style-name="P32" text:outline-level="3">7. Модели</text:h>
          <text:list>
            <text:list-item>
              <text:p text:style-name="P54"><text:a xlink:type="simple" xlink:href="https://professorweb.ru/my/ASP_NET/mvc/level7/7_1.php" text:style-name="Internet_20_link" text:visited-style-name="Visited_20_Internet_20_Link"><text:span text:style-name="T33">Привязка модели</text:span></text:a></text:p>
            </text:list-item>
            <text:list-item>
              <text:p text:style-name="P54"><text:a xlink:type="simple" xlink:href="https://professorweb.ru/my/ASP_NET/mvc/level7/7_2.php" text:style-name="Internet_20_link" text:visited-style-name="Visited_20_Internet_20_Link"><text:span text:style-name="T33">Ручная привязка моделей</text:span></text:a></text:p>
            </text:list-item>
            <text:list-item>
              <text:p text:style-name="P54"><text:a xlink:type="simple" xlink:href="https://professorweb.ru/my/ASP_NET/mvc/level7/7_3.php" text:style-name="Internet_20_link" text:visited-style-name="Visited_20_Internet_20_Link"><text:span text:style-name="T33">Настройка системы привязки моделей</text:span></text:a></text:p>
            </text:list-item>
            <text:list-item>
              <text:p text:style-name="P54"><text:a xlink:type="simple" xlink:href="https://professorweb.ru/my/ASP_NET/mvc/level7/7_4.php" text:style-name="Internet_20_link" text:visited-style-name="Visited_20_Internet_20_Link"><text:span text:style-name="T33">Проверка достоверности модели</text:span></text:a></text:p>
            </text:list-item>
            <text:list-item>
              <text:p text:style-name="P54"><text:a xlink:type="simple" xlink:href="https://professorweb.ru/my/ASP_NET/mvc/level7/7_5.php" text:style-name="Internet_20_link" text:visited-style-name="Visited_20_Internet_20_Link"><text:span text:style-name="T33">Альтернативные способы проверки достоверности модели</text:span></text:a></text:p>
            </text:list-item>
            <text:list-item>
              <text:p text:style-name="P54"><text:a xlink:type="simple" xlink:href="https://professorweb.ru/my/ASP_NET/mvc/level7/7_6.php" text:style-name="Internet_20_link" text:visited-style-name="Visited_20_Internet_20_Link"><text:span text:style-name="T33">Клиентская проверка достоверности</text:span></text:a></text:p>
            </text:list-item>
          </text:list>
        </text:list-item>
        <text:list-item>
          <text:h text:style-name="P32" text:outline-level="3"><text:soft-page-break/>8. Web API</text:h>
          <text:list>
            <text:list-item>
              <text:p text:style-name="P54"><text:a xlink:type="simple" xlink:href="https://professorweb.ru/my/ASP_NET/mvc/level8/8_1.php" text:style-name="Internet_20_link" text:visited-style-name="Visited_20_Internet_20_Link"><text:span text:style-name="T33">Одностраничные приложения</text:span></text:a></text:p>
            </text:list-item>
            <text:list-item>
              <text:p text:style-name="P54"><text:a xlink:type="simple" xlink:href="https://professorweb.ru/my/ASP_NET/mvc/level8/8_2.php" text:style-name="Internet_20_link" text:visited-style-name="Visited_20_Internet_20_Link"><text:span text:style-name="T33">Использование Web API</text:span></text:a></text:p>
            </text:list-item>
            <text:list-item>
              <text:p text:style-name="P54"><text:a xlink:type="simple" xlink:href="https://professorweb.ru/my/ASP_NET/mvc/level8/8_3.php" text:style-name="Internet_20_link" text:visited-style-name="Visited_20_Internet_20_Link"><text:span text:style-name="T33">Библиотека Knockout и Web API</text:span></text:a>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><text:span text:style-name="T115">___</text:span> - прочел, полностью пройдено</text:p>
      <text:p text:style-name="Text_20_body"><text:span text:style-name="T117">___</text:span> - не начинал</text:p>
      <text:p text:style-name="Text_20_body"><text:span text:style-name="T120">__</text:span> - собираюсь но попозже</text:p>
      <text:p text:style-name="Text_20_body"><text:span text:style-name="T119">__</text:span> - непонятно</text:p>
      <text:p text:style-name="Text_20_body"><text:span text:style-name="T118">__</text:span> - не собираюсь проходить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4.572cm" fo:text-indent="-0.762cm" fo:margin-left="4.57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4.826cm" fo:text-indent="-1.016cm" fo:margin-left="4.82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5.334cm" fo:text-indent="-1.524cm" fo:margin-left="5.33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.588cm" fo:text-indent="-1.778cm" fo:margin-left="5.58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.842cm" fo:text-indent="-2.032cm" fo:margin-left="5.84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.096cm" fo:text-indent="-2.286cm" fo:margin-left="6.09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6.604cm" fo:text-indent="-2.794cm" fo:margin-left="6.60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6.858cm" fo:text-indent="-3.048cm" fo:margin-left="6.85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7-01T08:55:02.84</meta:creation-date>
    <dc:date>2018-10-07T17:36:09.88</dc:date>
    <meta:editing-duration>P26DT10H49M1S</meta:editing-duration>
    <meta:editing-cycles>90</meta:editing-cycles>
    <meta:generator>OpenOffice/4.1.2$Win32 OpenOffice.org_project/412m3$Build-9782</meta:generator>
    <meta:document-statistic meta:table-count="0" meta:image-count="0" meta:object-count="0" meta:page-count="25" meta:paragraph-count="827" meta:word-count="3761" meta:character-count="25227"/>
  </office:meta>
</office:document-meta>
</file>